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543in"/>
    </style:style>
    <style:style style:name="co10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0829" calcext:value-type="float">
            <text:p>0.0300829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1630.2" calcext:value-type="float">
            <text:p>1630.2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2028.58" calcext:value-type="float">
            <text:p>2028.58</text:p>
          </table:table-cell>
          <table:table-cell office:value-type="float" office:value="0.131408" calcext:value-type="float">
            <text:p>0.131408</text:p>
          </table:table-cell>
          <table:table-cell office:value-type="float" office:value="3309.59" calcext:value-type="float">
            <text:p>3309.59</text:p>
          </table:table-cell>
          <table:table-cell office:value-type="float" office:value="2079.15" calcext:value-type="float">
            <text:p>2079.1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5088" calcext:value-type="float">
            <text:p>3.95088</text:p>
          </table:table-cell>
          <table:table-cell office:value-type="float" office:value="2321.45" calcext:value-type="float">
            <text:p>2321.45</text:p>
          </table:table-cell>
          <table:table-cell office:value-type="float" office:value="0.484903" calcext:value-type="float">
            <text:p>0.484903</text:p>
          </table:table-cell>
          <table:table-cell office:value-type="float" office:value="5978.08" calcext:value-type="float">
            <text:p>5978.08</text:p>
          </table:table-cell>
          <table:table-cell office:value-type="float" office:value="2385.67" calcext:value-type="float">
            <text:p>2385.6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264" calcext:value-type="float">
            <text:p>11.4264</text:p>
          </table:table-cell>
          <table:table-cell office:value-type="float" office:value="2516.47" calcext:value-type="float">
            <text:p>2516.47</text:p>
          </table:table-cell>
          <table:table-cell office:value-type="float" office:value="1.2879" calcext:value-type="float">
            <text:p>1.2879</text:p>
          </table:table-cell>
          <table:table-cell office:value-type="float" office:value="7632.12" calcext:value-type="float">
            <text:p>7632.12</text:p>
          </table:table-cell>
          <table:table-cell office:value-type="float" office:value="2741.65" calcext:value-type="float">
            <text:p>2741.6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3297" calcext:value-type="float">
            <text:p>21.3297</text:p>
          </table:table-cell>
          <table:table-cell office:value-type="float" office:value="2659.04" calcext:value-type="float">
            <text:p>2659.04</text:p>
          </table:table-cell>
          <table:table-cell office:value-type="float" office:value="1.63331" calcext:value-type="float">
            <text:p>1.63331</text:p>
          </table:table-cell>
          <table:table-cell office:value-type="float" office:value="10233.4" calcext:value-type="float">
            <text:p>10233.4</text:p>
          </table:table-cell>
          <table:table-cell office:value-type="float" office:value="3125.6" calcext:value-type="float">
            <text:p>3125.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8874" calcext:value-type="float">
            <text:p>58.8874</text:p>
          </table:table-cell>
          <table:table-cell office:value-type="float" office:value="3132.86" calcext:value-type="float">
            <text:p>3132.86</text:p>
          </table:table-cell>
          <table:table-cell office:value-type="float" office:value="4.23853" calcext:value-type="float">
            <text:p>4.23853</text:p>
          </table:table-cell>
          <table:table-cell office:value-type="float" office:value="13143.6" calcext:value-type="float">
            <text:p>13143.6</text:p>
          </table:table-cell>
          <table:table-cell office:value-type="float" office:value="3771.05" calcext:value-type="float">
            <text:p>3771.0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5.036" calcext:value-type="float">
            <text:p>265.036</text:p>
          </table:table-cell>
          <table:table-cell office:value-type="float" office:value="3474.39" calcext:value-type="float">
            <text:p>3474.39</text:p>
          </table:table-cell>
          <table:table-cell office:value-type="float" office:value="5.26236" calcext:value-type="float">
            <text:p>5.26236</text:p>
          </table:table-cell>
          <table:table-cell office:value-type="float" office:value="14970.5" calcext:value-type="float">
            <text:p>14970.5</text:p>
          </table:table-cell>
          <table:table-cell office:value-type="float" office:value="4107.62" calcext:value-type="float">
            <text:p>4107.6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6171" calcext:value-type="float">
            <text:p>0.126171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0.014858" calcext:value-type="float">
            <text:p>0.014858</text:p>
          </table:table-cell>
          <table:table-cell office:value-type="float" office:value="1532.58" calcext:value-type="float">
            <text:p>1532.58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0074" calcext:value-type="float">
            <text:p>0.350074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0.121885" calcext:value-type="float">
            <text:p>0.121885</text:p>
          </table:table-cell>
          <table:table-cell office:value-type="float" office:value="3563.52" calcext:value-type="float">
            <text:p>3563.52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4564" calcext:value-type="float">
            <text:p>3.04564</text:p>
          </table:table-cell>
          <table:table-cell office:value-type="float" office:value="2124.91" calcext:value-type="float">
            <text:p>2124.91</text:p>
          </table:table-cell>
          <table:table-cell office:value-type="float" office:value="0.436615" calcext:value-type="float">
            <text:p>0.436615</text:p>
          </table:table-cell>
          <table:table-cell office:value-type="float" office:value="5708.22" calcext:value-type="float">
            <text:p>5708.22</text:p>
          </table:table-cell>
          <table:table-cell office:value-type="float" office:value="2187.85" calcext:value-type="float">
            <text:p>2187.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83648" calcext:value-type="float">
            <text:p>8.83648</text:p>
          </table:table-cell>
          <table:table-cell office:value-type="float" office:value="2603.56" calcext:value-type="float">
            <text:p>2603.56</text:p>
          </table:table-cell>
          <table:table-cell office:value-type="float" office:value="1.50812" calcext:value-type="float">
            <text:p>1.50812</text:p>
          </table:table-cell>
          <table:table-cell office:value-type="float" office:value="7035.64" calcext:value-type="float">
            <text:p>7035.64</text:p>
          </table:table-cell>
          <table:table-cell office:value-type="float" office:value="2859.69" calcext:value-type="float">
            <text:p>2859.6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341" calcext:value-type="float">
            <text:p>20.0341</text:p>
          </table:table-cell>
          <table:table-cell office:value-type="float" office:value="2832.59" calcext:value-type="float">
            <text:p>2832.59</text:p>
          </table:table-cell>
          <table:table-cell office:value-type="float" office:value="2.47538" calcext:value-type="float">
            <text:p>2.47538</text:p>
          </table:table-cell>
          <table:table-cell office:value-type="float" office:value="9855.68" calcext:value-type="float">
            <text:p>9855.68</text:p>
          </table:table-cell>
          <table:table-cell office:value-type="float" office:value="3245.45" calcext:value-type="float">
            <text:p>3245.4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5" calcext:value-type="float">
            <text:p>50.45</text:p>
          </table:table-cell>
          <table:table-cell office:value-type="float" office:value="2989.29" calcext:value-type="float">
            <text:p>2989.29</text:p>
          </table:table-cell>
          <table:table-cell office:value-type="float" office:value="4.19373" calcext:value-type="float">
            <text:p>4.19373</text:p>
          </table:table-cell>
          <table:table-cell office:value-type="float" office:value="11735" calcext:value-type="float">
            <text:p>11735</text:p>
          </table:table-cell>
          <table:table-cell office:value-type="float" office:value="3577.84" calcext:value-type="float">
            <text:p>3577.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.0541" calcext:value-type="float">
            <text:p>88.0541</text:p>
          </table:table-cell>
          <table:table-cell office:value-type="float" office:value="3370.66" calcext:value-type="float">
            <text:p>3370.66</text:p>
          </table:table-cell>
          <table:table-cell office:value-type="float" office:value="5.99808" calcext:value-type="float">
            <text:p>5.99808</text:p>
          </table:table-cell>
          <table:table-cell office:value-type="float" office:value="15955.1" calcext:value-type="float">
            <text:p>15955.1</text:p>
          </table:table-cell>
          <table:table-cell office:value-type="float" office:value="4499.32" calcext:value-type="float">
            <text:p>4499.3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0599" calcext:value-type="float">
            <text:p>0.075059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0.0111818" calcext:value-type="float">
            <text:p>0.0111818</text:p>
          </table:table-cell>
          <table:table-cell office:value-type="float" office:value="1703.49" calcext:value-type="float">
            <text:p>1703.4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3295" calcext:value-type="float">
            <text:p>0.243295</text:p>
          </table:table-cell>
          <table:table-cell office:value-type="float" office:value="2055.3" calcext:value-type="float">
            <text:p>2055.3</text:p>
          </table:table-cell>
          <table:table-cell office:value-type="float" office:value="0.0937569" calcext:value-type="float">
            <text:p>0.0937569</text:p>
          </table:table-cell>
          <table:table-cell office:value-type="float" office:value="3061.05" calcext:value-type="float">
            <text:p>3061.05</text:p>
          </table:table-cell>
          <table:table-cell office:value-type="float" office:value="2055.3" calcext:value-type="float">
            <text:p>2055.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6179" calcext:value-type="float">
            <text:p>3.76179</text:p>
          </table:table-cell>
          <table:table-cell office:value-type="float" office:value="2134.04" calcext:value-type="float">
            <text:p>2134.04</text:p>
          </table:table-cell>
          <table:table-cell office:value-type="float" office:value="0.499974" calcext:value-type="float">
            <text:p>0.499974</text:p>
          </table:table-cell>
          <table:table-cell office:value-type="float" office:value="5661.52" calcext:value-type="float">
            <text:p>5661.52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12" calcext:value-type="float">
            <text:p>14.312</text:p>
          </table:table-cell>
          <table:table-cell office:value-type="float" office:value="2249.39" calcext:value-type="float">
            <text:p>2249.39</text:p>
          </table:table-cell>
          <table:table-cell office:value-type="float" office:value="0.937299" calcext:value-type="float">
            <text:p>0.937299</text:p>
          </table:table-cell>
          <table:table-cell office:value-type="float" office:value="7324.53" calcext:value-type="float">
            <text:p>7324.53</text:p>
          </table:table-cell>
          <table:table-cell office:value-type="float" office:value="2383.73" calcext:value-type="float">
            <text:p>2383.7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0628" calcext:value-type="float">
            <text:p>24.0628</text:p>
          </table:table-cell>
          <table:table-cell office:value-type="float" office:value="2780.61" calcext:value-type="float">
            <text:p>2780.61</text:p>
          </table:table-cell>
          <table:table-cell office:value-type="float" office:value="2.03787" calcext:value-type="float">
            <text:p>2.03787</text:p>
          </table:table-cell>
          <table:table-cell office:value-type="float" office:value="10274.3" calcext:value-type="float">
            <text:p>10274.3</text:p>
          </table:table-cell>
          <table:table-cell office:value-type="float" office:value="3057.08" calcext:value-type="float">
            <text:p>3057.08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7899" calcext:value-type="float">
            <text:p>33.7899</text:p>
          </table:table-cell>
          <table:table-cell office:value-type="float" office:value="3098.74" calcext:value-type="float">
            <text:p>3098.74</text:p>
          </table:table-cell>
          <table:table-cell office:value-type="float" office:value="3.98928" calcext:value-type="float">
            <text:p>3.98928</text:p>
          </table:table-cell>
          <table:table-cell office:value-type="float" office:value="12957" calcext:value-type="float">
            <text:p>12957</text:p>
          </table:table-cell>
          <table:table-cell office:value-type="float" office:value="3890.53" calcext:value-type="float">
            <text:p>3890.5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5285" calcext:value-type="float">
            <text:p>58.5285</text:p>
          </table:table-cell>
          <table:table-cell office:value-type="float" office:value="3222.47" calcext:value-type="float">
            <text:p>3222.47</text:p>
          </table:table-cell>
          <table:table-cell office:value-type="float" office:value="4.8936" calcext:value-type="float">
            <text:p>4.8936</text:p>
          </table:table-cell>
          <table:table-cell office:value-type="float" office:value="14911.2" calcext:value-type="float">
            <text:p>14911.2</text:p>
          </table:table-cell>
          <table:table-cell office:value-type="float" office:value="4035.98" calcext:value-type="float">
            <text:p>4035.98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4398" calcext:value-type="float">
            <text:p>0.0934398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0.0133181" calcext:value-type="float">
            <text:p>0.0133181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3827" calcext:value-type="float">
            <text:p>0.533827</text:p>
          </table:table-cell>
          <table:table-cell office:value-type="float" office:value="1678.23" calcext:value-type="float">
            <text:p>1678.23</text:p>
          </table:table-cell>
          <table:table-cell office:value-type="float" office:value="0.0792851" calcext:value-type="float">
            <text:p>0.0792851</text:p>
          </table:table-cell>
          <table:table-cell office:value-type="float" office:value="3496.12" calcext:value-type="float">
            <text:p>3496.12</text:p>
          </table:table-cell>
          <table:table-cell office:value-type="float" office:value="1717.29" calcext:value-type="float">
            <text:p>1717.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2138" calcext:value-type="float">
            <text:p>2138</text:p>
          </table:table-cell>
          <table:table-cell office:value-type="float" office:value="0.454179" calcext:value-type="float">
            <text:p>0.454179</text:p>
          </table:table-cell>
          <table:table-cell office:value-type="float" office:value="5655.64" calcext:value-type="float">
            <text:p>5655.64</text:p>
          </table:table-cell>
          <table:table-cell office:value-type="float" office:value="2201.83" calcext:value-type="float">
            <text:p>2201.8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8425" calcext:value-type="float">
            <text:p>9.88425</text:p>
          </table:table-cell>
          <table:table-cell office:value-type="float" office:value="2510.89" calcext:value-type="float">
            <text:p>2510.89</text:p>
          </table:table-cell>
          <table:table-cell office:value-type="float" office:value="1.7588" calcext:value-type="float">
            <text:p>1.7588</text:p>
          </table:table-cell>
          <table:table-cell office:value-type="float" office:value="7055.88" calcext:value-type="float">
            <text:p>7055.88</text:p>
          </table:table-cell>
          <table:table-cell office:value-type="float" office:value="2849.47" calcext:value-type="float">
            <text:p>2849.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6774" calcext:value-type="float">
            <text:p>18.6774</text:p>
          </table:table-cell>
          <table:table-cell office:value-type="float" office:value="2771.13" calcext:value-type="float">
            <text:p>2771.13</text:p>
          </table:table-cell>
          <table:table-cell office:value-type="float" office:value="1.59875" calcext:value-type="float">
            <text:p>1.59875</text:p>
          </table:table-cell>
          <table:table-cell office:value-type="float" office:value="9854.56" calcext:value-type="float">
            <text:p>9854.56</text:p>
          </table:table-cell>
          <table:table-cell office:value-type="float" office:value="3342.75" calcext:value-type="float">
            <text:p>3342.7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125" calcext:value-type="float">
            <text:p>50.4125</text:p>
          </table:table-cell>
          <table:table-cell office:value-type="float" office:value="3093.36" calcext:value-type="float">
            <text:p>3093.36</text:p>
          </table:table-cell>
          <table:table-cell office:value-type="float" office:value="2.85917" calcext:value-type="float">
            <text:p>2.85917</text:p>
          </table:table-cell>
          <table:table-cell office:value-type="float" office:value="11899.7" calcext:value-type="float">
            <text:p>11899.7</text:p>
          </table:table-cell>
          <table:table-cell office:value-type="float" office:value="4027.03" calcext:value-type="float">
            <text:p>4027.0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.926" calcext:value-type="float">
            <text:p>143.926</text:p>
          </table:table-cell>
          <table:table-cell office:value-type="float" office:value="3364.65" calcext:value-type="float">
            <text:p>3364.65</text:p>
          </table:table-cell>
          <table:table-cell office:value-type="float" office:value="7.37086" calcext:value-type="float">
            <text:p>7.37086</text:p>
          </table:table-cell>
          <table:table-cell office:value-type="float" office:value="14361.7" calcext:value-type="float">
            <text:p>14361.7</text:p>
          </table:table-cell>
          <table:table-cell office:value-type="float" office:value="4222.05" calcext:value-type="float">
            <text:p>4222.05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072" calcext:value-type="float">
            <text:p>0.063072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1773.93" calcext:value-type="float">
            <text:p>1773.93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6424" calcext:value-type="float">
            <text:p>0.606424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0.0896249" calcext:value-type="float">
            <text:p>0.0896249</text:p>
          </table:table-cell>
          <table:table-cell office:value-type="float" office:value="3198.51" calcext:value-type="float">
            <text:p>3198.51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9674" calcext:value-type="float">
            <text:p>4.09674</text:p>
          </table:table-cell>
          <table:table-cell office:value-type="float" office:value="2217.33" calcext:value-type="float">
            <text:p>2217.33</text:p>
          </table:table-cell>
          <table:table-cell office:value-type="float" office:value="0.336916" calcext:value-type="float">
            <text:p>0.336916</text:p>
          </table:table-cell>
          <table:table-cell office:value-type="float" office:value="5150.92" calcext:value-type="float">
            <text:p>5150.92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226" calcext:value-type="float">
            <text:p>13.4226</text:p>
          </table:table-cell>
          <table:table-cell office:value-type="float" office:value="2533.25" calcext:value-type="float">
            <text:p>2533.25</text:p>
          </table:table-cell>
          <table:table-cell office:value-type="float" office:value="1.16965" calcext:value-type="float">
            <text:p>1.16965</text:p>
          </table:table-cell>
          <table:table-cell office:value-type="float" office:value="7506.91" calcext:value-type="float">
            <text:p>7506.91</text:p>
          </table:table-cell>
          <table:table-cell office:value-type="float" office:value="2812.78" calcext:value-type="float">
            <text:p>2812.7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7302" calcext:value-type="float">
            <text:p>34.7302</text:p>
          </table:table-cell>
          <table:table-cell office:value-type="float" office:value="2880.98" calcext:value-type="float">
            <text:p>2880.98</text:p>
          </table:table-cell>
          <table:table-cell office:value-type="float" office:value="2.13059" calcext:value-type="float">
            <text:p>2.13059</text:p>
          </table:table-cell>
          <table:table-cell office:value-type="float" office:value="9681.4" calcext:value-type="float">
            <text:p>9681.4</text:p>
          </table:table-cell>
          <table:table-cell office:value-type="float" office:value="3419.37" calcext:value-type="float">
            <text:p>3419.37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3236.54" calcext:value-type="float">
            <text:p>3236.54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13224.4" calcext:value-type="float">
            <text:p>13224.4</text:p>
          </table:table-cell>
          <table:table-cell office:value-type="float" office:value="4002.11" calcext:value-type="float">
            <text:p>4002.11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.897" calcext:value-type="float">
            <text:p>103.897</text:p>
          </table:table-cell>
          <table:table-cell office:value-type="float" office:value="3431.79" calcext:value-type="float">
            <text:p>3431.79</text:p>
          </table:table-cell>
          <table:table-cell office:value-type="float" office:value="5.94021" calcext:value-type="float">
            <text:p>5.94021</text:p>
          </table:table-cell>
          <table:table-cell office:value-type="float" office:value="14712.7" calcext:value-type="float">
            <text:p>14712.7</text:p>
          </table:table-cell>
          <table:table-cell office:value-type="float" office:value="4345.49" calcext:value-type="float">
            <text:p>4345.49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0.0126309" calcext:value-type="float">
            <text:p>0.0126309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3131" calcext:value-type="float">
            <text:p>0.253131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0.0833762" calcext:value-type="float">
            <text:p>0.0833762</text:p>
          </table:table-cell>
          <table:table-cell office:value-type="float" office:value="3348.64" calcext:value-type="float">
            <text:p>3348.64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3044" calcext:value-type="float">
            <text:p>3.13044</text:p>
          </table:table-cell>
          <table:table-cell office:value-type="float" office:value="2187.9" calcext:value-type="float">
            <text:p>2187.9</text:p>
          </table:table-cell>
          <table:table-cell office:value-type="float" office:value="0.640642" calcext:value-type="float">
            <text:p>0.640642</text:p>
          </table:table-cell>
          <table:table-cell office:value-type="float" office:value="5453.83" calcext:value-type="float">
            <text:p>5453.83</text:p>
          </table:table-cell>
          <table:table-cell office:value-type="float" office:value="2302.47" calcext:value-type="float">
            <text:p>2302.4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553" calcext:value-type="float">
            <text:p>11.1553</text:p>
          </table:table-cell>
          <table:table-cell office:value-type="float" office:value="2481.36" calcext:value-type="float">
            <text:p>2481.36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7943.46" calcext:value-type="float">
            <text:p>7943.46</text:p>
          </table:table-cell>
          <table:table-cell office:value-type="float" office:value="2891.81" calcext:value-type="float">
            <text:p>2891.81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8281" calcext:value-type="float">
            <text:p>18.8281</text:p>
          </table:table-cell>
          <table:table-cell office:value-type="float" office:value="2894.42" calcext:value-type="float">
            <text:p>2894.42</text:p>
          </table:table-cell>
          <table:table-cell office:value-type="float" office:value="2.76989" calcext:value-type="float">
            <text:p>2.76989</text:p>
          </table:table-cell>
          <table:table-cell office:value-type="float" office:value="9846.93" calcext:value-type="float">
            <text:p>9846.93</text:p>
          </table:table-cell>
          <table:table-cell office:value-type="float" office:value="3373.61" calcext:value-type="float">
            <text:p>3373.6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2847" calcext:value-type="float">
            <text:p>33.2847</text:p>
          </table:table-cell>
          <table:table-cell office:value-type="float" office:value="2993.45" calcext:value-type="float">
            <text:p>2993.45</text:p>
          </table:table-cell>
          <table:table-cell office:value-type="float" office:value="3.90825" calcext:value-type="float">
            <text:p>3.90825</text:p>
          </table:table-cell>
          <table:table-cell office:value-type="float" office:value="12178.9" calcext:value-type="float">
            <text:p>12178.9</text:p>
          </table:table-cell>
          <table:table-cell office:value-type="float" office:value="3785.68" calcext:value-type="float">
            <text:p>3785.6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6204" calcext:value-type="float">
            <text:p>91.6204</text:p>
          </table:table-cell>
          <table:table-cell office:value-type="float" office:value="3091.56" calcext:value-type="float">
            <text:p>3091.56</text:p>
          </table:table-cell>
          <table:table-cell office:value-type="float" office:value="6.23582" calcext:value-type="float">
            <text:p>6.23582</text:p>
          </table:table-cell>
          <table:table-cell office:value-type="float" office:value="15222.1" calcext:value-type="float">
            <text:p>15222.1</text:p>
          </table:table-cell>
          <table:table-cell office:value-type="float" office:value="3658.76" calcext:value-type="float">
            <text:p>3658.76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366" calcext:value-type="float">
            <text:p>0.066366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0.0133879" calcext:value-type="float">
            <text:p>0.0133879</text:p>
          </table:table-cell>
          <table:table-cell office:value-type="float" office:value="1358.49" calcext:value-type="float">
            <text:p>1358.49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066" calcext:value-type="float">
            <text:p>0.753066</text:p>
          </table:table-cell>
          <table:table-cell office:value-type="float" office:value="1881.76" calcext:value-type="float">
            <text:p>1881.76</text:p>
          </table:table-cell>
          <table:table-cell office:value-type="float" office:value="0.078968" calcext:value-type="float">
            <text:p>0.078968</text:p>
          </table:table-cell>
          <table:table-cell office:value-type="float" office:value="3346.04" calcext:value-type="float">
            <text:p>3346.04</text:p>
          </table:table-cell>
          <table:table-cell office:value-type="float" office:value="1890.82" calcext:value-type="float">
            <text:p>1890.8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0598" calcext:value-type="float">
            <text:p>3.20598</text:p>
          </table:table-cell>
          <table:table-cell office:value-type="float" office:value="2255.94" calcext:value-type="float">
            <text:p>2255.94</text:p>
          </table:table-cell>
          <table:table-cell office:value-type="float" office:value="0.719934" calcext:value-type="float">
            <text:p>0.719934</text:p>
          </table:table-cell>
          <table:table-cell office:value-type="float" office:value="5619.76" calcext:value-type="float">
            <text:p>5619.76</text:p>
          </table:table-cell>
          <table:table-cell office:value-type="float" office:value="2398.3" calcext:value-type="float">
            <text:p>2398.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963" calcext:value-type="float">
            <text:p>10.963</text:p>
          </table:table-cell>
          <table:table-cell office:value-type="float" office:value="2588.74" calcext:value-type="float">
            <text:p>2588.74</text:p>
          </table:table-cell>
          <table:table-cell office:value-type="float" office:value="1.79413" calcext:value-type="float">
            <text:p>1.79413</text:p>
          </table:table-cell>
          <table:table-cell office:value-type="float" office:value="8385.05" calcext:value-type="float">
            <text:p>8385.05</text:p>
          </table:table-cell>
          <table:table-cell office:value-type="float" office:value="2825.11" calcext:value-type="float">
            <text:p>2825.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0607" calcext:value-type="float">
            <text:p>16.0607</text:p>
          </table:table-cell>
          <table:table-cell office:value-type="float" office:value="2848.64" calcext:value-type="float">
            <text:p>2848.64</text:p>
          </table:table-cell>
          <table:table-cell office:value-type="float" office:value="2.91057" calcext:value-type="float">
            <text:p>2.91057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3062.54" calcext:value-type="float">
            <text:p>3062.54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9279" calcext:value-type="float">
            <text:p>47.9279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3.72719" calcext:value-type="float">
            <text:p>3.72719</text:p>
          </table:table-cell>
          <table:table-cell office:value-type="float" office:value="11253.6" calcext:value-type="float">
            <text:p>11253.6</text:p>
          </table:table-cell>
          <table:table-cell office:value-type="float" office:value="3977.95" calcext:value-type="float">
            <text:p>3977.95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.594" calcext:value-type="float">
            <text:p>108.594</text:p>
          </table:table-cell>
          <table:table-cell office:value-type="float" office:value="3360.58" calcext:value-type="float">
            <text:p>3360.58</text:p>
          </table:table-cell>
          <table:table-cell office:value-type="float" office:value="4.46539" calcext:value-type="float">
            <text:p>4.46539</text:p>
          </table:table-cell>
          <table:table-cell office:value-type="float" office:value="15614.9" calcext:value-type="float">
            <text:p>15614.9</text:p>
          </table:table-cell>
          <table:table-cell office:value-type="float" office:value="4329.79" calcext:value-type="float">
            <text:p>4329.79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5481" calcext:value-type="float">
            <text:p>0.0735481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0.022408" calcext:value-type="float">
            <text:p>0.022408</text:p>
          </table:table-cell>
          <table:table-cell office:value-type="float" office:value="1433" calcext:value-type="float">
            <text:p>1433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776" calcext:value-type="float">
            <text:p>0.561776</text:p>
          </table:table-cell>
          <table:table-cell office:value-type="float" office:value="1824.3" calcext:value-type="float">
            <text:p>1824.3</text:p>
          </table:table-cell>
          <table:table-cell office:value-type="float" office:value="0.151419" calcext:value-type="float">
            <text:p>0.151419</text:p>
          </table:table-cell>
          <table:table-cell office:value-type="float" office:value="3426.56" calcext:value-type="float">
            <text:p>3426.56</text:p>
          </table:table-cell>
          <table:table-cell office:value-type="float" office:value="1824.3" calcext:value-type="float">
            <text:p>1824.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3333" calcext:value-type="float">
            <text:p>5.23333</text:p>
          </table:table-cell>
          <table:table-cell office:value-type="float" office:value="2282.4" calcext:value-type="float">
            <text:p>2282.4</text:p>
          </table:table-cell>
          <table:table-cell office:value-type="float" office:value="0.648226" calcext:value-type="float">
            <text:p>0.648226</text:p>
          </table:table-cell>
          <table:table-cell office:value-type="float" office:value="5938.54" calcext:value-type="float">
            <text:p>5938.54</text:p>
          </table:table-cell>
          <table:table-cell office:value-type="float" office:value="2348.96" calcext:value-type="float">
            <text:p>2348.96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8266" calcext:value-type="float">
            <text:p>4.98266</text:p>
          </table:table-cell>
          <table:table-cell office:value-type="float" office:value="2610.25" calcext:value-type="float">
            <text:p>2610.25</text:p>
          </table:table-cell>
          <table:table-cell office:value-type="float" office:value="1.56561" calcext:value-type="float">
            <text:p>1.56561</text:p>
          </table:table-cell>
          <table:table-cell office:value-type="float" office:value="8979.79" calcext:value-type="float">
            <text:p>8979.79</text:p>
          </table:table-cell>
          <table:table-cell office:value-type="float" office:value="2812.49" calcext:value-type="float">
            <text:p>2812.4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825" calcext:value-type="float">
            <text:p>21.1825</text:p>
          </table:table-cell>
          <table:table-cell office:value-type="float" office:value="2954.96" calcext:value-type="float">
            <text:p>2954.96</text:p>
          </table:table-cell>
          <table:table-cell office:value-type="float" office:value="1.93868" calcext:value-type="float">
            <text:p>1.93868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3441.16" calcext:value-type="float">
            <text:p>3441.16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.3728" calcext:value-type="float">
            <text:p>49.3728</text:p>
          </table:table-cell>
          <table:table-cell office:value-type="float" office:value="3059.65" calcext:value-type="float">
            <text:p>3059.65</text:p>
          </table:table-cell>
          <table:table-cell office:value-type="float" office:value="2.29089" calcext:value-type="float">
            <text:p>2.29089</text:p>
          </table:table-cell>
          <table:table-cell office:value-type="float" office:value="11227.7" calcext:value-type="float">
            <text:p>11227.7</text:p>
          </table:table-cell>
          <table:table-cell office:value-type="float" office:value="3786.97" calcext:value-type="float">
            <text:p>3786.97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.4634" calcext:value-type="float">
            <text:p>74.4634</text:p>
          </table:table-cell>
          <table:table-cell office:value-type="float" office:value="3222.62" calcext:value-type="float">
            <text:p>3222.62</text:p>
          </table:table-cell>
          <table:table-cell office:value-type="float" office:value="4.35155" calcext:value-type="float">
            <text:p>4.35155</text:p>
          </table:table-cell>
          <table:table-cell office:value-type="float" office:value="14990.2" calcext:value-type="float">
            <text:p>14990.2</text:p>
          </table:table-cell>
          <table:table-cell office:value-type="float" office:value="4063.66" calcext:value-type="float">
            <text:p>4063.66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5049" calcext:value-type="float">
            <text:p>0.0645049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0.0120139" calcext:value-type="float">
            <text:p>0.0120139</text:p>
          </table:table-cell>
          <table:table-cell office:value-type="float" office:value="1767.67" calcext:value-type="float">
            <text:p>1767.67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7539" calcext:value-type="float">
            <text:p>0.377539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3554.46" calcext:value-type="float">
            <text:p>3554.46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3943" calcext:value-type="float">
            <text:p>1.73943</text:p>
          </table:table-cell>
          <table:table-cell office:value-type="float" office:value="2085.09" calcext:value-type="float">
            <text:p>2085.09</text:p>
          </table:table-cell>
          <table:table-cell office:value-type="float" office:value="0.547788" calcext:value-type="float">
            <text:p>0.547788</text:p>
          </table:table-cell>
          <table:table-cell office:value-type="float" office:value="5636.4" calcext:value-type="float">
            <text:p>5636.4</text:p>
          </table:table-cell>
          <table:table-cell office:value-type="float" office:value="2259.87" calcext:value-type="float">
            <text:p>2259.87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7745" calcext:value-type="float">
            <text:p>14.7745</text:p>
          </table:table-cell>
          <table:table-cell office:value-type="float" office:value="2815.86" calcext:value-type="float">
            <text:p>2815.86</text:p>
          </table:table-cell>
          <table:table-cell office:value-type="float" office:value="1.38343" calcext:value-type="float">
            <text:p>1.38343</text:p>
          </table:table-cell>
          <table:table-cell office:value-type="float" office:value="8903.63" calcext:value-type="float">
            <text:p>8903.63</text:p>
          </table:table-cell>
          <table:table-cell office:value-type="float" office:value="3021.08" calcext:value-type="float">
            <text:p>3021.0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228" calcext:value-type="float">
            <text:p>28.228</text:p>
          </table:table-cell>
          <table:table-cell office:value-type="float" office:value="3133.66" calcext:value-type="float">
            <text:p>3133.66</text:p>
          </table:table-cell>
          <table:table-cell office:value-type="float" office:value="3.01572" calcext:value-type="float">
            <text:p>3.01572</text:p>
          </table:table-cell>
          <table:table-cell office:value-type="float" office:value="10583.8" calcext:value-type="float">
            <text:p>10583.8</text:p>
          </table:table-cell>
          <table:table-cell office:value-type="float" office:value="3668.2" calcext:value-type="float">
            <text:p>3668.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4858" calcext:value-type="float">
            <text:p>55.4858</text:p>
          </table:table-cell>
          <table:table-cell office:value-type="float" office:value="3248.6" calcext:value-type="float">
            <text:p>3248.6</text:p>
          </table:table-cell>
          <table:table-cell office:value-type="float" office:value="3.73307" calcext:value-type="float">
            <text:p>3.73307</text:p>
          </table:table-cell>
          <table:table-cell office:value-type="float" office:value="12771.7" calcext:value-type="float">
            <text:p>12771.7</text:p>
          </table:table-cell>
          <table:table-cell office:value-type="float" office:value="3801.23" calcext:value-type="float">
            <text:p>3801.23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824" calcext:value-type="float">
            <text:p>57.824</text:p>
          </table:table-cell>
          <table:table-cell office:value-type="float" office:value="3214.15" calcext:value-type="float">
            <text:p>3214.15</text:p>
          </table:table-cell>
          <table:table-cell office:value-type="float" office:value="3.93217" calcext:value-type="float">
            <text:p>3.93217</text:p>
          </table:table-cell>
          <table:table-cell office:value-type="float" office:value="14733.1" calcext:value-type="float">
            <text:p>14733.1</text:p>
          </table:table-cell>
          <table:table-cell office:value-type="float" office:value="4157.93" calcext:value-type="float">
            <text:p>4157.93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8" calcext:value-type="float">
            <text:p>0.0878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0.0138941" calcext:value-type="float">
            <text:p>0.0138941</text:p>
          </table:table-cell>
          <table:table-cell office:value-type="float" office:value="1912.92" calcext:value-type="float">
            <text:p>1912.92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912" calcext:value-type="float">
            <text:p>1.04912</text:p>
          </table:table-cell>
          <table:table-cell office:value-type="float" office:value="2071.91" calcext:value-type="float">
            <text:p>2071.91</text:p>
          </table:table-cell>
          <table:table-cell office:value-type="float" office:value="0.233272" calcext:value-type="float">
            <text:p>0.233272</text:p>
          </table:table-cell>
          <table:table-cell office:value-type="float" office:value="3140.15" calcext:value-type="float">
            <text:p>3140.15</text:p>
          </table:table-cell>
          <table:table-cell office:value-type="float" office:value="2081.68" calcext:value-type="float">
            <text:p>2081.6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6077" calcext:value-type="float">
            <text:p>5.16077</text:p>
          </table:table-cell>
          <table:table-cell office:value-type="float" office:value="2157.05" calcext:value-type="float">
            <text:p>2157.05</text:p>
          </table:table-cell>
          <table:table-cell office:value-type="float" office:value="0.606767" calcext:value-type="float">
            <text:p>0.606767</text:p>
          </table:table-cell>
          <table:table-cell office:value-type="float" office:value="5522.24" calcext:value-type="float">
            <text:p>5522.24</text:p>
          </table:table-cell>
          <table:table-cell office:value-type="float" office:value="2323.47" calcext:value-type="float">
            <text:p>2323.47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399" calcext:value-type="float">
            <text:p>17.3399</text:p>
          </table:table-cell>
          <table:table-cell office:value-type="float" office:value="2615.93" calcext:value-type="float">
            <text:p>2615.93</text:p>
          </table:table-cell>
          <table:table-cell office:value-type="float" office:value="1.49624" calcext:value-type="float">
            <text:p>1.49624</text:p>
          </table:table-cell>
          <table:table-cell office:value-type="float" office:value="7625.11" calcext:value-type="float">
            <text:p>7625.11</text:p>
          </table:table-cell>
          <table:table-cell office:value-type="float" office:value="2923.28" calcext:value-type="float">
            <text:p>2923.28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5016" calcext:value-type="float">
            <text:p>20.5016</text:p>
          </table:table-cell>
          <table:table-cell office:value-type="float" office:value="2775.51" calcext:value-type="float">
            <text:p>2775.51</text:p>
          </table:table-cell>
          <table:table-cell office:value-type="float" office:value="1.56694" calcext:value-type="float">
            <text:p>1.56694</text:p>
          </table:table-cell>
          <table:table-cell office:value-type="float" office:value="9206.08" calcext:value-type="float">
            <text:p>9206.08</text:p>
          </table:table-cell>
          <table:table-cell office:value-type="float" office:value="3204.34" calcext:value-type="float">
            <text:p>3204.34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8216" calcext:value-type="float">
            <text:p>57.8216</text:p>
          </table:table-cell>
          <table:table-cell office:value-type="float" office:value="3027.01" calcext:value-type="float">
            <text:p>3027.01</text:p>
          </table:table-cell>
          <table:table-cell office:value-type="float" office:value="2.89673" calcext:value-type="float">
            <text:p>2.89673</text:p>
          </table:table-cell>
          <table:table-cell office:value-type="float" office:value="11161.6" calcext:value-type="float">
            <text:p>11161.6</text:p>
          </table:table-cell>
          <table:table-cell office:value-type="float" office:value="3660.62" calcext:value-type="float">
            <text:p>3660.62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.5418" calcext:value-type="float">
            <text:p>65.5418</text:p>
          </table:table-cell>
          <table:table-cell office:value-type="float" office:value="3356.09" calcext:value-type="float">
            <text:p>3356.09</text:p>
          </table:table-cell>
          <table:table-cell office:value-type="float" office:value="5.54343" calcext:value-type="float">
            <text:p>5.54343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4233.27" calcext:value-type="float">
            <text:p>4233.27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0.7626in" svg:y="2.2531in">
            <draw:object draw:notify-on-update-of-ranges="Sheet2.K2:Sheet2.K9 Sheet2.K1:Sheet2.K1 Sheet2.L2:Sheet2.L8 Sheet2.K75:Sheet2.K75 Sheet2.L76:Sheet2.L82 Sheet2.K150:Sheet2.K150 Sheet2.L151:Sheet2.L157 Sheet2.K225:Sheet2.K225 Sheet2.L226:Sheet2.L2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5244in" svg:y="5.6724in">
            <draw:object draw:notify-on-update-of-ranges="Sheet2.K2:Sheet2.K8 Sheet2.K1:Sheet2.K1 Sheet2.M2:Sheet2.M8 Sheet2.K75:Sheet2.K75 Sheet2.M76:Sheet2.M82 Sheet2.K150:Sheet2.K150 Sheet2.M151:Sheet2.M157 Sheet2.K225:Sheet2.K225 Sheet2.M226:Sheet2.M2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2976in" svg:y="28.3441in">
            <draw:object draw:notify-on-update-of-ranges="Sheet2.K2:Sheet2.K8 Sheet2.K1:Sheet2.K1 Sheet2.N2:Sheet2.N8 Sheet2.K75:Sheet2.K75 Sheet2.N76:Sheet2.N82 Sheet2.K150:Sheet2.K150 Sheet2.N151:Sheet2.N157 Sheet2.K225:Sheet2.K225 Sheet2.N226:Sheet2.N2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1035in" svg:y="15.6909in">
            <draw:object draw:notify-on-update-of-ranges="Sheet2.K2:Sheet2.K8 Sheet2.K1:Sheet2.K1 Sheet2.O2:Sheet2.O8 Sheet2.K75:Sheet2.K75 Sheet2.O76:Sheet2.O82 Sheet2.K150:Sheet2.K150 Sheet2.O151:Sheet2.O157 Sheet2.K225:Sheet2.K225 Sheet2.O226:Sheet2.O2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4.2488in" svg:y="31.6843in">
            <draw:object draw:notify-on-update-of-ranges="Sheet2.K2:Sheet2.K8 Sheet2.K1:Sheet2.K1 Sheet2.S2:Sheet2.S8 Sheet2.K75:Sheet2.K75 Sheet2.S76:Sheet2.S82 Sheet2.K150:Sheet2.K150 Sheet2.S151:Sheet2.S157 Sheet2.K225:Sheet2.K225 Sheet2.S226:Sheet2.S23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6.2988in" svg:height="3.5429in" svg:x="14.3665in" svg:y="42.1799in">
            <draw:object draw:notify-on-update-of-ranges="Sheet2.K2:Sheet2.K8 Sheet2.K1:Sheet2.K1 Sheet2.P2:Sheet2.P8 Sheet2.K75:Sheet2.K75 Sheet2.P76:Sheet2.P82 Sheet2.K150:Sheet2.K150 Sheet2.P151:Sheet2.P157 Sheet2.K225:Sheet2.K225 Sheet2.P226:Sheet2.P23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8.5449in" svg:y="4.9957in">
            <draw:object draw:notify-on-update-of-ranges="Sheet2.M71:Sheet2.M71 Sheet2.K2:Sheet2.K8 Sheet2.K1:Sheet2.K1 Sheet2.N56:Sheet2.N62 Sheet2.K150:Sheet2.K150 Sheet2.O185:Sheet2.O191 Sheet2.K75:Sheet2.K75 Sheet2.O115:Sheet2.O121 Sheet2.K225:Sheet2.K225 Sheet2.N237:Sheet2.N2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0.5583in" svg:y="35.6992in">
            <draw:object draw:notify-on-update-of-ranges="Sheet2.V218:Sheet2.V218 Sheet2.K2:Sheet2.K8 Sheet2.K1:Sheet2.K1 Sheet2.U2:Sheet2.U8 Sheet2.K75:Sheet2.K75 Sheet2.U76:Sheet2.U82 Sheet2.K150:Sheet2.K150 Sheet2.U151:Sheet2.U157 Sheet2.K225:Sheet2.K225 Sheet2.U226:Sheet2.U2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number-columns-repeated="1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match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0829" calcext:value-type="float">
            <text:p>0.0300829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1630.2" calcext:value-type="float">
            <text:p>1630.2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C2]-[.F2]=0;0;1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SUM([.B2:.B11])/10)" office:value-type="float" office:value="0.07562916" calcext:value-type="float">
            <text:p>0.07562916</text:p>
          </table:table-cell>
          <table:table-cell table:formula="of:=(SUM([.D2:.D11])/10)" office:value-type="float" office:value="0.01439807" calcext:value-type="float">
            <text:p>0.01439807</text:p>
          </table:table-cell>
          <table:table-cell table:formula="of:=(SUM([.C2:.C11])/10)" office:value-type="float" office:value="1431.887" calcext:value-type="float">
            <text:p>1431.887</text:p>
          </table:table-cell>
          <table:table-cell table:formula="of:=(SUM([.F2:.F11])/10)" office:value-type="float" office:value="1431.887" calcext:value-type="float">
            <text:p>1431.887</text:p>
          </table:table-cell>
          <table:table-cell table:formula="of:=(SUM([.G2:.G11])/10)" office:value-type="float" office:value="26.1" calcext:value-type="float">
            <text:p>26.1</text:p>
          </table:table-cell>
          <table:table-cell table:formula="of:=POWER([.D2]-[.M2];2)" office:value-type="float" office:value="0.0000002520742849" calcext:value-type="float">
            <text:p>2.520742849E-007</text:p>
          </table:table-cell>
          <table:table-cell/>
          <table:table-cell table:formula="of:=SQRT((SUM([.Q2:.Q11]))/10)" office:value-type="float" office:value="0.00300317596622309" calcext:value-type="float">
            <text:p>0.003003176</text:p>
          </table:table-cell>
          <table:table-cell/>
          <table:table-cell table:formula="of:=(([.O2]-[.N2])/[.N2])*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6171" calcext:value-type="float">
            <text:p>0.126171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0.014858" calcext:value-type="float">
            <text:p>0.014858</text:p>
          </table:table-cell>
          <table:table-cell office:value-type="float" office:value="1532.58" calcext:value-type="float">
            <text:p>1532.58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C3]-[.F3]=0;0;1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SUM([.B12:.B21])/10)" office:value-type="float" office:value="0.5116964" calcext:value-type="float">
            <text:p>0.5116964</text:p>
          </table:table-cell>
          <table:table-cell table:formula="of:=(SUM([.D12:.D21])/10)" office:value-type="float" office:value="0.11662541" calcext:value-type="float">
            <text:p>0.11662541</text:p>
          </table:table-cell>
          <table:table-cell table:formula="of:=(SUM([.C12:.C21])/10)" office:value-type="float" office:value="1893.184" calcext:value-type="float">
            <text:p>1893.184</text:p>
          </table:table-cell>
          <table:table-cell table:formula="of:=(SUM([.F12:.F21])/10)" office:value-type="float" office:value="1904.03" calcext:value-type="float">
            <text:p>1904.03</text:p>
          </table:table-cell>
          <table:table-cell table:formula="of:=(SUM([.G12:.G21])/10)" office:value-type="float" office:value="68.7" calcext:value-type="float">
            <text:p>68.7</text:p>
          </table:table-cell>
          <table:table-cell table:formula="of:=POWER([.D3]-[.M2];2)" office:value-type="float" office:value="0.000000211535604900001" calcext:value-type="float">
            <text:p>2.11535604900001E-007</text:p>
          </table:table-cell>
          <table:table-cell/>
          <table:table-cell table:formula="of:=SQRT((SUM([.Q16:.Q25]))/10)" office:value-type="float" office:value="0.045179370921239" calcext:value-type="float">
            <text:p>0.0451793709</text:p>
          </table:table-cell>
          <table:table-cell/>
          <table:table-cell table:formula="of:=(([.O3]-[.N3])/[.N3])" office:value-type="float" office:value="0.00572897298941889" calcext:value-type="float">
            <text:p>0.0057289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0599" calcext:value-type="float">
            <text:p>0.075059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0.0111818" calcext:value-type="float">
            <text:p>0.0111818</text:p>
          </table:table-cell>
          <table:table-cell office:value-type="float" office:value="1703.49" calcext:value-type="float">
            <text:p>1703.4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IF([.C4]-[.F4]=0;0;1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B22:.B31])/10)" office:value-type="float" office:value="3.984178" calcext:value-type="float">
            <text:p>3.984178</text:p>
          </table:table-cell>
          <table:table-cell table:formula="of:=(SUM([.D22:.D31])/10)" office:value-type="float" office:value="0.5375944" calcext:value-type="float">
            <text:p>0.5375944</text:p>
          </table:table-cell>
          <table:table-cell table:formula="of:=(SUM([.C22:.C31])/10)" office:value-type="float" office:value="2190.411" calcext:value-type="float">
            <text:p>2190.411</text:p>
          </table:table-cell>
          <table:table-cell table:formula="of:=(SUM([.F22:.F31])/10)" office:value-type="float" office:value="2298.476" calcext:value-type="float">
            <text:p>2298.476</text:p>
          </table:table-cell>
          <table:table-cell table:formula="of:=(SUM([.G22:.G31])/10)" office:value-type="float" office:value="114.4" calcext:value-type="float">
            <text:p>114.4</text:p>
          </table:table-cell>
          <table:table-cell table:formula="of:=POWER([.D4]-[.M2];2)" office:value-type="float" office:value="0.0000103443927129" calcext:value-type="float">
            <text:p>1.03443927129E-005</text:p>
          </table:table-cell>
          <table:table-cell/>
          <table:table-cell table:formula="of:=SQRT((SUM([.S16:.S25]))/10)" office:value-type="float" office:value="0.11073080561542" calcext:value-type="float">
            <text:p>0.1107308056</text:p>
          </table:table-cell>
          <table:table-cell/>
          <table:table-cell table:formula="of:=(([.O4]-[.N4])/[.N4])" office:value-type="float" office:value="0.0493354900062133" calcext:value-type="float">
            <text:p>0.0493354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4398" calcext:value-type="float">
            <text:p>0.0934398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0.0133181" calcext:value-type="float">
            <text:p>0.0133181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IF([.C5]-[.F5]=0;0;1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SUM([.B32:.B41])/10)" office:value-type="float" office:value="11.709709" calcext:value-type="float">
            <text:p>11.709709</text:p>
          </table:table-cell>
          <table:table-cell table:formula="of:=(SUM([.D32:.D41])/10)" office:value-type="float" office:value="1.4167409" calcext:value-type="float">
            <text:p>1.4167409</text:p>
          </table:table-cell>
          <table:table-cell table:formula="of:=(SUM([.C32:.C41])/10)" office:value-type="float" office:value="2552.57" calcext:value-type="float">
            <text:p>2552.57</text:p>
          </table:table-cell>
          <table:table-cell table:formula="of:=(SUM([.F32:.F41])/10)" office:value-type="float" office:value="2812.109" calcext:value-type="float">
            <text:p>2812.109</text:p>
          </table:table-cell>
          <table:table-cell table:formula="of:=(SUM([.G32:.G41])/10)" office:value-type="float" office:value="162.1" calcext:value-type="float">
            <text:p>162.1</text:p>
          </table:table-cell>
          <table:table-cell table:formula="of:=POWER([.D5]-[.M2];2)" office:value-type="float" office:value="0.0000011663352009" calcext:value-type="float">
            <text:p>1.1663352009E-006</text:p>
          </table:table-cell>
          <table:table-cell/>
          <table:table-cell table:formula="of:=SQRT((SUM([.U16:.U25]))/10)" office:value-type="float" office:value="0.25050764247282" calcext:value-type="float">
            <text:p>0.2505076425</text:p>
          </table:table-cell>
          <table:table-cell/>
          <table:table-cell table:formula="of:=(([.O5]-[.N5])/[.N5])" office:value-type="float" office:value="0.101677525004212" calcext:value-type="float">
            <text:p>0.10167752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072" calcext:value-type="float">
            <text:p>0.063072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1773.93" calcext:value-type="float">
            <text:p>1773.93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IF([.C6]-[.F6]=0;0;1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SUM([.B42:.B51])/10)" office:value-type="float" office:value="22.36351" calcext:value-type="float">
            <text:p>22.36351</text:p>
          </table:table-cell>
          <table:table-cell table:formula="of:=(SUM([.D42:.D51])/10)" office:value-type="float" office:value="2.20777" calcext:value-type="float">
            <text:p>2.20777</text:p>
          </table:table-cell>
          <table:table-cell table:formula="of:=(SUM([.C42:.C51])/10)" office:value-type="float" office:value="2853.154" calcext:value-type="float">
            <text:p>2853.154</text:p>
          </table:table-cell>
          <table:table-cell table:formula="of:=(SUM([.F42:.F51])/10)" office:value-type="float" office:value="3294.01" calcext:value-type="float">
            <text:p>3294.01</text:p>
          </table:table-cell>
          <table:table-cell table:formula="of:=(SUM([.G42:.G51])/10)" office:value-type="float" office:value="186.9" calcext:value-type="float">
            <text:p>186.9</text:p>
          </table:table-cell>
          <table:table-cell table:formula="of:=POWER([.D6]-[.M2];2)" office:value-type="float" office:value="0.00000397575684490001" calcext:value-type="float">
            <text:p>3.97575684490001E-006</text:p>
          </table:table-cell>
          <table:table-cell/>
          <table:table-cell table:formula="of:=SQRT((SUM([.W16:.W25]))/10)" office:value-type="float" office:value="0.524700865293741" calcext:value-type="float">
            <text:p>0.5247008653</text:p>
          </table:table-cell>
          <table:table-cell/>
          <table:table-cell table:formula="of:=(([.O6]-[.N6])/[.N6])" office:value-type="float" office:value="0.154515318836628" calcext:value-type="float">
            <text:p>0.154515318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0.0126309" calcext:value-type="float">
            <text:p>0.0126309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IF([.C7]-[.F7]=0;0;1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SUM([.B52:.B61])/10)" office:value-type="float" office:value="53.75056" calcext:value-type="float">
            <text:p>53.75056</text:p>
          </table:table-cell>
          <table:table-cell table:formula="of:=(SUM([.D52:.D61])/10)" office:value-type="float" office:value="3.467351" calcext:value-type="float">
            <text:p>3.467351</text:p>
          </table:table-cell>
          <table:table-cell table:formula="of:=(SUM([.C52:.C61])/10)" office:value-type="float" office:value="3113.315" calcext:value-type="float">
            <text:p>3113.315</text:p>
          </table:table-cell>
          <table:table-cell table:formula="of:=(SUM([.F52:.F61])/10)" office:value-type="float" office:value="3828.101" calcext:value-type="float">
            <text:p>3828.101</text:p>
          </table:table-cell>
          <table:table-cell table:formula="of:=(SUM([.G52:.G61])/10)" office:value-type="float" office:value="255.8" calcext:value-type="float">
            <text:p>255.8</text:p>
          </table:table-cell>
          <table:table-cell table:formula="of:=POWER([.D7]-[.M2];2)" office:value-type="float" office:value="0.0000031228898089" calcext:value-type="float">
            <text:p>3.1228898089E-006</text:p>
          </table:table-cell>
          <table:table-cell/>
          <table:table-cell table:formula="of:=SQRT((SUM([.Y16:.Y25]))/10)" office:value-type="float" office:value="0.648427302516635" calcext:value-type="float">
            <text:p>0.6484273025</text:p>
          </table:table-cell>
          <table:table-cell/>
          <table:table-cell table:formula="of:=(([.O7]-[.N7])/[.N7])" office:value-type="float" office:value="0.22959000293899" calcext:value-type="float">
            <text:p>0.229590002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366" calcext:value-type="float">
            <text:p>0.066366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0.0133879" calcext:value-type="float">
            <text:p>0.0133879</text:p>
          </table:table-cell>
          <table:table-cell office:value-type="float" office:value="1358.49" calcext:value-type="float">
            <text:p>1358.49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IF([.C8]-[.F8]=0;0;1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(SUM([.B62:.B71])/10)" office:value-type="float" office:value="105.74852" calcext:value-type="float">
            <text:p>105.74852</text:p>
          </table:table-cell>
          <table:table-cell table:formula="of:=(SUM([.D62:.D71])/10)" office:value-type="float" office:value="5.399347" calcext:value-type="float">
            <text:p>5.399347</text:p>
          </table:table-cell>
          <table:table-cell table:formula="of:=(SUM([.C62:.C71])/10)" office:value-type="float" office:value="3310.896" calcext:value-type="float">
            <text:p>3310.896</text:p>
          </table:table-cell>
          <table:table-cell table:formula="of:=(SUM([.F62:.F71])/10)" office:value-type="float" office:value="4165.387" calcext:value-type="float">
            <text:p>4165.387</text:p>
          </table:table-cell>
          <table:table-cell table:formula="of:=(SUM([.G62:.G71])/10)" office:value-type="float" office:value="298.7" calcext:value-type="float">
            <text:p>298.7</text:p>
          </table:table-cell>
          <table:table-cell table:formula="of:=POWER([.D8]-[.M2];2)" office:value-type="float" office:value="0.0000010204434289" calcext:value-type="float">
            <text:p>1.0204434289E-006</text:p>
          </table:table-cell>
          <table:table-cell/>
          <table:table-cell table:formula="of:=SQRT((SUM([.AA16:.AA25]))/10)" office:value-type="float" office:value="0.982630781952713" calcext:value-type="float">
            <text:p>0.982630782</text:p>
          </table:table-cell>
          <table:table-cell/>
          <table:table-cell table:formula="of:=(([.O8]-[.N8])/[.N8])" office:value-type="float" office:value="0.258084518511001" calcext:value-type="float">
            <text:p>0.258084518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5481" calcext:value-type="float">
            <text:p>0.0735481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0.022408" calcext:value-type="float">
            <text:p>0.022408</text:p>
          </table:table-cell>
          <table:table-cell office:value-type="float" office:value="1433" calcext:value-type="float">
            <text:p>1433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IF([.C9]-[.F9]=0;0;1)" office:value-type="float" office:value="0" calcext:value-type="float">
            <text:p>0</text:p>
          </table:table-cell>
          <table:table-cell table:number-columns-repeated="7"/>
          <table:table-cell table:formula="of:=POWER([.D9]-[.M2];2)" office:value-type="float" office:value="0.0000641589786049" calcext:value-type="float">
            <text:p>0.00006415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5049" calcext:value-type="float">
            <text:p>0.0645049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0.0120139" calcext:value-type="float">
            <text:p>0.0120139</text:p>
          </table:table-cell>
          <table:table-cell office:value-type="float" office:value="1767.67" calcext:value-type="float">
            <text:p>1767.67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IF([.C10]-[.F10]=0;0;1)" office:value-type="float" office:value="0" calcext:value-type="float">
            <text:p>0</text:p>
          </table:table-cell>
          <table:table-cell table:number-columns-repeated="7"/>
          <table:table-cell table:formula="of:=POWER([.D10]-[.M2];2)" office:value-type="float" office:value="0.0000056842665889" calcext:value-type="float">
            <text:p>5.6842665889E-00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8" calcext:value-type="float">
            <text:p>0.0878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0.0138941" calcext:value-type="float">
            <text:p>0.0138941</text:p>
          </table:table-cell>
          <table:table-cell office:value-type="float" office:value="1912.92" calcext:value-type="float">
            <text:p>1912.92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C11]-[.F11]=0;0;1)" office:value-type="float" office:value="0" calcext:value-type="float">
            <text:p>0</text:p>
          </table:table-cell>
          <table:table-cell table:formula="of:=SUM([.I2:.I11])/10" office:value-type="float" office:value="0" calcext:value-type="float">
            <text:p>0</text:p>
          </table:table-cell>
          <table:table-cell table:number-columns-repeated="6"/>
          <table:table-cell table:formula="of:=POWER([.D11]-[.M2];2)" office:value-type="float" office:value="0.000000253985760899999" calcext:value-type="float">
            <text:p>0.00000025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2028.58" calcext:value-type="float">
            <text:p>2028.58</text:p>
          </table:table-cell>
          <table:table-cell office:value-type="float" office:value="0.131408" calcext:value-type="float">
            <text:p>0.131408</text:p>
          </table:table-cell>
          <table:table-cell office:value-type="float" office:value="3309.59" calcext:value-type="float">
            <text:p>3309.59</text:p>
          </table:table-cell>
          <table:table-cell office:value-type="float" office:value="2079.15" calcext:value-type="float">
            <text:p>2079.1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IF([.C12]-[.F1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0074" calcext:value-type="float">
            <text:p>0.350074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0.121885" calcext:value-type="float">
            <text:p>0.121885</text:p>
          </table:table-cell>
          <table:table-cell office:value-type="float" office:value="3563.52" calcext:value-type="float">
            <text:p>3563.52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C13]-[.F13]=0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3295" calcext:value-type="float">
            <text:p>0.243295</text:p>
          </table:table-cell>
          <table:table-cell office:value-type="float" office:value="2055.3" calcext:value-type="float">
            <text:p>2055.3</text:p>
          </table:table-cell>
          <table:table-cell office:value-type="float" office:value="0.0937569" calcext:value-type="float">
            <text:p>0.0937569</text:p>
          </table:table-cell>
          <table:table-cell office:value-type="float" office:value="3061.05" calcext:value-type="float">
            <text:p>3061.05</text:p>
          </table:table-cell>
          <table:table-cell office:value-type="float" office:value="2055.3" calcext:value-type="float">
            <text:p>2055.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IF([.C14]-[.F14]=0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3827" calcext:value-type="float">
            <text:p>0.533827</text:p>
          </table:table-cell>
          <table:table-cell office:value-type="float" office:value="1678.23" calcext:value-type="float">
            <text:p>1678.23</text:p>
          </table:table-cell>
          <table:table-cell office:value-type="float" office:value="0.0792851" calcext:value-type="float">
            <text:p>0.0792851</text:p>
          </table:table-cell>
          <table:table-cell office:value-type="float" office:value="3496.12" calcext:value-type="float">
            <text:p>3496.12</text:p>
          </table:table-cell>
          <table:table-cell office:value-type="float" office:value="1717.29" calcext:value-type="float">
            <text:p>1717.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IF([.C15]-[.F1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6424" calcext:value-type="float">
            <text:p>0.606424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0.0896249" calcext:value-type="float">
            <text:p>0.0896249</text:p>
          </table:table-cell>
          <table:table-cell office:value-type="float" office:value="3198.51" calcext:value-type="float">
            <text:p>3198.51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IF([.C16]-[.F16]=0;0;1)" office:value-type="float" office:value="0" calcext:value-type="float">
            <text:p>0</text:p>
          </table:table-cell>
          <table:table-cell table:number-columns-repeated="7"/>
          <table:table-cell table:formula="of:=POWER([.D12]-[.M3];2)" office:value-type="float" office:value="0.0002185249671081" calcext:value-type="float">
            <text:p>0.000218525</text:p>
          </table:table-cell>
          <table:table-cell/>
          <table:table-cell table:formula="of:=POWER([.D22]-[.M4];2)" office:value-type="float" office:value="0.00277638363395999" calcext:value-type="float">
            <text:p>0.0027763836</text:p>
          </table:table-cell>
          <table:table-cell/>
          <table:table-cell table:formula="of:=POWER([.D32]-[.M5];2)" office:value-type="float" office:value="0.01659997751281" calcext:value-type="float">
            <text:p>0.0165999775</text:p>
          </table:table-cell>
          <table:table-cell/>
          <table:table-cell table:formula="of:=POWER([.D42]-[.M6];2)" office:value-type="float" office:value="0.330004291599999" calcext:value-type="float">
            <text:p>0.3300042916</text:p>
          </table:table-cell>
          <table:table-cell/>
          <table:table-cell table:formula="of:=POWER([.D52]-[.M7];2)" office:value-type="float" office:value="0.594717050041" calcext:value-type="float">
            <text:p>0.59471705</text:p>
          </table:table-cell>
          <table:table-cell/>
          <table:table-cell table:formula="of:=POWER([.D62]-[.M8];2)" office:value-type="float" office:value="0.0187654381690001" calcext:value-type="float">
            <text:p>0.0187654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3131" calcext:value-type="float">
            <text:p>0.253131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0.0833762" calcext:value-type="float">
            <text:p>0.0833762</text:p>
          </table:table-cell>
          <table:table-cell office:value-type="float" office:value="3348.64" calcext:value-type="float">
            <text:p>3348.64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IF([.C17]-[.F17]=0;0;1)" office:value-type="float" office:value="0" calcext:value-type="float">
            <text:p>0</text:p>
          </table:table-cell>
          <table:table-cell table:number-columns-repeated="7"/>
          <table:table-cell table:formula="of:=POWER([.D13]-[.M3];2)" office:value-type="float" office:value="0.0000276632869680999" calcext:value-type="float">
            <text:p>2.76632869680999E-005</text:p>
          </table:table-cell>
          <table:table-cell/>
          <table:table-cell table:formula="of:=POWER([.D23]-[.M4];2)" office:value-type="float" office:value="0.01019683922436" calcext:value-type="float">
            <text:p>0.0101968392</text:p>
          </table:table-cell>
          <table:table-cell/>
          <table:table-cell table:formula="of:=POWER([.D33]-[.M5];2)" office:value-type="float" office:value="0.00835013991680999" calcext:value-type="float">
            <text:p>0.0083501399</text:p>
          </table:table-cell>
          <table:table-cell/>
          <table:table-cell table:formula="of:=POWER([.D43]-[.M6];2)" office:value-type="float" office:value="0.0716151121000002" calcext:value-type="float">
            <text:p>0.0716151121</text:p>
          </table:table-cell>
          <table:table-cell/>
          <table:table-cell table:formula="of:=POWER([.D53]-[.M7];2)" office:value-type="float" office:value="0.527626451641001" calcext:value-type="float">
            <text:p>0.5276264516</text:p>
          </table:table-cell>
          <table:table-cell/>
          <table:table-cell table:formula="of:=POWER([.D63]-[.M8];2)" office:value-type="float" office:value="0.358481205288999" calcext:value-type="float">
            <text:p>0.3584812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066" calcext:value-type="float">
            <text:p>0.753066</text:p>
          </table:table-cell>
          <table:table-cell office:value-type="float" office:value="1881.76" calcext:value-type="float">
            <text:p>1881.76</text:p>
          </table:table-cell>
          <table:table-cell office:value-type="float" office:value="0.078968" calcext:value-type="float">
            <text:p>0.078968</text:p>
          </table:table-cell>
          <table:table-cell office:value-type="float" office:value="3346.04" calcext:value-type="float">
            <text:p>3346.04</text:p>
          </table:table-cell>
          <table:table-cell office:value-type="float" office:value="1890.82" calcext:value-type="float">
            <text:p>1890.8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IF([.C18]-[.F18]=0;0;1)" office:value-type="float" office:value="1" calcext:value-type="float">
            <text:p>1</text:p>
          </table:table-cell>
          <table:table-cell table:number-columns-repeated="7"/>
          <table:table-cell table:formula="of:=POWER([.D14]-[.M3];2)" office:value-type="float" office:value="0.0005229687496201" calcext:value-type="float">
            <text:p>0.0005229687</text:p>
          </table:table-cell>
          <table:table-cell/>
          <table:table-cell table:formula="of:=POWER([.D24]-[.M4];2)" office:value-type="float" office:value="0.00141529449616" calcext:value-type="float">
            <text:p>0.0014152945</text:p>
          </table:table-cell>
          <table:table-cell/>
          <table:table-cell table:formula="of:=POWER([.D34]-[.M5];2)" office:value-type="float" office:value="0.22986453547561" calcext:value-type="float">
            <text:p>0.2298645355</text:p>
          </table:table-cell>
          <table:table-cell/>
          <table:table-cell table:formula="of:=POWER([.D44]-[.M6];2)" office:value-type="float" office:value="0.0288660099999999" calcext:value-type="float">
            <text:p>0.02886601</text:p>
          </table:table-cell>
          <table:table-cell/>
          <table:table-cell table:formula="of:=POWER([.D54]-[.M7];2)" office:value-type="float" office:value="0.272409881041" calcext:value-type="float">
            <text:p>0.272409881</text:p>
          </table:table-cell>
          <table:table-cell/>
          <table:table-cell table:formula="of:=POWER([.D64]-[.M8];2)" office:value-type="float" office:value="0.255780028009" calcext:value-type="float">
            <text:p>0.255780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776" calcext:value-type="float">
            <text:p>0.561776</text:p>
          </table:table-cell>
          <table:table-cell office:value-type="float" office:value="1824.3" calcext:value-type="float">
            <text:p>1824.3</text:p>
          </table:table-cell>
          <table:table-cell office:value-type="float" office:value="0.151419" calcext:value-type="float">
            <text:p>0.151419</text:p>
          </table:table-cell>
          <table:table-cell office:value-type="float" office:value="3426.56" calcext:value-type="float">
            <text:p>3426.56</text:p>
          </table:table-cell>
          <table:table-cell office:value-type="float" office:value="1824.3" calcext:value-type="float">
            <text:p>1824.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formula="of:=IF([.C19]-[.F19]=0;0;1)" office:value-type="float" office:value="0" calcext:value-type="float">
            <text:p>0</text:p>
          </table:table-cell>
          <table:table-cell table:number-columns-repeated="7"/>
          <table:table-cell table:formula="of:=POWER([.D15]-[.M3];2)" office:value-type="float" office:value="0.0013942987508961" calcext:value-type="float">
            <text:p>0.0013942988</text:p>
          </table:table-cell>
          <table:table-cell/>
          <table:table-cell table:formula="of:=POWER([.D25]-[.M4];2)" office:value-type="float" office:value="0.00695812895715999" calcext:value-type="float">
            <text:p>0.006958129</text:p>
          </table:table-cell>
          <table:table-cell/>
          <table:table-cell table:formula="of:=POWER([.D35]-[.M5];2)" office:value-type="float" office:value="0.11700442789281" calcext:value-type="float">
            <text:p>0.1170044279</text:p>
          </table:table-cell>
          <table:table-cell/>
          <table:table-cell table:formula="of:=POWER([.D45]-[.M6];2)" office:value-type="float" office:value="0.3709053604" calcext:value-type="float">
            <text:p>0.3709053604</text:p>
          </table:table-cell>
          <table:table-cell/>
          <table:table-cell table:formula="of:=POWER([.D55]-[.M7];2)" office:value-type="float" office:value="0.369884128761" calcext:value-type="float">
            <text:p>0.3698841288</text:p>
          </table:table-cell>
          <table:table-cell/>
          <table:table-cell table:formula="of:=POWER([.D65]-[.M8];2)" office:value-type="float" office:value="3.886863509169" calcext:value-type="float">
            <text:p>3.8868635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7539" calcext:value-type="float">
            <text:p>0.377539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3554.46" calcext:value-type="float">
            <text:p>3554.46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IF([.C20]-[.F20]=0;0;1)" office:value-type="float" office:value="0" calcext:value-type="float">
            <text:p>0</text:p>
          </table:table-cell>
          <table:table-cell table:number-columns-repeated="7"/>
          <table:table-cell table:formula="of:=POWER([.D16]-[.M3];2)" office:value-type="float" office:value="0.0007290275402601" calcext:value-type="float">
            <text:p>0.0007290275</text:p>
          </table:table-cell>
          <table:table-cell/>
          <table:table-cell table:formula="of:=POWER([.D26]-[.M4];2)" office:value-type="float" office:value="0.04027182022656" calcext:value-type="float">
            <text:p>0.0402718202</text:p>
          </table:table-cell>
          <table:table-cell/>
          <table:table-cell table:formula="of:=POWER([.D36]-[.M5];2)" office:value-type="float" office:value="0.0610539128628099" calcext:value-type="float">
            <text:p>0.0610539129</text:p>
          </table:table-cell>
          <table:table-cell/>
          <table:table-cell table:formula="of:=POWER([.D46]-[.M6];2)" office:value-type="float" office:value="0.0059567523999999" calcext:value-type="float">
            <text:p>0.0059567524</text:p>
          </table:table-cell>
          <table:table-cell/>
          <table:table-cell table:formula="of:=POWER([.D56]-[.M7];2)" office:value-type="float" office:value="0.397758523761" calcext:value-type="float">
            <text:p>0.3977585238</text:p>
          </table:table-cell>
          <table:table-cell/>
          <table:table-cell table:formula="of:=POWER([.D66]-[.M8];2)" office:value-type="float" office:value="0.292532784769" calcext:value-type="float">
            <text:p>0.2925327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912" calcext:value-type="float">
            <text:p>1.04912</text:p>
          </table:table-cell>
          <table:table-cell office:value-type="float" office:value="2071.91" calcext:value-type="float">
            <text:p>2071.91</text:p>
          </table:table-cell>
          <table:table-cell office:value-type="float" office:value="0.233272" calcext:value-type="float">
            <text:p>0.233272</text:p>
          </table:table-cell>
          <table:table-cell office:value-type="float" office:value="3140.15" calcext:value-type="float">
            <text:p>3140.15</text:p>
          </table:table-cell>
          <table:table-cell office:value-type="float" office:value="2081.68" calcext:value-type="float">
            <text:p>2081.6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IF([.C21]-[.F21]=0;0;1)" office:value-type="float" office:value="1" calcext:value-type="float">
            <text:p>1</text:p>
          </table:table-cell>
          <table:table-cell table:formula="of:=SUM([.I12:.I21])/10" office:value-type="float" office:value="0.4" calcext:value-type="float">
            <text:p>0.4</text:p>
          </table:table-cell>
          <table:table-cell table:number-columns-repeated="6"/>
          <table:table-cell table:formula="of:=POWER([.D17]-[.M3];2)" office:value-type="float" office:value="0.0011055099656241" calcext:value-type="float">
            <text:p>0.00110551</text:p>
          </table:table-cell>
          <table:table-cell/>
          <table:table-cell table:formula="of:=POWER([.D27]-[.M4];2)" office:value-type="float" office:value="0.01061880786576" calcext:value-type="float">
            <text:p>0.0106188079</text:p>
          </table:table-cell>
          <table:table-cell/>
          <table:table-cell table:formula="of:=POWER([.D37]-[.M5];2)" office:value-type="float" office:value="0.02265353101881" calcext:value-type="float">
            <text:p>0.022653531</text:p>
          </table:table-cell>
          <table:table-cell/>
          <table:table-cell table:formula="of:=POWER([.D47]-[.M6];2)" office:value-type="float" office:value="0.315978894400001" calcext:value-type="float">
            <text:p>0.3159788944</text:p>
          </table:table-cell>
          <table:table-cell/>
          <table:table-cell table:formula="of:=POWER([.D57]-[.M7];2)" office:value-type="float" office:value="0.194391928201" calcext:value-type="float">
            <text:p>0.1943919282</text:p>
          </table:table-cell>
          <table:table-cell/>
          <table:table-cell table:formula="of:=POWER([.D67]-[.M8];2)" office:value-type="float" office:value="0.699687079729" calcext:value-type="float">
            <text:p>0.69968707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5088" calcext:value-type="float">
            <text:p>3.95088</text:p>
          </table:table-cell>
          <table:table-cell office:value-type="float" office:value="2321.45" calcext:value-type="float">
            <text:p>2321.45</text:p>
          </table:table-cell>
          <table:table-cell office:value-type="float" office:value="0.484903" calcext:value-type="float">
            <text:p>0.484903</text:p>
          </table:table-cell>
          <table:table-cell office:value-type="float" office:value="5978.08" calcext:value-type="float">
            <text:p>5978.08</text:p>
          </table:table-cell>
          <table:table-cell office:value-type="float" office:value="2385.67" calcext:value-type="float">
            <text:p>2385.6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IF([.C22]-[.F22]=0;0;1)" office:value-type="float" office:value="1" calcext:value-type="float">
            <text:p>1</text:p>
          </table:table-cell>
          <table:table-cell table:number-columns-repeated="7"/>
          <table:table-cell table:formula="of:=POWER([.D18]-[.M3];2)" office:value-type="float" office:value="0.0014180805279081" calcext:value-type="float">
            <text:p>0.0014180805</text:p>
          </table:table-cell>
          <table:table-cell/>
          <table:table-cell table:formula="of:=POWER([.D28]-[.M4];2)" office:value-type="float" office:value="0.03324772972816" calcext:value-type="float">
            <text:p>0.0332477297</text:p>
          </table:table-cell>
          <table:table-cell/>
          <table:table-cell table:formula="of:=POWER([.D38]-[.M5];2)" office:value-type="float" office:value="0.14242253279881" calcext:value-type="float">
            <text:p>0.1424225328</text:p>
          </table:table-cell>
          <table:table-cell/>
          <table:table-cell table:formula="of:=POWER([.D48]-[.M6];2)" office:value-type="float" office:value="0.49392784" calcext:value-type="float">
            <text:p>0.49392784</text:p>
          </table:table-cell>
          <table:table-cell/>
          <table:table-cell table:formula="of:=POWER([.D58]-[.M7];2)" office:value-type="float" office:value="0.0675163059210002" calcext:value-type="float">
            <text:p>0.0675163059</text:p>
          </table:table-cell>
          <table:table-cell/>
          <table:table-cell table:formula="of:=POWER([.D68]-[.M8];2)" office:value-type="float" office:value="0.872275677849001" calcext:value-type="float">
            <text:p>0.8722756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4564" calcext:value-type="float">
            <text:p>3.04564</text:p>
          </table:table-cell>
          <table:table-cell office:value-type="float" office:value="2124.91" calcext:value-type="float">
            <text:p>2124.91</text:p>
          </table:table-cell>
          <table:table-cell office:value-type="float" office:value="0.436615" calcext:value-type="float">
            <text:p>0.436615</text:p>
          </table:table-cell>
          <table:table-cell office:value-type="float" office:value="5708.22" calcext:value-type="float">
            <text:p>5708.22</text:p>
          </table:table-cell>
          <table:table-cell office:value-type="float" office:value="2187.85" calcext:value-type="float">
            <text:p>2187.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C23]-[.F23]=0;0;1)" office:value-type="float" office:value="1" calcext:value-type="float">
            <text:p>1</text:p>
          </table:table-cell>
          <table:table-cell table:number-columns-repeated="7"/>
          <table:table-cell table:formula="of:=POWER([.D19]-[.M3];2)" office:value-type="float" office:value="0.0012105939050881" calcext:value-type="float">
            <text:p>0.0012105939</text:p>
          </table:table-cell>
          <table:table-cell/>
          <table:table-cell table:formula="of:=POWER([.D29]-[.M4];2)" office:value-type="float" office:value="0.01223935091856" calcext:value-type="float">
            <text:p>0.0122393509</text:p>
          </table:table-cell>
          <table:table-cell/>
          <table:table-cell table:formula="of:=POWER([.D39]-[.M5];2)" office:value-type="float" office:value="0.02216200893481" calcext:value-type="float">
            <text:p>0.0221620089</text:p>
          </table:table-cell>
          <table:table-cell/>
          <table:table-cell table:formula="of:=POWER([.D49]-[.M6];2)" office:value-type="float" office:value="0.0724094280999997" calcext:value-type="float">
            <text:p>0.0724094281</text:p>
          </table:table-cell>
          <table:table-cell/>
          <table:table-cell table:formula="of:=POWER([.D59]-[.M7];2)" office:value-type="float" office:value="1.384060484521" calcext:value-type="float">
            <text:p>1.3840604845</text:p>
          </table:table-cell>
          <table:table-cell/>
          <table:table-cell table:formula="of:=POWER([.D69]-[.M8];2)" office:value-type="float" office:value="1.097878553209" calcext:value-type="float">
            <text:p>1.09787855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6179" calcext:value-type="float">
            <text:p>3.76179</text:p>
          </table:table-cell>
          <table:table-cell office:value-type="float" office:value="2134.04" calcext:value-type="float">
            <text:p>2134.04</text:p>
          </table:table-cell>
          <table:table-cell office:value-type="float" office:value="0.499974" calcext:value-type="float">
            <text:p>0.499974</text:p>
          </table:table-cell>
          <table:table-cell office:value-type="float" office:value="5661.52" calcext:value-type="float">
            <text:p>5661.52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IF([.C24]-[.F24]=0;0;1)" office:value-type="float" office:value="1" calcext:value-type="float">
            <text:p>1</text:p>
          </table:table-cell>
          <table:table-cell table:number-columns-repeated="7"/>
          <table:table-cell table:formula="of:=POWER([.D20]-[.M3];2)" office:value-type="float" office:value="0.0001786609162881" calcext:value-type="float">
            <text:p>0.0001786609</text:p>
          </table:table-cell>
          <table:table-cell/>
          <table:table-cell table:formula="of:=POWER([.D30]-[.M4];2)" office:value-type="float" office:value="0.000103909480960001" calcext:value-type="float">
            <text:p>0.0001039095</text:p>
          </table:table-cell>
          <table:table-cell/>
          <table:table-cell table:formula="of:=POWER([.D40]-[.M5];2)" office:value-type="float" office:value="0.00110961605880999" calcext:value-type="float">
            <text:p>0.0011096161</text:p>
          </table:table-cell>
          <table:table-cell/>
          <table:table-cell table:formula="of:=POWER([.D50]-[.M6];2)" office:value-type="float" office:value="0.652783202500001" calcext:value-type="float">
            <text:p>0.6527832025</text:p>
          </table:table-cell>
          <table:table-cell/>
          <table:table-cell table:formula="of:=POWER([.D60]-[.M7];2)" office:value-type="float" office:value="0.0706065869610001" calcext:value-type="float">
            <text:p>0.070606587</text:p>
          </table:table-cell>
          <table:table-cell/>
          <table:table-cell table:formula="of:=POWER([.D70]-[.M8];2)" office:value-type="float" office:value="2.152608349329" calcext:value-type="float">
            <text:p>2.15260834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2138" calcext:value-type="float">
            <text:p>2138</text:p>
          </table:table-cell>
          <table:table-cell office:value-type="float" office:value="0.454179" calcext:value-type="float">
            <text:p>0.454179</text:p>
          </table:table-cell>
          <table:table-cell office:value-type="float" office:value="5655.64" calcext:value-type="float">
            <text:p>5655.64</text:p>
          </table:table-cell>
          <table:table-cell office:value-type="float" office:value="2201.83" calcext:value-type="float">
            <text:p>2201.8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IF([.C25]-[.F25]=0;0;1)" office:value-type="float" office:value="1" calcext:value-type="float">
            <text:p>1</text:p>
          </table:table-cell>
          <table:table-cell table:number-columns-repeated="7"/>
          <table:table-cell table:formula="of:=POWER([.D21]-[.M3];2)" office:value-type="float" office:value="0.0136064269586281" calcext:value-type="float">
            <text:p>0.013606427</text:p>
          </table:table-cell>
          <table:table-cell/>
          <table:table-cell table:formula="of:=POWER([.D31]-[.M4];2)" office:value-type="float" office:value="0.00478484859076" calcext:value-type="float">
            <text:p>0.0047848486</text:p>
          </table:table-cell>
          <table:table-cell/>
          <table:table-cell table:formula="of:=POWER([.D41]-[.M5];2)" office:value-type="float" office:value="0.00632010690081001" calcext:value-type="float">
            <text:p>0.0063201069</text:p>
          </table:table-cell>
          <table:table-cell/>
          <table:table-cell table:formula="of:=POWER([.D51]-[.M6];2)" office:value-type="float" office:value="0.410663088899999" calcext:value-type="float">
            <text:p>0.4106630889</text:p>
          </table:table-cell>
          <table:table-cell/>
          <table:table-cell table:formula="of:=POWER([.D61]-[.M7];2)" office:value-type="float" office:value="0.325608325641" calcext:value-type="float">
            <text:p>0.3256083256</text:p>
          </table:table-cell>
          <table:table-cell/>
          <table:table-cell table:formula="of:=POWER([.D71]-[.M8];2)" office:value-type="float" office:value="0.0207599108889998" calcext:value-type="float">
            <text:p>0.02075991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9674" calcext:value-type="float">
            <text:p>4.09674</text:p>
          </table:table-cell>
          <table:table-cell office:value-type="float" office:value="2217.33" calcext:value-type="float">
            <text:p>2217.33</text:p>
          </table:table-cell>
          <table:table-cell office:value-type="float" office:value="0.336916" calcext:value-type="float">
            <text:p>0.336916</text:p>
          </table:table-cell>
          <table:table-cell office:value-type="float" office:value="5150.92" calcext:value-type="float">
            <text:p>5150.92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IF([.C26]-[.F2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3044" calcext:value-type="float">
            <text:p>3.13044</text:p>
          </table:table-cell>
          <table:table-cell office:value-type="float" office:value="2187.9" calcext:value-type="float">
            <text:p>2187.9</text:p>
          </table:table-cell>
          <table:table-cell office:value-type="float" office:value="0.640642" calcext:value-type="float">
            <text:p>0.640642</text:p>
          </table:table-cell>
          <table:table-cell office:value-type="float" office:value="5453.83" calcext:value-type="float">
            <text:p>5453.83</text:p>
          </table:table-cell>
          <table:table-cell office:value-type="float" office:value="2302.47" calcext:value-type="float">
            <text:p>2302.4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formula="of:=IF([.C27]-[.F2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0598" calcext:value-type="float">
            <text:p>3.20598</text:p>
          </table:table-cell>
          <table:table-cell office:value-type="float" office:value="2255.94" calcext:value-type="float">
            <text:p>2255.94</text:p>
          </table:table-cell>
          <table:table-cell office:value-type="float" office:value="0.719934" calcext:value-type="float">
            <text:p>0.719934</text:p>
          </table:table-cell>
          <table:table-cell office:value-type="float" office:value="5619.76" calcext:value-type="float">
            <text:p>5619.76</text:p>
          </table:table-cell>
          <table:table-cell office:value-type="float" office:value="2398.3" calcext:value-type="float">
            <text:p>2398.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IF([.C28]-[.F2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3333" calcext:value-type="float">
            <text:p>5.23333</text:p>
          </table:table-cell>
          <table:table-cell office:value-type="float" office:value="2282.4" calcext:value-type="float">
            <text:p>2282.4</text:p>
          </table:table-cell>
          <table:table-cell office:value-type="float" office:value="0.648226" calcext:value-type="float">
            <text:p>0.648226</text:p>
          </table:table-cell>
          <table:table-cell office:value-type="float" office:value="5938.54" calcext:value-type="float">
            <text:p>5938.54</text:p>
          </table:table-cell>
          <table:table-cell office:value-type="float" office:value="2348.96" calcext:value-type="float">
            <text:p>2348.96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table:formula="of:=IF([.C29]-[.F2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3943" calcext:value-type="float">
            <text:p>1.73943</text:p>
          </table:table-cell>
          <table:table-cell office:value-type="float" office:value="2085.09" calcext:value-type="float">
            <text:p>2085.09</text:p>
          </table:table-cell>
          <table:table-cell office:value-type="float" office:value="0.547788" calcext:value-type="float">
            <text:p>0.547788</text:p>
          </table:table-cell>
          <table:table-cell office:value-type="float" office:value="5636.4" calcext:value-type="float">
            <text:p>5636.4</text:p>
          </table:table-cell>
          <table:table-cell office:value-type="float" office:value="2259.87" calcext:value-type="float">
            <text:p>2259.87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formula="of:=IF([.C30]-[.F30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6077" calcext:value-type="float">
            <text:p>5.16077</text:p>
          </table:table-cell>
          <table:table-cell office:value-type="float" office:value="2157.05" calcext:value-type="float">
            <text:p>2157.05</text:p>
          </table:table-cell>
          <table:table-cell office:value-type="float" office:value="0.606767" calcext:value-type="float">
            <text:p>0.606767</text:p>
          </table:table-cell>
          <table:table-cell office:value-type="float" office:value="5522.24" calcext:value-type="float">
            <text:p>5522.24</text:p>
          </table:table-cell>
          <table:table-cell office:value-type="float" office:value="2323.47" calcext:value-type="float">
            <text:p>2323.47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formula="of:=IF([.C31]-[.F31]=0;0;1)" office:value-type="float" office:value="1" calcext:value-type="float">
            <text:p>1</text:p>
          </table:table-cell>
          <table:table-cell table:formula="of:=SUM([.I22:.I31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264" calcext:value-type="float">
            <text:p>11.4264</text:p>
          </table:table-cell>
          <table:table-cell office:value-type="float" office:value="2516.47" calcext:value-type="float">
            <text:p>2516.47</text:p>
          </table:table-cell>
          <table:table-cell office:value-type="float" office:value="1.2879" calcext:value-type="float">
            <text:p>1.2879</text:p>
          </table:table-cell>
          <table:table-cell office:value-type="float" office:value="7632.12" calcext:value-type="float">
            <text:p>7632.12</text:p>
          </table:table-cell>
          <table:table-cell office:value-type="float" office:value="2741.65" calcext:value-type="float">
            <text:p>2741.6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IF([.C32]-[.F3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83648" calcext:value-type="float">
            <text:p>8.83648</text:p>
          </table:table-cell>
          <table:table-cell office:value-type="float" office:value="2603.56" calcext:value-type="float">
            <text:p>2603.56</text:p>
          </table:table-cell>
          <table:table-cell office:value-type="float" office:value="1.50812" calcext:value-type="float">
            <text:p>1.50812</text:p>
          </table:table-cell>
          <table:table-cell office:value-type="float" office:value="7035.64" calcext:value-type="float">
            <text:p>7035.64</text:p>
          </table:table-cell>
          <table:table-cell office:value-type="float" office:value="2859.69" calcext:value-type="float">
            <text:p>2859.6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formula="of:=IF([.C33]-[.F3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12" calcext:value-type="float">
            <text:p>14.312</text:p>
          </table:table-cell>
          <table:table-cell office:value-type="float" office:value="2249.39" calcext:value-type="float">
            <text:p>2249.39</text:p>
          </table:table-cell>
          <table:table-cell office:value-type="float" office:value="0.937299" calcext:value-type="float">
            <text:p>0.937299</text:p>
          </table:table-cell>
          <table:table-cell office:value-type="float" office:value="7324.53" calcext:value-type="float">
            <text:p>7324.53</text:p>
          </table:table-cell>
          <table:table-cell office:value-type="float" office:value="2383.73" calcext:value-type="float">
            <text:p>2383.7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IF([.C34]-[.F3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8425" calcext:value-type="float">
            <text:p>9.88425</text:p>
          </table:table-cell>
          <table:table-cell office:value-type="float" office:value="2510.89" calcext:value-type="float">
            <text:p>2510.89</text:p>
          </table:table-cell>
          <table:table-cell office:value-type="float" office:value="1.7588" calcext:value-type="float">
            <text:p>1.7588</text:p>
          </table:table-cell>
          <table:table-cell office:value-type="float" office:value="7055.88" calcext:value-type="float">
            <text:p>7055.88</text:p>
          </table:table-cell>
          <table:table-cell office:value-type="float" office:value="2849.47" calcext:value-type="float">
            <text:p>2849.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IF([.C35]-[.F3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226" calcext:value-type="float">
            <text:p>13.4226</text:p>
          </table:table-cell>
          <table:table-cell office:value-type="float" office:value="2533.25" calcext:value-type="float">
            <text:p>2533.25</text:p>
          </table:table-cell>
          <table:table-cell office:value-type="float" office:value="1.16965" calcext:value-type="float">
            <text:p>1.16965</text:p>
          </table:table-cell>
          <table:table-cell office:value-type="float" office:value="7506.91" calcext:value-type="float">
            <text:p>7506.91</text:p>
          </table:table-cell>
          <table:table-cell office:value-type="float" office:value="2812.78" calcext:value-type="float">
            <text:p>2812.7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IF([.C36]-[.F3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553" calcext:value-type="float">
            <text:p>11.1553</text:p>
          </table:table-cell>
          <table:table-cell office:value-type="float" office:value="2481.36" calcext:value-type="float">
            <text:p>2481.36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7943.46" calcext:value-type="float">
            <text:p>7943.46</text:p>
          </table:table-cell>
          <table:table-cell office:value-type="float" office:value="2891.81" calcext:value-type="float">
            <text:p>2891.81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IF([.C37]-[.F3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963" calcext:value-type="float">
            <text:p>10.963</text:p>
          </table:table-cell>
          <table:table-cell office:value-type="float" office:value="2588.74" calcext:value-type="float">
            <text:p>2588.74</text:p>
          </table:table-cell>
          <table:table-cell office:value-type="float" office:value="1.79413" calcext:value-type="float">
            <text:p>1.79413</text:p>
          </table:table-cell>
          <table:table-cell office:value-type="float" office:value="8385.05" calcext:value-type="float">
            <text:p>8385.05</text:p>
          </table:table-cell>
          <table:table-cell office:value-type="float" office:value="2825.11" calcext:value-type="float">
            <text:p>2825.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IF([.C38]-[.F3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8266" calcext:value-type="float">
            <text:p>4.98266</text:p>
          </table:table-cell>
          <table:table-cell office:value-type="float" office:value="2610.25" calcext:value-type="float">
            <text:p>2610.25</text:p>
          </table:table-cell>
          <table:table-cell office:value-type="float" office:value="1.56561" calcext:value-type="float">
            <text:p>1.56561</text:p>
          </table:table-cell>
          <table:table-cell office:value-type="float" office:value="8979.79" calcext:value-type="float">
            <text:p>8979.79</text:p>
          </table:table-cell>
          <table:table-cell office:value-type="float" office:value="2812.49" calcext:value-type="float">
            <text:p>2812.4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table:formula="of:=IF([.C39]-[.F3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7745" calcext:value-type="float">
            <text:p>14.7745</text:p>
          </table:table-cell>
          <table:table-cell office:value-type="float" office:value="2815.86" calcext:value-type="float">
            <text:p>2815.86</text:p>
          </table:table-cell>
          <table:table-cell office:value-type="float" office:value="1.38343" calcext:value-type="float">
            <text:p>1.38343</text:p>
          </table:table-cell>
          <table:table-cell office:value-type="float" office:value="8903.63" calcext:value-type="float">
            <text:p>8903.63</text:p>
          </table:table-cell>
          <table:table-cell office:value-type="float" office:value="3021.08" calcext:value-type="float">
            <text:p>3021.0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IF([.C40]-[.F40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399" calcext:value-type="float">
            <text:p>17.3399</text:p>
          </table:table-cell>
          <table:table-cell office:value-type="float" office:value="2615.93" calcext:value-type="float">
            <text:p>2615.93</text:p>
          </table:table-cell>
          <table:table-cell office:value-type="float" office:value="1.49624" calcext:value-type="float">
            <text:p>1.49624</text:p>
          </table:table-cell>
          <table:table-cell office:value-type="float" office:value="7625.11" calcext:value-type="float">
            <text:p>7625.11</text:p>
          </table:table-cell>
          <table:table-cell office:value-type="float" office:value="2923.28" calcext:value-type="float">
            <text:p>2923.28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table:formula="of:=IF([.C41]-[.F41]=0;0;1)" office:value-type="float" office:value="1" calcext:value-type="float">
            <text:p>1</text:p>
          </table:table-cell>
          <table:table-cell table:formula="of:=SUM([.I32:.I41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3297" calcext:value-type="float">
            <text:p>21.3297</text:p>
          </table:table-cell>
          <table:table-cell office:value-type="float" office:value="2659.04" calcext:value-type="float">
            <text:p>2659.04</text:p>
          </table:table-cell>
          <table:table-cell office:value-type="float" office:value="1.63331" calcext:value-type="float">
            <text:p>1.63331</text:p>
          </table:table-cell>
          <table:table-cell office:value-type="float" office:value="10233.4" calcext:value-type="float">
            <text:p>10233.4</text:p>
          </table:table-cell>
          <table:table-cell office:value-type="float" office:value="3125.6" calcext:value-type="float">
            <text:p>3125.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IF([.C42]-[.F4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341" calcext:value-type="float">
            <text:p>20.0341</text:p>
          </table:table-cell>
          <table:table-cell office:value-type="float" office:value="2832.59" calcext:value-type="float">
            <text:p>2832.59</text:p>
          </table:table-cell>
          <table:table-cell office:value-type="float" office:value="2.47538" calcext:value-type="float">
            <text:p>2.47538</text:p>
          </table:table-cell>
          <table:table-cell office:value-type="float" office:value="9855.68" calcext:value-type="float">
            <text:p>9855.68</text:p>
          </table:table-cell>
          <table:table-cell office:value-type="float" office:value="3245.45" calcext:value-type="float">
            <text:p>3245.4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formula="of:=IF([.C43]-[.F4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0628" calcext:value-type="float">
            <text:p>24.0628</text:p>
          </table:table-cell>
          <table:table-cell office:value-type="float" office:value="2780.61" calcext:value-type="float">
            <text:p>2780.61</text:p>
          </table:table-cell>
          <table:table-cell office:value-type="float" office:value="2.03787" calcext:value-type="float">
            <text:p>2.03787</text:p>
          </table:table-cell>
          <table:table-cell office:value-type="float" office:value="10274.3" calcext:value-type="float">
            <text:p>10274.3</text:p>
          </table:table-cell>
          <table:table-cell office:value-type="float" office:value="3057.08" calcext:value-type="float">
            <text:p>3057.08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formula="of:=IF([.C44]-[.F4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6774" calcext:value-type="float">
            <text:p>18.6774</text:p>
          </table:table-cell>
          <table:table-cell office:value-type="float" office:value="2771.13" calcext:value-type="float">
            <text:p>2771.13</text:p>
          </table:table-cell>
          <table:table-cell office:value-type="float" office:value="1.59875" calcext:value-type="float">
            <text:p>1.59875</text:p>
          </table:table-cell>
          <table:table-cell office:value-type="float" office:value="9854.56" calcext:value-type="float">
            <text:p>9854.56</text:p>
          </table:table-cell>
          <table:table-cell office:value-type="float" office:value="3342.75" calcext:value-type="float">
            <text:p>3342.7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IF([.C45]-[.F4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7302" calcext:value-type="float">
            <text:p>34.7302</text:p>
          </table:table-cell>
          <table:table-cell office:value-type="float" office:value="2880.98" calcext:value-type="float">
            <text:p>2880.98</text:p>
          </table:table-cell>
          <table:table-cell office:value-type="float" office:value="2.13059" calcext:value-type="float">
            <text:p>2.13059</text:p>
          </table:table-cell>
          <table:table-cell office:value-type="float" office:value="9681.4" calcext:value-type="float">
            <text:p>9681.4</text:p>
          </table:table-cell>
          <table:table-cell office:value-type="float" office:value="3419.37" calcext:value-type="float">
            <text:p>3419.37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formula="of:=IF([.C46]-[.F4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8281" calcext:value-type="float">
            <text:p>18.8281</text:p>
          </table:table-cell>
          <table:table-cell office:value-type="float" office:value="2894.42" calcext:value-type="float">
            <text:p>2894.42</text:p>
          </table:table-cell>
          <table:table-cell office:value-type="float" office:value="2.76989" calcext:value-type="float">
            <text:p>2.76989</text:p>
          </table:table-cell>
          <table:table-cell office:value-type="float" office:value="9846.93" calcext:value-type="float">
            <text:p>9846.93</text:p>
          </table:table-cell>
          <table:table-cell office:value-type="float" office:value="3373.61" calcext:value-type="float">
            <text:p>3373.6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IF([.C47]-[.F4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0607" calcext:value-type="float">
            <text:p>16.0607</text:p>
          </table:table-cell>
          <table:table-cell office:value-type="float" office:value="2848.64" calcext:value-type="float">
            <text:p>2848.64</text:p>
          </table:table-cell>
          <table:table-cell office:value-type="float" office:value="2.91057" calcext:value-type="float">
            <text:p>2.91057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3062.54" calcext:value-type="float">
            <text:p>3062.54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table:formula="of:=IF([.C48]-[.F4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825" calcext:value-type="float">
            <text:p>21.1825</text:p>
          </table:table-cell>
          <table:table-cell office:value-type="float" office:value="2954.96" calcext:value-type="float">
            <text:p>2954.96</text:p>
          </table:table-cell>
          <table:table-cell office:value-type="float" office:value="1.93868" calcext:value-type="float">
            <text:p>1.93868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3441.16" calcext:value-type="float">
            <text:p>3441.16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IF([.C49]-[.F4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228" calcext:value-type="float">
            <text:p>28.228</text:p>
          </table:table-cell>
          <table:table-cell office:value-type="float" office:value="3133.66" calcext:value-type="float">
            <text:p>3133.66</text:p>
          </table:table-cell>
          <table:table-cell office:value-type="float" office:value="3.01572" calcext:value-type="float">
            <text:p>3.01572</text:p>
          </table:table-cell>
          <table:table-cell office:value-type="float" office:value="10583.8" calcext:value-type="float">
            <text:p>10583.8</text:p>
          </table:table-cell>
          <table:table-cell office:value-type="float" office:value="3668.2" calcext:value-type="float">
            <text:p>3668.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IF([.C50]-[.F50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5016" calcext:value-type="float">
            <text:p>20.5016</text:p>
          </table:table-cell>
          <table:table-cell office:value-type="float" office:value="2775.51" calcext:value-type="float">
            <text:p>2775.51</text:p>
          </table:table-cell>
          <table:table-cell office:value-type="float" office:value="1.56694" calcext:value-type="float">
            <text:p>1.56694</text:p>
          </table:table-cell>
          <table:table-cell office:value-type="float" office:value="9206.08" calcext:value-type="float">
            <text:p>9206.08</text:p>
          </table:table-cell>
          <table:table-cell office:value-type="float" office:value="3204.34" calcext:value-type="float">
            <text:p>3204.34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formula="of:=IF([.C51]-[.F51]=0;0;1)" office:value-type="float" office:value="1" calcext:value-type="float">
            <text:p>1</text:p>
          </table:table-cell>
          <table:table-cell table:formula="of:=SUM([.I42:.I51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8874" calcext:value-type="float">
            <text:p>58.8874</text:p>
          </table:table-cell>
          <table:table-cell office:value-type="float" office:value="3132.86" calcext:value-type="float">
            <text:p>3132.86</text:p>
          </table:table-cell>
          <table:table-cell office:value-type="float" office:value="4.23853" calcext:value-type="float">
            <text:p>4.23853</text:p>
          </table:table-cell>
          <table:table-cell office:value-type="float" office:value="13143.6" calcext:value-type="float">
            <text:p>13143.6</text:p>
          </table:table-cell>
          <table:table-cell office:value-type="float" office:value="3771.05" calcext:value-type="float">
            <text:p>3771.0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IF([.C52]-[.F5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5" calcext:value-type="float">
            <text:p>50.45</text:p>
          </table:table-cell>
          <table:table-cell office:value-type="float" office:value="2989.29" calcext:value-type="float">
            <text:p>2989.29</text:p>
          </table:table-cell>
          <table:table-cell office:value-type="float" office:value="4.19373" calcext:value-type="float">
            <text:p>4.19373</text:p>
          </table:table-cell>
          <table:table-cell office:value-type="float" office:value="11735" calcext:value-type="float">
            <text:p>11735</text:p>
          </table:table-cell>
          <table:table-cell office:value-type="float" office:value="3577.84" calcext:value-type="float">
            <text:p>3577.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IF([.C53]-[.F5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7899" calcext:value-type="float">
            <text:p>33.7899</text:p>
          </table:table-cell>
          <table:table-cell office:value-type="float" office:value="3098.74" calcext:value-type="float">
            <text:p>3098.74</text:p>
          </table:table-cell>
          <table:table-cell office:value-type="float" office:value="3.98928" calcext:value-type="float">
            <text:p>3.98928</text:p>
          </table:table-cell>
          <table:table-cell office:value-type="float" office:value="12957" calcext:value-type="float">
            <text:p>12957</text:p>
          </table:table-cell>
          <table:table-cell office:value-type="float" office:value="3890.53" calcext:value-type="float">
            <text:p>3890.5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IF([.C54]-[.F5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125" calcext:value-type="float">
            <text:p>50.4125</text:p>
          </table:table-cell>
          <table:table-cell office:value-type="float" office:value="3093.36" calcext:value-type="float">
            <text:p>3093.36</text:p>
          </table:table-cell>
          <table:table-cell office:value-type="float" office:value="2.85917" calcext:value-type="float">
            <text:p>2.85917</text:p>
          </table:table-cell>
          <table:table-cell office:value-type="float" office:value="11899.7" calcext:value-type="float">
            <text:p>11899.7</text:p>
          </table:table-cell>
          <table:table-cell office:value-type="float" office:value="4027.03" calcext:value-type="float">
            <text:p>4027.0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IF([.C55]-[.F5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3236.54" calcext:value-type="float">
            <text:p>3236.54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13224.4" calcext:value-type="float">
            <text:p>13224.4</text:p>
          </table:table-cell>
          <table:table-cell office:value-type="float" office:value="4002.11" calcext:value-type="float">
            <text:p>4002.11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IF([.C56]-[.F56]=0;0;1)"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2847" calcext:value-type="float">
            <text:p>33.2847</text:p>
          </table:table-cell>
          <table:table-cell office:value-type="float" office:value="2993.45" calcext:value-type="float">
            <text:p>2993.45</text:p>
          </table:table-cell>
          <table:table-cell office:value-type="float" office:value="3.90825" calcext:value-type="float">
            <text:p>3.90825</text:p>
          </table:table-cell>
          <table:table-cell office:value-type="float" office:value="12178.9" calcext:value-type="float">
            <text:p>12178.9</text:p>
          </table:table-cell>
          <table:table-cell office:value-type="float" office:value="3785.68" calcext:value-type="float">
            <text:p>3785.6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IF([.C57]-[.F57]=0;0;1)" office:value-type="float" office:value="1" calcext:value-type="float">
            <text:p>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9279" calcext:value-type="float">
            <text:p>47.9279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3.72719" calcext:value-type="float">
            <text:p>3.72719</text:p>
          </table:table-cell>
          <table:table-cell office:value-type="float" office:value="11253.6" calcext:value-type="float">
            <text:p>11253.6</text:p>
          </table:table-cell>
          <table:table-cell office:value-type="float" office:value="3977.95" calcext:value-type="float">
            <text:p>3977.95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IF([.C58]-[.F58]=0;0;1)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.3728" calcext:value-type="float">
            <text:p>49.3728</text:p>
          </table:table-cell>
          <table:table-cell office:value-type="float" office:value="3059.65" calcext:value-type="float">
            <text:p>3059.65</text:p>
          </table:table-cell>
          <table:table-cell office:value-type="float" office:value="2.29089" calcext:value-type="float">
            <text:p>2.29089</text:p>
          </table:table-cell>
          <table:table-cell office:value-type="float" office:value="11227.7" calcext:value-type="float">
            <text:p>11227.7</text:p>
          </table:table-cell>
          <table:table-cell office:value-type="float" office:value="3786.97" calcext:value-type="float">
            <text:p>3786.97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formula="of:=IF([.C59]-[.F59]=0;0;1)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4858" calcext:value-type="float">
            <text:p>55.4858</text:p>
          </table:table-cell>
          <table:table-cell office:value-type="float" office:value="3248.6" calcext:value-type="float">
            <text:p>3248.6</text:p>
          </table:table-cell>
          <table:table-cell office:value-type="float" office:value="3.73307" calcext:value-type="float">
            <text:p>3.73307</text:p>
          </table:table-cell>
          <table:table-cell office:value-type="float" office:value="12771.7" calcext:value-type="float">
            <text:p>12771.7</text:p>
          </table:table-cell>
          <table:table-cell office:value-type="float" office:value="3801.23" calcext:value-type="float">
            <text:p>3801.23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table:formula="of:=IF([.C60]-[.F60]=0;0;1)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8216" calcext:value-type="float">
            <text:p>57.8216</text:p>
          </table:table-cell>
          <table:table-cell office:value-type="float" office:value="3027.01" calcext:value-type="float">
            <text:p>3027.01</text:p>
          </table:table-cell>
          <table:table-cell office:value-type="float" office:value="2.89673" calcext:value-type="float">
            <text:p>2.89673</text:p>
          </table:table-cell>
          <table:table-cell office:value-type="float" office:value="11161.6" calcext:value-type="float">
            <text:p>11161.6</text:p>
          </table:table-cell>
          <table:table-cell office:value-type="float" office:value="3660.62" calcext:value-type="float">
            <text:p>3660.62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table:formula="of:=IF([.C61]-[.F61]=0;0;1)" office:value-type="float" office:value="1" calcext:value-type="float">
            <text:p>1</text:p>
          </table:table-cell>
          <table:table-cell table:formula="of:=SUM([.I52:.I61])/10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5.036" calcext:value-type="float">
            <text:p>265.036</text:p>
          </table:table-cell>
          <table:table-cell office:value-type="float" office:value="3474.39" calcext:value-type="float">
            <text:p>3474.39</text:p>
          </table:table-cell>
          <table:table-cell office:value-type="float" office:value="5.26236" calcext:value-type="float">
            <text:p>5.26236</text:p>
          </table:table-cell>
          <table:table-cell office:value-type="float" office:value="14970.5" calcext:value-type="float">
            <text:p>14970.5</text:p>
          </table:table-cell>
          <table:table-cell office:value-type="float" office:value="4107.62" calcext:value-type="float">
            <text:p>4107.6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IF([.C62]-[.F62]=0;0;1)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.0541" calcext:value-type="float">
            <text:p>88.0541</text:p>
          </table:table-cell>
          <table:table-cell office:value-type="float" office:value="3370.66" calcext:value-type="float">
            <text:p>3370.66</text:p>
          </table:table-cell>
          <table:table-cell office:value-type="float" office:value="5.99808" calcext:value-type="float">
            <text:p>5.99808</text:p>
          </table:table-cell>
          <table:table-cell office:value-type="float" office:value="15955.1" calcext:value-type="float">
            <text:p>15955.1</text:p>
          </table:table-cell>
          <table:table-cell office:value-type="float" office:value="4499.32" calcext:value-type="float">
            <text:p>4499.3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formula="of:=IF([.C63]-[.F6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5285" calcext:value-type="float">
            <text:p>58.5285</text:p>
          </table:table-cell>
          <table:table-cell office:value-type="float" office:value="3222.47" calcext:value-type="float">
            <text:p>3222.47</text:p>
          </table:table-cell>
          <table:table-cell office:value-type="float" office:value="4.8936" calcext:value-type="float">
            <text:p>4.8936</text:p>
          </table:table-cell>
          <table:table-cell office:value-type="float" office:value="14911.2" calcext:value-type="float">
            <text:p>14911.2</text:p>
          </table:table-cell>
          <table:table-cell office:value-type="float" office:value="4035.98" calcext:value-type="float">
            <text:p>4035.98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formula="of:=IF([.C64]-[.F6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.926" calcext:value-type="float">
            <text:p>143.926</text:p>
          </table:table-cell>
          <table:table-cell office:value-type="float" office:value="3364.65" calcext:value-type="float">
            <text:p>3364.65</text:p>
          </table:table-cell>
          <table:table-cell office:value-type="float" office:value="7.37086" calcext:value-type="float">
            <text:p>7.37086</text:p>
          </table:table-cell>
          <table:table-cell office:value-type="float" office:value="14361.7" calcext:value-type="float">
            <text:p>14361.7</text:p>
          </table:table-cell>
          <table:table-cell office:value-type="float" office:value="4222.05" calcext:value-type="float">
            <text:p>4222.05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formula="of:=IF([.C65]-[.F6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.897" calcext:value-type="float">
            <text:p>103.897</text:p>
          </table:table-cell>
          <table:table-cell office:value-type="float" office:value="3431.79" calcext:value-type="float">
            <text:p>3431.79</text:p>
          </table:table-cell>
          <table:table-cell office:value-type="float" office:value="5.94021" calcext:value-type="float">
            <text:p>5.94021</text:p>
          </table:table-cell>
          <table:table-cell office:value-type="float" office:value="14712.7" calcext:value-type="float">
            <text:p>14712.7</text:p>
          </table:table-cell>
          <table:table-cell office:value-type="float" office:value="4345.49" calcext:value-type="float">
            <text:p>4345.49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table:formula="of:=IF([.C66]-[.F6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6204" calcext:value-type="float">
            <text:p>91.6204</text:p>
          </table:table-cell>
          <table:table-cell office:value-type="float" office:value="3091.56" calcext:value-type="float">
            <text:p>3091.56</text:p>
          </table:table-cell>
          <table:table-cell office:value-type="float" office:value="6.23582" calcext:value-type="float">
            <text:p>6.23582</text:p>
          </table:table-cell>
          <table:table-cell office:value-type="float" office:value="15222.1" calcext:value-type="float">
            <text:p>15222.1</text:p>
          </table:table-cell>
          <table:table-cell office:value-type="float" office:value="3658.76" calcext:value-type="float">
            <text:p>3658.76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formula="of:=IF([.C67]-[.F6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.594" calcext:value-type="float">
            <text:p>108.594</text:p>
          </table:table-cell>
          <table:table-cell office:value-type="float" office:value="3360.58" calcext:value-type="float">
            <text:p>3360.58</text:p>
          </table:table-cell>
          <table:table-cell office:value-type="float" office:value="4.46539" calcext:value-type="float">
            <text:p>4.46539</text:p>
          </table:table-cell>
          <table:table-cell office:value-type="float" office:value="15614.9" calcext:value-type="float">
            <text:p>15614.9</text:p>
          </table:table-cell>
          <table:table-cell office:value-type="float" office:value="4329.79" calcext:value-type="float">
            <text:p>4329.79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formula="of:=IF([.C68]-[.F6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.4634" calcext:value-type="float">
            <text:p>74.4634</text:p>
          </table:table-cell>
          <table:table-cell office:value-type="float" office:value="3222.62" calcext:value-type="float">
            <text:p>3222.62</text:p>
          </table:table-cell>
          <table:table-cell office:value-type="float" office:value="4.35155" calcext:value-type="float">
            <text:p>4.35155</text:p>
          </table:table-cell>
          <table:table-cell office:value-type="float" office:value="14990.2" calcext:value-type="float">
            <text:p>14990.2</text:p>
          </table:table-cell>
          <table:table-cell office:value-type="float" office:value="4063.66" calcext:value-type="float">
            <text:p>4063.66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table:formula="of:=IF([.C69]-[.F6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824" calcext:value-type="float">
            <text:p>57.824</text:p>
          </table:table-cell>
          <table:table-cell office:value-type="float" office:value="3214.15" calcext:value-type="float">
            <text:p>3214.15</text:p>
          </table:table-cell>
          <table:table-cell office:value-type="float" office:value="3.93217" calcext:value-type="float">
            <text:p>3.93217</text:p>
          </table:table-cell>
          <table:table-cell office:value-type="float" office:value="14733.1" calcext:value-type="float">
            <text:p>14733.1</text:p>
          </table:table-cell>
          <table:table-cell office:value-type="float" office:value="4157.93" calcext:value-type="float">
            <text:p>4157.93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IF([.C70]-[.F70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.5418" calcext:value-type="float">
            <text:p>65.5418</text:p>
          </table:table-cell>
          <table:table-cell office:value-type="float" office:value="3356.09" calcext:value-type="float">
            <text:p>3356.09</text:p>
          </table:table-cell>
          <table:table-cell office:value-type="float" office:value="5.54343" calcext:value-type="float">
            <text:p>5.54343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4233.27" calcext:value-type="float">
            <text:p>4233.27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table:formula="of:=IF([.C71]-[.F71]=0;0;1)" office:value-type="float" office:value="1" calcext:value-type="float">
            <text:p>1</text:p>
          </table:table-cell>
          <table:table-cell table:formula="of:=SUM([.I62:.I71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Experiment 2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031" calcext:value-type="float">
            <text:p>0.133031</text:p>
          </table:table-cell>
          <table:table-cell office:value-type="float" office:value="233.02" calcext:value-type="float">
            <text:p>233.02</text:p>
          </table:table-cell>
          <table:table-cell office:value-type="float" office:value="0.0127599" calcext:value-type="float">
            <text:p>0.0127599</text:p>
          </table:table-cell>
          <table:table-cell office:value-type="float" office:value="242.102" calcext:value-type="float">
            <text:p>242.102</text:p>
          </table:table-cell>
          <table:table-cell office:value-type="float" office:value="233.02" calcext:value-type="float">
            <text:p>233.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C76]-[.F76]=0;0;1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SUM([.B76:.B85])/10)" office:value-type="float" office:value="0.07114491" calcext:value-type="float">
            <text:p>0.07114491</text:p>
          </table:table-cell>
          <table:table-cell table:formula="of:=(SUM([.D76:.D85])/10)" office:value-type="float" office:value="0.01284882" calcext:value-type="float">
            <text:p>0.01284882</text:p>
          </table:table-cell>
          <table:table-cell table:formula="of:=(SUM([.C76:.C85])/10)" office:value-type="float" office:value="283.4159" calcext:value-type="float">
            <text:p>283.4159</text:p>
          </table:table-cell>
          <table:table-cell table:formula="of:=(SUM([.F76:.F85])/10)" office:value-type="float" office:value="283.4159" calcext:value-type="float">
            <text:p>283.4159</text:p>
          </table:table-cell>
          <table:table-cell table:formula="of:=(SUM([.G76:.G85])/10)" office:value-type="float" office:value="23.9" calcext:value-type="float">
            <text:p>23.9</text:p>
          </table:table-cell>
          <table:table-cell table:formula="of:=POWER([.D76]-[.M76];2)" office:value-type="float" office:value="0.00000000790676640000018" calcext:value-type="float">
            <text:p>7.90676640000018E-009</text:p>
          </table:table-cell>
          <table:table-cell/>
          <table:table-cell table:formula="of:=SQRT((SUM([.Q76:.Q85]))/10)" office:value-type="float" office:value="0.00092770995445775" calcext:value-type="float">
            <text:p>0.00092771</text:p>
          </table:table-cell>
          <table:table-cell/>
          <table:table-cell table:formula="of:=(([.O76]-[.N76])/[.N7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8672" calcext:value-type="float">
            <text:p>0.018672</text:p>
          </table:table-cell>
          <table:table-cell office:value-type="float" office:value="312.969" calcext:value-type="float">
            <text:p>312.969</text:p>
          </table:table-cell>
          <table:table-cell office:value-type="float" office:value="0.0144579" calcext:value-type="float">
            <text:p>0.0144579</text:p>
          </table:table-cell>
          <table:table-cell office:value-type="float" office:value="360.611" calcext:value-type="float">
            <text:p>360.611</text:p>
          </table:table-cell>
          <table:table-cell office:value-type="float" office:value="312.969" calcext:value-type="float">
            <text:p>312.96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C77]-[.F77]=0;0;1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SUM([.B86:.B95])/10)" office:value-type="float" office:value="0.3698267" calcext:value-type="float">
            <text:p>0.3698267</text:p>
          </table:table-cell>
          <table:table-cell table:formula="of:=(SUM([.D86:.D95])/10)" office:value-type="float" office:value="0.11259925" calcext:value-type="float">
            <text:p>0.11259925</text:p>
          </table:table-cell>
          <table:table-cell table:formula="of:=(SUM([.C86:.C95])/10)" office:value-type="float" office:value="754.4283" calcext:value-type="float">
            <text:p>754.4283</text:p>
          </table:table-cell>
          <table:table-cell table:formula="of:=(SUM([.F86:.F95])/10)" office:value-type="float" office:value="754.8502" calcext:value-type="float">
            <text:p>754.8502</text:p>
          </table:table-cell>
          <table:table-cell table:formula="of:=(SUM([.G86:.G95])/10)" office:value-type="float" office:value="72.1" calcext:value-type="float">
            <text:p>72.1</text:p>
          </table:table-cell>
          <table:table-cell table:formula="of:=POWER([.D77]-[.M76];2)" office:value-type="float" office:value="0.0000025891384464" calcext:value-type="float">
            <text:p>2.5891384464E-006</text:p>
          </table:table-cell>
          <table:table-cell/>
          <table:table-cell table:formula="of:=SQRT((SUM([.Q90:.Q99]))/10)" office:value-type="float" office:value="0.024189314725401" calcext:value-type="float">
            <text:p>0.0241893147</text:p>
          </table:table-cell>
          <table:table-cell/>
          <table:table-cell table:formula="of:=(([.O77]-[.N77])/[.N77])" office:value-type="float" office:value="0.000559231407411631" calcext:value-type="float">
            <text:p>0.000559231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2099" calcext:value-type="float">
            <text:p>0.0312099</text:p>
          </table:table-cell>
          <table:table-cell office:value-type="float" office:value="296.226" calcext:value-type="float">
            <text:p>296.226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308.706" calcext:value-type="float">
            <text:p>308.706</text:p>
          </table:table-cell>
          <table:table-cell office:value-type="float" office:value="296.226" calcext:value-type="float">
            <text:p>296.2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IF([.C78]-[.F78]=0;0;1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B96:.B105])/10)" office:value-type="float" office:value="3.6502577" calcext:value-type="float">
            <text:p>3.6502577</text:p>
          </table:table-cell>
          <table:table-cell table:formula="of:=(SUM([.D96:.D105])/10)" office:value-type="float" office:value="0.5033689" calcext:value-type="float">
            <text:p>0.5033689</text:p>
          </table:table-cell>
          <table:table-cell table:formula="of:=(SUM([.C96:.C105])/10)" office:value-type="float" office:value="1362.745" calcext:value-type="float">
            <text:p>1362.745</text:p>
          </table:table-cell>
          <table:table-cell table:formula="of:=(SUM([.F96:.F105])/10)" office:value-type="float" office:value="1406.467" calcext:value-type="float">
            <text:p>1406.467</text:p>
          </table:table-cell>
          <table:table-cell table:formula="of:=(SUM([.G96:.G105])/10)" office:value-type="float" office:value="117.2" calcext:value-type="float">
            <text:p>117.2</text:p>
          </table:table-cell>
          <table:table-cell table:formula="of:=POWER([.D78]-[.M76];2)" office:value-type="float" office:value="0.0000028251558724" calcext:value-type="float">
            <text:p>2.8251558724E-006</text:p>
          </table:table-cell>
          <table:table-cell/>
          <table:table-cell table:formula="of:=SQRT((SUM([.S90:.S99]))/10)" office:value-type="float" office:value="0.135507927307925" calcext:value-type="float">
            <text:p>0.1355079273</text:p>
          </table:table-cell>
          <table:table-cell/>
          <table:table-cell table:formula="of:=(([.O78]-[.N78])/[.N78])" office:value-type="float" office:value="0.0320837720923577" calcext:value-type="float">
            <text:p>0.032083772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9031" calcext:value-type="float">
            <text:p>0.0409031</text:p>
          </table:table-cell>
          <table:table-cell office:value-type="float" office:value="276.176" calcext:value-type="float">
            <text:p>276.176</text:p>
          </table:table-cell>
          <table:table-cell office:value-type="float" office:value="0.0115721" calcext:value-type="float">
            <text:p>0.0115721</text:p>
          </table:table-cell>
          <table:table-cell office:value-type="float" office:value="278.39" calcext:value-type="float">
            <text:p>278.39</text:p>
          </table:table-cell>
          <table:table-cell office:value-type="float" office:value="276.176" calcext:value-type="float">
            <text:p>276.1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IF([.C79]-[.F79]=0;0;1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SUM([.B106:.B115])/10)" office:value-type="float" office:value="12.31947" calcext:value-type="float">
            <text:p>12.31947</text:p>
          </table:table-cell>
          <table:table-cell table:formula="of:=(SUM([.D106:.D115])/10)" office:value-type="float" office:value="1.2975769" calcext:value-type="float">
            <text:p>1.2975769</text:p>
          </table:table-cell>
          <table:table-cell table:formula="of:=(SUM([.C106:.C115])/10)" office:value-type="float" office:value="2081.927" calcext:value-type="float">
            <text:p>2081.927</text:p>
          </table:table-cell>
          <table:table-cell table:formula="of:=(SUM([.F106:.F115])/10)" office:value-type="float" office:value="2289.943" calcext:value-type="float">
            <text:p>2289.943</text:p>
          </table:table-cell>
          <table:table-cell table:formula="of:=(SUM([.G106:.G115])/10)" office:value-type="float" office:value="145.7" calcext:value-type="float">
            <text:p>145.7</text:p>
          </table:table-cell>
          <table:table-cell table:formula="of:=POWER([.D79]-[.M76];2)" office:value-type="float" office:value="0.0000016300139584" calcext:value-type="float">
            <text:p>0.00000163</text:p>
          </table:table-cell>
          <table:table-cell/>
          <table:table-cell table:formula="of:=SQRT((SUM([.U90:.U99]))/10)" office:value-type="float" office:value="0.315154875883731" calcext:value-type="float">
            <text:p>0.3151548759</text:p>
          </table:table-cell>
          <table:table-cell/>
          <table:table-cell table:formula="of:=(([.O79]-[.N79])/[.N79])" office:value-type="float" office:value="0.0999151267071324" calcext:value-type="float">
            <text:p>0.099915126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05991" calcext:value-type="float">
            <text:p>0.0805991</text:p>
          </table:table-cell>
          <table:table-cell office:value-type="float" office:value="301.696" calcext:value-type="float">
            <text:p>301.696</text:p>
          </table:table-cell>
          <table:table-cell office:value-type="float" office:value="0.0137541" calcext:value-type="float">
            <text:p>0.0137541</text:p>
          </table:table-cell>
          <table:table-cell office:value-type="float" office:value="356.971" calcext:value-type="float">
            <text:p>356.971</text:p>
          </table:table-cell>
          <table:table-cell office:value-type="float" office:value="301.696" calcext:value-type="float">
            <text:p>301.69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([.C80]-[.F80]=0;0;1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SUM([.B116:.B125])/10)" office:value-type="float" office:value="28.64761" calcext:value-type="float">
            <text:p>28.64761</text:p>
          </table:table-cell>
          <table:table-cell table:formula="of:=(SUM([.D116:.D125])/10)" office:value-type="float" office:value="2.219958" calcext:value-type="float">
            <text:p>2.219958</text:p>
          </table:table-cell>
          <table:table-cell table:formula="of:=(SUM([.C116:.C125])/10)" office:value-type="float" office:value="2810.962" calcext:value-type="float">
            <text:p>2810.962</text:p>
          </table:table-cell>
          <table:table-cell table:formula="of:=(SUM([.F116:.F125])/10)" office:value-type="float" office:value="3303.68" calcext:value-type="float">
            <text:p>3303.68</text:p>
          </table:table-cell>
          <table:table-cell table:formula="of:=(SUM([.G116:.G125])/10)" office:value-type="float" office:value="192.8" calcext:value-type="float">
            <text:p>192.8</text:p>
          </table:table-cell>
          <table:table-cell table:formula="of:=POWER([.D80]-[.M76];2)" office:value-type="float" office:value="0.000000819531878399999" calcext:value-type="float">
            <text:p>8.19531878399999E-007</text:p>
          </table:table-cell>
          <table:table-cell/>
          <table:table-cell table:formula="of:=SQRT((SUM([.W90:.W99]))/10)" office:value-type="float" office:value="0.400749057735636" calcext:value-type="float">
            <text:p>0.4007490577</text:p>
          </table:table-cell>
          <table:table-cell/>
          <table:table-cell table:formula="of:=(([.O80]-[.N80])/[.N80])" office:value-type="float" office:value="0.175284475563882" calcext:value-type="float">
            <text:p>0.17528447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8871" calcext:value-type="float">
            <text:p>0.0408871</text:p>
          </table:table-cell>
          <table:table-cell office:value-type="float" office:value="291.003" calcext:value-type="float">
            <text:p>291.003</text:p>
          </table:table-cell>
          <table:table-cell office:value-type="float" office:value="0.0130451" calcext:value-type="float">
            <text:p>0.0130451</text:p>
          </table:table-cell>
          <table:table-cell office:value-type="float" office:value="385.654" calcext:value-type="float">
            <text:p>385.654</text:p>
          </table:table-cell>
          <table:table-cell office:value-type="float" office:value="291.003" calcext:value-type="float">
            <text:p>291.00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IF([.C81]-[.F81]=0;0;1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SUM([.B126:.B135])/10)" office:value-type="float" office:value="53.99503" calcext:value-type="float">
            <text:p>53.99503</text:p>
          </table:table-cell>
          <table:table-cell table:formula="of:=(SUM([.D126:.D135])/10)" office:value-type="float" office:value="3.061681" calcext:value-type="float">
            <text:p>3.061681</text:p>
          </table:table-cell>
          <table:table-cell table:formula="of:=(SUM([.C126:.C135])/10)" office:value-type="float" office:value="3742.229" calcext:value-type="float">
            <text:p>3742.229</text:p>
          </table:table-cell>
          <table:table-cell table:formula="of:=(SUM([.F126:.F135])/10)" office:value-type="float" office:value="4568.25" calcext:value-type="float">
            <text:p>4568.25</text:p>
          </table:table-cell>
          <table:table-cell table:formula="of:=(SUM([.G126:.G135])/10)" office:value-type="float" office:value="212.2" calcext:value-type="float">
            <text:p>212.2</text:p>
          </table:table-cell>
          <table:table-cell table:formula="of:=POWER([.D81]-[.M76];2)" office:value-type="float" office:value="0.0000000385258383999993" calcext:value-type="float">
            <text:p>3.85258383999993E-008</text:p>
          </table:table-cell>
          <table:table-cell/>
          <table:table-cell table:formula="of:=SQRT((SUM([.Y90:.Y99]))/10)" office:value-type="float" office:value="0.662683349458095" calcext:value-type="float">
            <text:p>0.6626833495</text:p>
          </table:table-cell>
          <table:table-cell/>
          <table:table-cell table:formula="of:=(([.O81]-[.N81])/[.N81])" office:value-type="float" office:value="0.220729677419527" calcext:value-type="float">
            <text:p>0.220729677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5215" calcext:value-type="float">
            <text:p>0.155215</text:p>
          </table:table-cell>
          <table:table-cell office:value-type="float" office:value="219.294" calcext:value-type="float">
            <text:p>219.294</text:p>
          </table:table-cell>
          <table:table-cell office:value-type="float" office:value="0.0127392" calcext:value-type="float">
            <text:p>0.0127392</text:p>
          </table:table-cell>
          <table:table-cell office:value-type="float" office:value="235.405" calcext:value-type="float">
            <text:p>235.405</text:p>
          </table:table-cell>
          <table:table-cell office:value-type="float" office:value="219.294" calcext:value-type="float">
            <text:p>219.29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IF([.C82]-[.F82]=0;0;1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(SUM([.B136:.B145])/10)" office:value-type="float" office:value="112.45743" calcext:value-type="float">
            <text:p>112.45743</text:p>
          </table:table-cell>
          <table:table-cell table:formula="of:=(SUM([.D136:.D145])/10)" office:value-type="float" office:value="4.816489" calcext:value-type="float">
            <text:p>4.816489</text:p>
          </table:table-cell>
          <table:table-cell table:formula="of:=(SUM([.C136:.C145])/10)" office:value-type="float" office:value="4674.278" calcext:value-type="float">
            <text:p>4674.278</text:p>
          </table:table-cell>
          <table:table-cell table:formula="of:=(SUM([.F136:.F145])/10)" office:value-type="float" office:value="5934.965" calcext:value-type="float">
            <text:p>5934.965</text:p>
          </table:table-cell>
          <table:table-cell table:formula="of:=(SUM([.G136:.G145])/10)" office:value-type="float" office:value="278.5" calcext:value-type="float">
            <text:p>278.5</text:p>
          </table:table-cell>
          <table:table-cell table:formula="of:=POWER([.D82]-[.M76];2)" office:value-type="float" office:value="0.0000000120165444000003" calcext:value-type="float">
            <text:p>0.000000012</text:p>
          </table:table-cell>
          <table:table-cell/>
          <table:table-cell table:formula="of:=SQRT((SUM([.AA90:.AA99]))/10)" office:value-type="float" office:value="1.09057068052878" calcext:value-type="float">
            <text:p>1.0905706805</text:p>
          </table:table-cell>
          <table:table-cell/>
          <table:table-cell table:formula="of:=(([.O82]-[.N82])/[.N82])" office:value-type="float" office:value="0.269707321644113" calcext:value-type="float">
            <text:p>0.26970732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497" calcext:value-type="float">
            <text:p>0.083497</text:p>
          </table:table-cell>
          <table:table-cell office:value-type="float" office:value="254.174" calcext:value-type="float">
            <text:p>254.174</text:p>
          </table:table-cell>
          <table:table-cell office:value-type="float" office:value="0.0123639" calcext:value-type="float">
            <text:p>0.0123639</text:p>
          </table:table-cell>
          <table:table-cell office:value-type="float" office:value="294.333" calcext:value-type="float">
            <text:p>294.333</text:p>
          </table:table-cell>
          <table:table-cell office:value-type="float" office:value="254.174" calcext:value-type="float">
            <text:p>254.17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IF([.C83]-[.F83]=0;0;1)" office:value-type="float" office:value="0" calcext:value-type="float">
            <text:p>0</text:p>
          </table:table-cell>
          <table:table-cell table:number-columns-repeated="7"/>
          <table:table-cell table:formula="of:=POWER([.D83]-[.M76];2)" office:value-type="float" office:value="0.000000235147406400002" calcext:value-type="float">
            <text:p>2.35147406400002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349" calcext:value-type="float">
            <text:p>0.076349</text:p>
          </table:table-cell>
          <table:table-cell office:value-type="float" office:value="341.07" calcext:value-type="float">
            <text:p>341.07</text:p>
          </table:table-cell>
          <table:table-cell office:value-type="float" office:value="0.0134041" calcext:value-type="float">
            <text:p>0.0134041</text:p>
          </table:table-cell>
          <table:table-cell office:value-type="float" office:value="354.221" calcext:value-type="float">
            <text:p>354.221</text:p>
          </table:table-cell>
          <table:table-cell office:value-type="float" office:value="341.07" calcext:value-type="float">
            <text:p>341.0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IF([.C84]-[.F84]=0;0;1)" office:value-type="float" office:value="0" calcext:value-type="float">
            <text:p>0</text:p>
          </table:table-cell>
          <table:table-cell table:number-columns-repeated="7"/>
          <table:table-cell table:formula="of:=POWER([.D84]-[.M76];2)" office:value-type="float" office:value="0.000000308335878399998" calcext:value-type="float">
            <text:p>3.08335878399998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0859" calcext:value-type="float">
            <text:p>0.0510859</text:p>
          </table:table-cell>
          <table:table-cell office:value-type="float" office:value="308.531" calcext:value-type="float">
            <text:p>308.531</text:p>
          </table:table-cell>
          <table:table-cell office:value-type="float" office:value="0.0132239" calcext:value-type="float">
            <text:p>0.0132239</text:p>
          </table:table-cell>
          <table:table-cell office:value-type="float" office:value="348.176" calcext:value-type="float">
            <text:p>348.176</text:p>
          </table:table-cell>
          <table:table-cell office:value-type="float" office:value="308.531" calcext:value-type="float">
            <text:p>308.53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C85]-[.F85]=0;0;1)" office:value-type="float" office:value="0" calcext:value-type="float">
            <text:p>0</text:p>
          </table:table-cell>
          <table:table-cell table:formula="of:=SUM([.I76:.I85])/10" office:value-type="float" office:value="0" calcext:value-type="float">
            <text:p>0</text:p>
          </table:table-cell>
          <table:table-cell table:number-columns-repeated="6"/>
          <table:table-cell table:formula="of:=POWER([.D85]-[.M76];2)" office:value-type="float" office:value="0.0000001406850064" calcext:value-type="float">
            <text:p>1.406850064E-00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680.59" calcext:value-type="float">
            <text:p>680.59</text:p>
          </table:table-cell>
          <table:table-cell office:value-type="float" office:value="0.116055" calcext:value-type="float">
            <text:p>0.116055</text:p>
          </table:table-cell>
          <table:table-cell office:value-type="float" office:value="1130.65" calcext:value-type="float">
            <text:p>1130.65</text:p>
          </table:table-cell>
          <table:table-cell office:value-type="float" office:value="680.59" calcext:value-type="float">
            <text:p>680.5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IF([.C86]-[.F86]=0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8134" calcext:value-type="float">
            <text:p>0.268134</text:p>
          </table:table-cell>
          <table:table-cell office:value-type="float" office:value="849.991" calcext:value-type="float">
            <text:p>849.991</text:p>
          </table:table-cell>
          <table:table-cell office:value-type="float" office:value="0.0868609" calcext:value-type="float">
            <text:p>0.0868609</text:p>
          </table:table-cell>
          <table:table-cell office:value-type="float" office:value="1524.27" calcext:value-type="float">
            <text:p>1524.27</text:p>
          </table:table-cell>
          <table:table-cell office:value-type="float" office:value="850.67" calcext:value-type="float">
            <text:p>850.6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C87]-[.F8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40205" calcext:value-type="float">
            <text:p>0.340205</text:p>
          </table:table-cell>
          <table:table-cell office:value-type="float" office:value="806.611" calcext:value-type="float">
            <text:p>806.611</text:p>
          </table:table-cell>
          <table:table-cell office:value-type="float" office:value="0.10242" calcext:value-type="float">
            <text:p>0.10242</text:p>
          </table:table-cell>
          <table:table-cell office:value-type="float" office:value="1565.83" calcext:value-type="float">
            <text:p>1565.83</text:p>
          </table:table-cell>
          <table:table-cell office:value-type="float" office:value="808.689" calcext:value-type="float">
            <text:p>808.68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C88]-[.F8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40541" calcext:value-type="float">
            <text:p>0.340541</text:p>
          </table:table-cell>
          <table:table-cell office:value-type="float" office:value="764.521" calcext:value-type="float">
            <text:p>764.521</text:p>
          </table:table-cell>
          <table:table-cell office:value-type="float" office:value="0.112723" calcext:value-type="float">
            <text:p>0.112723</text:p>
          </table:table-cell>
          <table:table-cell office:value-type="float" office:value="1310.97" calcext:value-type="float">
            <text:p>1310.97</text:p>
          </table:table-cell>
          <table:table-cell office:value-type="float" office:value="764.521" calcext:value-type="float">
            <text:p>764.52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C89]-[.F89]=0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5275" calcext:value-type="float">
            <text:p>0.395275</text:p>
          </table:table-cell>
          <table:table-cell office:value-type="float" office:value="797.834" calcext:value-type="float">
            <text:p>797.834</text:p>
          </table:table-cell>
          <table:table-cell office:value-type="float" office:value="0.0987909" calcext:value-type="float">
            <text:p>0.0987909</text:p>
          </table:table-cell>
          <table:table-cell office:value-type="float" office:value="1559.15" calcext:value-type="float">
            <text:p>1559.15</text:p>
          </table:table-cell>
          <table:table-cell office:value-type="float" office:value="799.296" calcext:value-type="float">
            <text:p>799.29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IF([.C90]-[.F90]=0;0;1)" office:value-type="float" office:value="1" calcext:value-type="float">
            <text:p>1</text:p>
          </table:table-cell>
          <table:table-cell table:number-columns-repeated="7"/>
          <table:table-cell table:formula="of:=POWER([.D86]-[.M77];2)" office:value-type="float" office:value="0.0000119422080624999" calcext:value-type="float">
            <text:p>1.19422080624999E-005</text:p>
          </table:table-cell>
          <table:table-cell/>
          <table:table-cell table:formula="of:=POWER([.D96]-[.M78];2)" office:value-type="float" office:value="0.03679188170641" calcext:value-type="float">
            <text:p>0.0367918817</text:p>
          </table:table-cell>
          <table:table-cell/>
          <table:table-cell table:formula="of:=POWER([.D106]-[.M79];2)" office:value-type="float" office:value="0.00359003490560999" calcext:value-type="float">
            <text:p>0.0035900349</text:p>
          </table:table-cell>
          <table:table-cell/>
          <table:table-cell table:formula="of:=POWER([.D116]-[.M80];2)" office:value-type="float" office:value="0.0365582048039999" calcext:value-type="float">
            <text:p>0.0365582048</text:p>
          </table:table-cell>
          <table:table-cell/>
          <table:table-cell table:formula="of:=POWER([.D126]-[.M81];2)" office:value-type="float" office:value="0.197988511681" calcext:value-type="float">
            <text:p>0.1979885117</text:p>
          </table:table-cell>
          <table:table-cell/>
          <table:table-cell table:formula="of:=POWER([.D136]-[.M82];2)" office:value-type="float" office:value="0.964538087881001" calcext:value-type="float">
            <text:p>0.9645380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3136" calcext:value-type="float">
            <text:p>0.363136</text:p>
          </table:table-cell>
          <table:table-cell office:value-type="float" office:value="755.288" calcext:value-type="float">
            <text:p>755.288</text:p>
          </table:table-cell>
          <table:table-cell office:value-type="float" office:value="0.120294" calcext:value-type="float">
            <text:p>0.120294</text:p>
          </table:table-cell>
          <table:table-cell office:value-type="float" office:value="1397.19" calcext:value-type="float">
            <text:p>1397.19</text:p>
          </table:table-cell>
          <table:table-cell office:value-type="float" office:value="755.288" calcext:value-type="float">
            <text:p>755.28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IF([.C91]-[.F91]=0;0;1)" office:value-type="float" office:value="0" calcext:value-type="float">
            <text:p>0</text:p>
          </table:table-cell>
          <table:table-cell table:number-columns-repeated="7"/>
          <table:table-cell table:formula="of:=POWER([.D87]-[.M77];2)" office:value-type="float" office:value="0.000662462660722501" calcext:value-type="float">
            <text:p>0.0006624627</text:p>
          </table:table-cell>
          <table:table-cell/>
          <table:table-cell table:formula="of:=POWER([.D97]-[.M78];2)" office:value-type="float" office:value="0.00797682983160999" calcext:value-type="float">
            <text:p>0.0079768298</text:p>
          </table:table-cell>
          <table:table-cell/>
          <table:table-cell table:formula="of:=POWER([.D107]-[.M79];2)" office:value-type="float" office:value="0.25480597804561" calcext:value-type="float">
            <text:p>0.254805978</text:p>
          </table:table-cell>
          <table:table-cell/>
          <table:table-cell table:formula="of:=POWER([.D117]-[.M80];2)" office:value-type="float" office:value="0.313020108324" calcext:value-type="float">
            <text:p>0.3130201083</text:p>
          </table:table-cell>
          <table:table-cell/>
          <table:table-cell table:formula="of:=POWER([.D127]-[.M81];2)" office:value-type="float" office:value="0.480483262561" calcext:value-type="float">
            <text:p>0.4804832626</text:p>
          </table:table-cell>
          <table:table-cell/>
          <table:table-cell table:formula="of:=POWER([.D137]-[.M82];2)" office:value-type="float" office:value="1.875801420801" calcext:value-type="float">
            <text:p>1.8758014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8164" calcext:value-type="float">
            <text:p>0.318164</text:p>
          </table:table-cell>
          <table:table-cell office:value-type="float" office:value="683.317" calcext:value-type="float">
            <text:p>683.317</text:p>
          </table:table-cell>
          <table:table-cell office:value-type="float" office:value="0.157583" calcext:value-type="float">
            <text:p>0.157583</text:p>
          </table:table-cell>
          <table:table-cell office:value-type="float" office:value="1177.27" calcext:value-type="float">
            <text:p>1177.27</text:p>
          </table:table-cell>
          <table:table-cell office:value-type="float" office:value="683.317" calcext:value-type="float">
            <text:p>683.3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IF([.C92]-[.F92]=0;0;1)" office:value-type="float" office:value="0" calcext:value-type="float">
            <text:p>0</text:p>
          </table:table-cell>
          <table:table-cell table:number-columns-repeated="7"/>
          <table:table-cell table:formula="of:=POWER([.D88]-[.M77];2)" office:value-type="float" office:value="0.0001036171305625" calcext:value-type="float">
            <text:p>0.0001036171</text:p>
          </table:table-cell>
          <table:table-cell/>
          <table:table-cell table:formula="of:=POWER([.D98]-[.M78];2)" office:value-type="float" office:value="0.0000143557632099999" calcext:value-type="float">
            <text:p>1.43557632099999E-005</text:p>
          </table:table-cell>
          <table:table-cell/>
          <table:table-cell table:formula="of:=POWER([.D108]-[.M79];2)" office:value-type="float" office:value="0.01319123457961" calcext:value-type="float">
            <text:p>0.0131912346</text:p>
          </table:table-cell>
          <table:table-cell/>
          <table:table-cell table:formula="of:=POWER([.D118]-[.M80];2)" office:value-type="float" office:value="0.108450345124" calcext:value-type="float">
            <text:p>0.1084503451</text:p>
          </table:table-cell>
          <table:table-cell/>
          <table:table-cell table:formula="of:=POWER([.D128]-[.M81];2)" office:value-type="float" office:value="0.0885544515610001" calcext:value-type="float">
            <text:p>0.0885544516</text:p>
          </table:table-cell>
          <table:table-cell/>
          <table:table-cell table:formula="of:=POWER([.D138]-[.M82];2)" office:value-type="float" office:value="2.499526218121" calcext:value-type="float">
            <text:p>2.4995262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7691" calcext:value-type="float">
            <text:p>0.327691</text:p>
          </table:table-cell>
          <table:table-cell office:value-type="float" office:value="612.061" calcext:value-type="float">
            <text:p>612.061</text:p>
          </table:table-cell>
          <table:table-cell office:value-type="float" office:value="0.0908608" calcext:value-type="float">
            <text:p>0.0908608</text:p>
          </table:table-cell>
          <table:table-cell office:value-type="float" office:value="1144.24" calcext:value-type="float">
            <text:p>1144.24</text:p>
          </table:table-cell>
          <table:table-cell office:value-type="float" office:value="612.061" calcext:value-type="float">
            <text:p>612.06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IF([.C93]-[.F93]=0;0;1)" office:value-type="float" office:value="0" calcext:value-type="float">
            <text:p>0</text:p>
          </table:table-cell>
          <table:table-cell table:number-columns-repeated="7"/>
          <table:table-cell table:formula="of:=POWER([.D89]-[.M77];2)" office:value-type="float" office:value="0.0000000153140624999946" calcext:value-type="float">
            <text:p>1.53140624999946E-008</text:p>
          </table:table-cell>
          <table:table-cell/>
          <table:table-cell table:formula="of:=POWER([.D99]-[.M78];2)" office:value-type="float" office:value="0.000313357263610002" calcext:value-type="float">
            <text:p>0.0003133573</text:p>
          </table:table-cell>
          <table:table-cell/>
          <table:table-cell table:formula="of:=POWER([.D109]-[.M79];2)" office:value-type="float" office:value="0.20169359442961" calcext:value-type="float">
            <text:p>0.2016935944</text:p>
          </table:table-cell>
          <table:table-cell/>
          <table:table-cell table:formula="of:=POWER([.D119]-[.M80];2)" office:value-type="float" office:value="0.0251165443239998" calcext:value-type="float">
            <text:p>0.0251165443</text:p>
          </table:table-cell>
          <table:table-cell/>
          <table:table-cell table:formula="of:=POWER([.D129]-[.M81];2)" office:value-type="float" office:value="0.309704493121" calcext:value-type="float">
            <text:p>0.3097044931</text:p>
          </table:table-cell>
          <table:table-cell/>
          <table:table-cell table:formula="of:=POWER([.D139]-[.M82];2)" office:value-type="float" office:value="1.520365446961" calcext:value-type="float">
            <text:p>1.5203654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0507" calcext:value-type="float">
            <text:p>0.510507</text:p>
          </table:table-cell>
          <table:table-cell office:value-type="float" office:value="781.022" calcext:value-type="float">
            <text:p>781.022</text:p>
          </table:table-cell>
          <table:table-cell office:value-type="float" office:value="0.153456" calcext:value-type="float">
            <text:p>0.153456</text:p>
          </table:table-cell>
          <table:table-cell office:value-type="float" office:value="1569.27" calcext:value-type="float">
            <text:p>1569.27</text:p>
          </table:table-cell>
          <table:table-cell office:value-type="float" office:value="781.022" calcext:value-type="float">
            <text:p>781.02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IF([.C94]-[.F94]=0;0;1)" office:value-type="float" office:value="0" calcext:value-type="float">
            <text:p>0</text:p>
          </table:table-cell>
          <table:table-cell table:number-columns-repeated="7"/>
          <table:table-cell table:formula="of:=POWER([.D90]-[.M77];2)" office:value-type="float" office:value="0.0001906705297225" calcext:value-type="float">
            <text:p>0.0001906705</text:p>
          </table:table-cell>
          <table:table-cell/>
          <table:table-cell table:formula="of:=POWER([.D100]-[.M78];2)" office:value-type="float" office:value="0.00475259950880999" calcext:value-type="float">
            <text:p>0.0047525995</text:p>
          </table:table-cell>
          <table:table-cell/>
          <table:table-cell table:formula="of:=POWER([.D110]-[.M79];2)" office:value-type="float" office:value="0.08276156602561" calcext:value-type="float">
            <text:p>0.082761566</text:p>
          </table:table-cell>
          <table:table-cell/>
          <table:table-cell table:formula="of:=POWER([.D120]-[.M80];2)" office:value-type="float" office:value="0.0128804340639999" calcext:value-type="float">
            <text:p>0.0128804341</text:p>
          </table:table-cell>
          <table:table-cell/>
          <table:table-cell table:formula="of:=POWER([.D130]-[.M81];2)" office:value-type="float" office:value="0.225911040601" calcext:value-type="float">
            <text:p>0.2259110406</text:p>
          </table:table-cell>
          <table:table-cell/>
          <table:table-cell table:formula="of:=POWER([.D140]-[.M82];2)" office:value-type="float" office:value="1.255567311441" calcext:value-type="float">
            <text:p>1.2555673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8912" calcext:value-type="float">
            <text:p>0.438912</text:p>
          </table:table-cell>
          <table:table-cell office:value-type="float" office:value="813.048" calcext:value-type="float">
            <text:p>813.048</text:p>
          </table:table-cell>
          <table:table-cell office:value-type="float" office:value="0.0869489" calcext:value-type="float">
            <text:p>0.0869489</text:p>
          </table:table-cell>
          <table:table-cell office:value-type="float" office:value="1160.88" calcext:value-type="float">
            <text:p>1160.88</text:p>
          </table:table-cell>
          <table:table-cell office:value-type="float" office:value="813.048" calcext:value-type="float">
            <text:p>813.04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IF([.C95]-[.F95]=0;0;1)" office:value-type="float" office:value="0" calcext:value-type="float">
            <text:p>0</text:p>
          </table:table-cell>
          <table:table-cell table:formula="of:=SUM([.I86:.I95])/10" office:value-type="float" office:value="0.3" calcext:value-type="float">
            <text:p>0.3</text:p>
          </table:table-cell>
          <table:table-cell table:number-columns-repeated="6"/>
          <table:table-cell table:formula="of:=POWER([.D91]-[.M77];2)" office:value-type="float" office:value="0.0000592091775624998" calcext:value-type="float">
            <text:p>5.92091775624998E-005</text:p>
          </table:table-cell>
          <table:table-cell/>
          <table:table-cell table:formula="of:=POWER([.D101]-[.M78];2)" office:value-type="float" office:value="0.00933776275041" calcext:value-type="float">
            <text:p>0.0093377628</text:p>
          </table:table-cell>
          <table:table-cell/>
          <table:table-cell table:formula="of:=POWER([.D111]-[.M79];2)" office:value-type="float" office:value="0.09358270238641" calcext:value-type="float">
            <text:p>0.0935827024</text:p>
          </table:table-cell>
          <table:table-cell/>
          <table:table-cell table:formula="of:=POWER([.D121]-[.M80];2)" office:value-type="float" office:value="0.315347387364001" calcext:value-type="float">
            <text:p>0.3153473874</text:p>
          </table:table-cell>
          <table:table-cell/>
          <table:table-cell table:formula="of:=POWER([.D131]-[.M81];2)" office:value-type="float" office:value="0.0218008178009999" calcext:value-type="float">
            <text:p>0.0218008178</text:p>
          </table:table-cell>
          <table:table-cell/>
          <table:table-cell table:formula="of:=POWER([.D141]-[.M82];2)" office:value-type="float" office:value="0.829500171361001" calcext:value-type="float">
            <text:p>0.8295001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7211" calcext:value-type="float">
            <text:p>4.07211</text:p>
          </table:table-cell>
          <table:table-cell office:value-type="float" office:value="1255.11" calcext:value-type="float">
            <text:p>1255.11</text:p>
          </table:table-cell>
          <table:table-cell office:value-type="float" office:value="0.695181" calcext:value-type="float">
            <text:p>0.695181</text:p>
          </table:table-cell>
          <table:table-cell office:value-type="float" office:value="3067.83" calcext:value-type="float">
            <text:p>3067.83</text:p>
          </table:table-cell>
          <table:table-cell office:value-type="float" office:value="1260.9" calcext:value-type="float">
            <text:p>1260.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IF([.C96]-[.F96]=0;0;1)" office:value-type="float" office:value="1" calcext:value-type="float">
            <text:p>1</text:p>
          </table:table-cell>
          <table:table-cell table:number-columns-repeated="7"/>
          <table:table-cell table:formula="of:=POWER([.D92]-[.M77];2)" office:value-type="float" office:value="0.0020235377640625" calcext:value-type="float">
            <text:p>0.0020235378</text:p>
          </table:table-cell>
          <table:table-cell/>
          <table:table-cell table:formula="of:=POWER([.D102]-[.M78];2)" office:value-type="float" office:value="0.01197424644361" calcext:value-type="float">
            <text:p>0.0119742464</text:p>
          </table:table-cell>
          <table:table-cell/>
          <table:table-cell table:formula="of:=POWER([.D112]-[.M79];2)" office:value-type="float" office:value="0.15731924389801" calcext:value-type="float">
            <text:p>0.1573192439</text:p>
          </table:table-cell>
          <table:table-cell/>
          <table:table-cell table:formula="of:=POWER([.D122]-[.M80];2)" office:value-type="float" office:value="0.0756811104039997" calcext:value-type="float">
            <text:p>0.0756811104</text:p>
          </table:table-cell>
          <table:table-cell/>
          <table:table-cell table:formula="of:=POWER([.D132]-[.M81];2)" office:value-type="float" office:value="1.074889959361" calcext:value-type="float">
            <text:p>1.0748899594</text:p>
          </table:table-cell>
          <table:table-cell/>
          <table:table-cell table:formula="of:=POWER([.D142]-[.M82];2)" office:value-type="float" office:value="0.865143677160999" calcext:value-type="float">
            <text:p>0.86514367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2594" calcext:value-type="float">
            <text:p>4.72594</text:p>
          </table:table-cell>
          <table:table-cell office:value-type="float" office:value="1426.31" calcext:value-type="float">
            <text:p>1426.31</text:p>
          </table:table-cell>
          <table:table-cell office:value-type="float" office:value="0.592682" calcext:value-type="float">
            <text:p>0.592682</text:p>
          </table:table-cell>
          <table:table-cell office:value-type="float" office:value="3687.22" calcext:value-type="float">
            <text:p>3687.22</text:p>
          </table:table-cell>
          <table:table-cell office:value-type="float" office:value="1544.42" calcext:value-type="float">
            <text:p>1544.4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IF([.C97]-[.F97]=0;0;1)" office:value-type="float" office:value="1" calcext:value-type="float">
            <text:p>1</text:p>
          </table:table-cell>
          <table:table-cell table:number-columns-repeated="7"/>
          <table:table-cell table:formula="of:=POWER([.D93]-[.M77];2)" office:value-type="float" office:value="0.000472560208402501" calcext:value-type="float">
            <text:p>0.0004725602</text:p>
          </table:table-cell>
          <table:table-cell/>
          <table:table-cell table:formula="of:=POWER([.D103]-[.M78];2)" office:value-type="float" office:value="0.03223852569081" calcext:value-type="float">
            <text:p>0.0322385257</text:p>
          </table:table-cell>
          <table:table-cell/>
          <table:table-cell table:formula="of:=POWER([.D113]-[.M79];2)" office:value-type="float" office:value="0.0789030684296099" calcext:value-type="float">
            <text:p>0.0789030684</text:p>
          </table:table-cell>
          <table:table-cell/>
          <table:table-cell table:formula="of:=POWER([.D123]-[.M80];2)" office:value-type="float" office:value="0.0273478983839999" calcext:value-type="float">
            <text:p>0.0273478984</text:p>
          </table:table-cell>
          <table:table-cell/>
          <table:table-cell table:formula="of:=POWER([.D133]-[.M81];2)" office:value-type="float" office:value="1.732069198561" calcext:value-type="float">
            <text:p>1.7320691986</text:p>
          </table:table-cell>
          <table:table-cell/>
          <table:table-cell table:formula="of:=POWER([.D143]-[.M82];2)" office:value-type="float" office:value="0.0537725083210003" calcext:value-type="float">
            <text:p>0.0537725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7114" calcext:value-type="float">
            <text:p>4.47114</text:p>
          </table:table-cell>
          <table:table-cell office:value-type="float" office:value="1437.18" calcext:value-type="float">
            <text:p>1437.18</text:p>
          </table:table-cell>
          <table:table-cell office:value-type="float" office:value="0.49958" calcext:value-type="float">
            <text:p>0.49958</text:p>
          </table:table-cell>
          <table:table-cell office:value-type="float" office:value="3412.12" calcext:value-type="float">
            <text:p>3412.12</text:p>
          </table:table-cell>
          <table:table-cell office:value-type="float" office:value="1448.4" calcext:value-type="float">
            <text:p>1448.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IF([.C98]-[.F98]=0;0;1)" office:value-type="float" office:value="1" calcext:value-type="float">
            <text:p>1</text:p>
          </table:table-cell>
          <table:table-cell table:number-columns-repeated="7"/>
          <table:table-cell table:formula="of:=POWER([.D94]-[.M77];2)" office:value-type="float" office:value="0.0016692740205625" calcext:value-type="float">
            <text:p>0.001669274</text:p>
          </table:table-cell>
          <table:table-cell/>
          <table:table-cell table:formula="of:=POWER([.D104]-[.M78];2)" office:value-type="float" office:value="0.06576962864481" calcext:value-type="float">
            <text:p>0.0657696286</text:p>
          </table:table-cell>
          <table:table-cell/>
          <table:table-cell table:formula="of:=POWER([.D114]-[.M79];2)" office:value-type="float" office:value="0.10717367040121" calcext:value-type="float">
            <text:p>0.1071736704</text:p>
          </table:table-cell>
          <table:table-cell/>
          <table:table-cell table:formula="of:=POWER([.D124]-[.M80];2)" office:value-type="float" office:value="0.639788817424001" calcext:value-type="float">
            <text:p>0.6397888174</text:p>
          </table:table-cell>
          <table:table-cell/>
          <table:table-cell table:formula="of:=POWER([.D134]-[.M81];2)" office:value-type="float" office:value="0.015224845321" calcext:value-type="float">
            <text:p>0.0152248453</text:p>
          </table:table-cell>
          <table:table-cell/>
          <table:table-cell table:formula="of:=POWER([.D144]-[.M82];2)" office:value-type="float" office:value="0.189486960600999" calcext:value-type="float">
            <text:p>0.18948696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48484" calcext:value-type="float">
            <text:p>5.48484</text:p>
          </table:table-cell>
          <table:table-cell office:value-type="float" office:value="1352.26" calcext:value-type="float">
            <text:p>1352.26</text:p>
          </table:table-cell>
          <table:table-cell office:value-type="float" office:value="0.485667" calcext:value-type="float">
            <text:p>0.485667</text:p>
          </table:table-cell>
          <table:table-cell office:value-type="float" office:value="2730.56" calcext:value-type="float">
            <text:p>2730.56</text:p>
          </table:table-cell>
          <table:table-cell office:value-type="float" office:value="1439.2" calcext:value-type="float">
            <text:p>1439.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IF([.C99]-[.F99]=0;0;1)" office:value-type="float" office:value="1" calcext:value-type="float">
            <text:p>1</text:p>
          </table:table-cell>
          <table:table-cell table:number-columns-repeated="7"/>
          <table:table-cell table:formula="of:=POWER([.D95]-[.M77];2)" office:value-type="float" office:value="0.000657940455122501" calcext:value-type="float">
            <text:p>0.0006579405</text:p>
          </table:table-cell>
          <table:table-cell/>
          <table:table-cell table:formula="of:=POWER([.D105]-[.M78];2)" office:value-type="float" office:value="0.01445479602961" calcext:value-type="float">
            <text:p>0.014454796</text:p>
          </table:table-cell>
          <table:table-cell/>
          <table:table-cell table:formula="of:=POWER([.D115]-[.M79];2)" office:value-type="float" office:value="0.000204864831610002" calcext:value-type="float">
            <text:p>0.0002048648</text:p>
          </table:table-cell>
          <table:table-cell/>
          <table:table-cell table:formula="of:=POWER([.D125]-[.M80];2)" office:value-type="float" office:value="0.0518072225439997" calcext:value-type="float">
            <text:p>0.0518072225</text:p>
          </table:table-cell>
          <table:table-cell/>
          <table:table-cell table:formula="of:=POWER([.D135]-[.M81];2)" office:value-type="float" office:value="0.244865635921" calcext:value-type="float">
            <text:p>0.2448656359</text:p>
          </table:table-cell>
          <table:table-cell/>
          <table:table-cell table:formula="of:=POWER([.D145]-[.M82];2)" office:value-type="float" office:value="1.839742289641" calcext:value-type="float">
            <text:p>1.83974228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5974" calcext:value-type="float">
            <text:p>4.95974</text:p>
          </table:table-cell>
          <table:table-cell office:value-type="float" office:value="1480.53" calcext:value-type="float">
            <text:p>1480.53</text:p>
          </table:table-cell>
          <table:table-cell office:value-type="float" office:value="0.572308" calcext:value-type="float">
            <text:p>0.572308</text:p>
          </table:table-cell>
          <table:table-cell office:value-type="float" office:value="3588.48" calcext:value-type="float">
            <text:p>3588.48</text:p>
          </table:table-cell>
          <table:table-cell office:value-type="float" office:value="1486.19" calcext:value-type="float">
            <text:p>1486.1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IF([.C100]-[.F100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0307" calcext:value-type="float">
            <text:p>3.30307</text:p>
          </table:table-cell>
          <table:table-cell office:value-type="float" office:value="1390.26" calcext:value-type="float">
            <text:p>1390.26</text:p>
          </table:table-cell>
          <table:table-cell office:value-type="float" office:value="0.600001" calcext:value-type="float">
            <text:p>0.600001</text:p>
          </table:table-cell>
          <table:table-cell office:value-type="float" office:value="3424.8" calcext:value-type="float">
            <text:p>3424.8</text:p>
          </table:table-cell>
          <table:table-cell office:value-type="float" office:value="1449.79" calcext:value-type="float">
            <text:p>1449.79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formula="of:=IF([.C101]-[.F101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3512" calcext:value-type="float">
            <text:p>2.53512</text:p>
          </table:table-cell>
          <table:table-cell office:value-type="float" office:value="1286.99" calcext:value-type="float">
            <text:p>1286.99</text:p>
          </table:table-cell>
          <table:table-cell office:value-type="float" office:value="0.393942" calcext:value-type="float">
            <text:p>0.393942</text:p>
          </table:table-cell>
          <table:table-cell office:value-type="float" office:value="3371.97" calcext:value-type="float">
            <text:p>3371.97</text:p>
          </table:table-cell>
          <table:table-cell office:value-type="float" office:value="1300.35" calcext:value-type="float">
            <text:p>1300.3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IF([.C102]-[.F10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5185" calcext:value-type="float">
            <text:p>4.45185</text:p>
          </table:table-cell>
          <table:table-cell office:value-type="float" office:value="1357.61" calcext:value-type="float">
            <text:p>1357.61</text:p>
          </table:table-cell>
          <table:table-cell office:value-type="float" office:value="0.323818" calcext:value-type="float">
            <text:p>0.323818</text:p>
          </table:table-cell>
          <table:table-cell office:value-type="float" office:value="3200.29" calcext:value-type="float">
            <text:p>3200.29</text:p>
          </table:table-cell>
          <table:table-cell office:value-type="float" office:value="1364.44" calcext:value-type="float">
            <text:p>1364.4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IF([.C103]-[.F10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7187" calcext:value-type="float">
            <text:p>0.907187</text:p>
          </table:table-cell>
          <table:table-cell office:value-type="float" office:value="1314.24" calcext:value-type="float">
            <text:p>1314.24</text:p>
          </table:table-cell>
          <table:table-cell office:value-type="float" office:value="0.246913" calcext:value-type="float">
            <text:p>0.246913</text:p>
          </table:table-cell>
          <table:table-cell office:value-type="float" office:value="3624.9" calcext:value-type="float">
            <text:p>3624.9</text:p>
          </table:table-cell>
          <table:table-cell office:value-type="float" office:value="1369.21" calcext:value-type="float">
            <text:p>1369.21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formula="of:=IF([.C104]-[.F10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9158" calcext:value-type="float">
            <text:p>1.59158</text:p>
          </table:table-cell>
          <table:table-cell office:value-type="float" office:value="1326.96" calcext:value-type="float">
            <text:p>1326.96</text:p>
          </table:table-cell>
          <table:table-cell office:value-type="float" office:value="0.623597" calcext:value-type="float">
            <text:p>0.623597</text:p>
          </table:table-cell>
          <table:table-cell office:value-type="float" office:value="2912.42" calcext:value-type="float">
            <text:p>2912.42</text:p>
          </table:table-cell>
          <table:table-cell office:value-type="float" office:value="1401.77" calcext:value-type="float">
            <text:p>1401.77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IF([.C105]-[.F105]=0;0;1)" office:value-type="float" office:value="1" calcext:value-type="float">
            <text:p>1</text:p>
          </table:table-cell>
          <table:table-cell table:formula="of:=SUM([.I96:.I105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938.45" calcext:value-type="float">
            <text:p>1938.45</text:p>
          </table:table-cell>
          <table:table-cell office:value-type="float" office:value="1.23766" calcext:value-type="float">
            <text:p>1.23766</text:p>
          </table:table-cell>
          <table:table-cell office:value-type="float" office:value="5811.26" calcext:value-type="float">
            <text:p>5811.26</text:p>
          </table:table-cell>
          <table:table-cell office:value-type="float" office:value="2153.86" calcext:value-type="float">
            <text:p>2153.8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IF([.C106]-[.F10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1056" calcext:value-type="float">
            <text:p>13.1056</text:p>
          </table:table-cell>
          <table:table-cell office:value-type="float" office:value="2054.59" calcext:value-type="float">
            <text:p>2054.59</text:p>
          </table:table-cell>
          <table:table-cell office:value-type="float" office:value="1.80236" calcext:value-type="float">
            <text:p>1.80236</text:p>
          </table:table-cell>
          <table:table-cell office:value-type="float" office:value="5963.28" calcext:value-type="float">
            <text:p>5963.28</text:p>
          </table:table-cell>
          <table:table-cell office:value-type="float" office:value="2270.74" calcext:value-type="float">
            <text:p>2270.7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IF([.C107]-[.F10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8121" calcext:value-type="float">
            <text:p>16.8121</text:p>
          </table:table-cell>
          <table:table-cell office:value-type="float" office:value="2072.26" calcext:value-type="float">
            <text:p>2072.26</text:p>
          </table:table-cell>
          <table:table-cell office:value-type="float" office:value="1.41243" calcext:value-type="float">
            <text:p>1.41243</text:p>
          </table:table-cell>
          <table:table-cell office:value-type="float" office:value="6003.44" calcext:value-type="float">
            <text:p>6003.44</text:p>
          </table:table-cell>
          <table:table-cell office:value-type="float" office:value="2265.86" calcext:value-type="float">
            <text:p>2265.86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formula="of:=IF([.C108]-[.F10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66227" calcext:value-type="float">
            <text:p>9.66227</text:p>
          </table:table-cell>
          <table:table-cell office:value-type="float" office:value="2028.18" calcext:value-type="float">
            <text:p>2028.18</text:p>
          </table:table-cell>
          <table:table-cell office:value-type="float" office:value="1.74668" calcext:value-type="float">
            <text:p>1.74668</text:p>
          </table:table-cell>
          <table:table-cell office:value-type="float" office:value="7144.97" calcext:value-type="float">
            <text:p>7144.97</text:p>
          </table:table-cell>
          <table:table-cell office:value-type="float" office:value="2253.55" calcext:value-type="float">
            <text:p>2253.5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IF([.C109]-[.F10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41532" calcext:value-type="float">
            <text:p>9.41532</text:p>
          </table:table-cell>
          <table:table-cell office:value-type="float" office:value="2125.22" calcext:value-type="float">
            <text:p>2125.22</text:p>
          </table:table-cell>
          <table:table-cell office:value-type="float" office:value="1.58526" calcext:value-type="float">
            <text:p>1.58526</text:p>
          </table:table-cell>
          <table:table-cell office:value-type="float" office:value="5936.76" calcext:value-type="float">
            <text:p>5936.76</text:p>
          </table:table-cell>
          <table:table-cell office:value-type="float" office:value="2308.41" calcext:value-type="float">
            <text:p>2308.41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IF([.C110]-[.F110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0172" calcext:value-type="float">
            <text:p>10.0172</text:p>
          </table:table-cell>
          <table:table-cell office:value-type="float" office:value="2137" calcext:value-type="float">
            <text:p>2137</text:p>
          </table:table-cell>
          <table:table-cell office:value-type="float" office:value="0.991664" calcext:value-type="float">
            <text:p>0.991664</text:p>
          </table:table-cell>
          <table:table-cell office:value-type="float" office:value="6489.48" calcext:value-type="float">
            <text:p>6489.48</text:p>
          </table:table-cell>
          <table:table-cell office:value-type="float" office:value="2316.75" calcext:value-type="float">
            <text:p>2316.75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IF([.C111]-[.F111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5188" calcext:value-type="float">
            <text:p>17.5188</text:p>
          </table:table-cell>
          <table:table-cell office:value-type="float" office:value="1922.82" calcext:value-type="float">
            <text:p>1922.82</text:p>
          </table:table-cell>
          <table:table-cell office:value-type="float" office:value="0.900942" calcext:value-type="float">
            <text:p>0.900942</text:p>
          </table:table-cell>
          <table:table-cell office:value-type="float" office:value="5852.49" calcext:value-type="float">
            <text:p>5852.49</text:p>
          </table:table-cell>
          <table:table-cell office:value-type="float" office:value="2195.24" calcext:value-type="float">
            <text:p>2195.2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formula="of:=IF([.C112]-[.F11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7961" calcext:value-type="float">
            <text:p>9.87961</text:p>
          </table:table-cell>
          <table:table-cell office:value-type="float" office:value="2222.1" calcext:value-type="float">
            <text:p>2222.1</text:p>
          </table:table-cell>
          <table:table-cell office:value-type="float" office:value="1.01668" calcext:value-type="float">
            <text:p>1.01668</text:p>
          </table:table-cell>
          <table:table-cell office:value-type="float" office:value="6816.23" calcext:value-type="float">
            <text:p>6816.23</text:p>
          </table:table-cell>
          <table:table-cell office:value-type="float" office:value="2393.37" calcext:value-type="float">
            <text:p>2393.37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formula="of:=IF([.C113]-[.F11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3084" calcext:value-type="float">
            <text:p>12.3084</text:p>
          </table:table-cell>
          <table:table-cell office:value-type="float" office:value="2244.06" calcext:value-type="float">
            <text:p>2244.06</text:p>
          </table:table-cell>
          <table:table-cell office:value-type="float" office:value="0.970203" calcext:value-type="float">
            <text:p>0.970203</text:p>
          </table:table-cell>
          <table:table-cell office:value-type="float" office:value="7103.16" calcext:value-type="float">
            <text:p>7103.16</text:p>
          </table:table-cell>
          <table:table-cell office:value-type="float" office:value="2430.58" calcext:value-type="float">
            <text:p>2430.58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formula="of:=IF([.C114]-[.F11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3027" calcext:value-type="float">
            <text:p>12.3027</text:p>
          </table:table-cell>
          <table:table-cell office:value-type="float" office:value="2074.59" calcext:value-type="float">
            <text:p>2074.59</text:p>
          </table:table-cell>
          <table:table-cell office:value-type="float" office:value="1.31189" calcext:value-type="float">
            <text:p>1.31189</text:p>
          </table:table-cell>
          <table:table-cell office:value-type="float" office:value="6231.15" calcext:value-type="float">
            <text:p>6231.15</text:p>
          </table:table-cell>
          <table:table-cell office:value-type="float" office:value="2311.07" calcext:value-type="float">
            <text:p>2311.07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formula="of:=IF([.C115]-[.F115]=0;0;1)" office:value-type="float" office:value="1" calcext:value-type="float">
            <text:p>1</text:p>
          </table:table-cell>
          <table:table-cell table:formula="of:=SUM([.I106:.I115])/10"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389" calcext:value-type="float">
            <text:p>22.8389</text:p>
          </table:table-cell>
          <table:table-cell office:value-type="float" office:value="2743.71" calcext:value-type="float">
            <text:p>2743.71</text:p>
          </table:table-cell>
          <table:table-cell office:value-type="float" office:value="2.41116" calcext:value-type="float">
            <text:p>2.41116</text:p>
          </table:table-cell>
          <table:table-cell office:value-type="float" office:value="9781.26" calcext:value-type="float">
            <text:p>9781.26</text:p>
          </table:table-cell>
          <table:table-cell office:value-type="float" office:value="3370.01" calcext:value-type="float">
            <text:p>3370.0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IF([.C116]-[.F116]=0;0;1)" office:value-type="float" office:value="1" calcext:value-type="float">
            <text:p>1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0357" calcext:value-type="float">
            <text:p>25.0357</text:p>
          </table:table-cell>
          <table:table-cell office:value-type="float" office:value="2823.72" calcext:value-type="float">
            <text:p>2823.72</text:p>
          </table:table-cell>
          <table:table-cell office:value-type="float" office:value="2.77944" calcext:value-type="float">
            <text:p>2.77944</text:p>
          </table:table-cell>
          <table:table-cell office:value-type="float" office:value="10369.3" calcext:value-type="float">
            <text:p>10369.3</text:p>
          </table:table-cell>
          <table:table-cell office:value-type="float" office:value="3199.49" calcext:value-type="float">
            <text:p>3199.49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formula="of:=IF([.C117]-[.F117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3828" calcext:value-type="float">
            <text:p>26.3828</text:p>
          </table:table-cell>
          <table:table-cell office:value-type="float" office:value="2693.53" calcext:value-type="float">
            <text:p>2693.53</text:p>
          </table:table-cell>
          <table:table-cell office:value-type="float" office:value="1.89064" calcext:value-type="float">
            <text:p>1.89064</text:p>
          </table:table-cell>
          <table:table-cell office:value-type="float" office:value="11505.8" calcext:value-type="float">
            <text:p>11505.8</text:p>
          </table:table-cell>
          <table:table-cell office:value-type="float" office:value="3237.77" calcext:value-type="float">
            <text:p>3237.7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formula="of:=IF([.C118]-[.F118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4198" calcext:value-type="float">
            <text:p>25.4198</text:p>
          </table:table-cell>
          <table:table-cell office:value-type="float" office:value="3005.86" calcext:value-type="float">
            <text:p>3005.86</text:p>
          </table:table-cell>
          <table:table-cell office:value-type="float" office:value="2.37844" calcext:value-type="float">
            <text:p>2.37844</text:p>
          </table:table-cell>
          <table:table-cell office:value-type="float" office:value="10372.8" calcext:value-type="float">
            <text:p>10372.8</text:p>
          </table:table-cell>
          <table:table-cell office:value-type="float" office:value="3469.05" calcext:value-type="float">
            <text:p>3469.0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formula="of:=IF([.C119]-[.F119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3528" calcext:value-type="float">
            <text:p>24.3528</text:p>
          </table:table-cell>
          <table:table-cell office:value-type="float" office:value="2996.1" calcext:value-type="float">
            <text:p>2996.1</text:p>
          </table:table-cell>
          <table:table-cell office:value-type="float" office:value="2.33345" calcext:value-type="float">
            <text:p>2.33345</text:p>
          </table:table-cell>
          <table:table-cell office:value-type="float" office:value="9832.99" calcext:value-type="float">
            <text:p>9832.99</text:p>
          </table:table-cell>
          <table:table-cell office:value-type="float" office:value="3447.7" calcext:value-type="float">
            <text:p>3447.7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formula="of:=IF([.C120]-[.F120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567" calcext:value-type="float">
            <text:p>29.9567</text:p>
          </table:table-cell>
          <table:table-cell office:value-type="float" office:value="2885.1" calcext:value-type="float">
            <text:p>2885.1</text:p>
          </table:table-cell>
          <table:table-cell office:value-type="float" office:value="1.6584" calcext:value-type="float">
            <text:p>1.6584</text:p>
          </table:table-cell>
          <table:table-cell office:value-type="float" office:value="9067.29" calcext:value-type="float">
            <text:p>9067.29</text:p>
          </table:table-cell>
          <table:table-cell office:value-type="float" office:value="3165.98" calcext:value-type="float">
            <text:p>3165.98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formula="of:=IF([.C121]-[.F121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764" calcext:value-type="float">
            <text:p>20.764</text:p>
          </table:table-cell>
          <table:table-cell office:value-type="float" office:value="2509.93" calcext:value-type="float">
            <text:p>2509.93</text:p>
          </table:table-cell>
          <table:table-cell office:value-type="float" office:value="2.49506" calcext:value-type="float">
            <text:p>2.49506</text:p>
          </table:table-cell>
          <table:table-cell office:value-type="float" office:value="9660.58" calcext:value-type="float">
            <text:p>9660.58</text:p>
          </table:table-cell>
          <table:table-cell office:value-type="float" office:value="3189.45" calcext:value-type="float">
            <text:p>3189.45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formula="of:=IF([.C122]-[.F12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1847" calcext:value-type="float">
            <text:p>34.1847</text:p>
          </table:table-cell>
          <table:table-cell office:value-type="float" office:value="2740.75" calcext:value-type="float">
            <text:p>2740.75</text:p>
          </table:table-cell>
          <table:table-cell office:value-type="float" office:value="2.38533" calcext:value-type="float">
            <text:p>2.38533</text:p>
          </table:table-cell>
          <table:table-cell office:value-type="float" office:value="9943.72" calcext:value-type="float">
            <text:p>9943.72</text:p>
          </table:table-cell>
          <table:table-cell office:value-type="float" office:value="3219.54" calcext:value-type="float">
            <text:p>3219.54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IF([.C123]-[.F12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2182" calcext:value-type="float">
            <text:p>38.2182</text:p>
          </table:table-cell>
          <table:table-cell office:value-type="float" office:value="2859.75" calcext:value-type="float">
            <text:p>2859.75</text:p>
          </table:table-cell>
          <table:table-cell office:value-type="float" office:value="1.42009" calcext:value-type="float">
            <text:p>1.42009</text:p>
          </table:table-cell>
          <table:table-cell office:value-type="float" office:value="10531.5" calcext:value-type="float">
            <text:p>10531.5</text:p>
          </table:table-cell>
          <table:table-cell office:value-type="float" office:value="3441.72" calcext:value-type="float">
            <text:p>3441.72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table:formula="of:=IF([.C124]-[.F12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3225" calcext:value-type="float">
            <text:p>39.3225</text:p>
          </table:table-cell>
          <table:table-cell office:value-type="float" office:value="2851.17" calcext:value-type="float">
            <text:p>2851.17</text:p>
          </table:table-cell>
          <table:table-cell office:value-type="float" office:value="2.44757" calcext:value-type="float">
            <text:p>2.44757</text:p>
          </table:table-cell>
          <table:table-cell office:value-type="float" office:value="9855.32" calcext:value-type="float">
            <text:p>9855.32</text:p>
          </table:table-cell>
          <table:table-cell office:value-type="float" office:value="3296.09" calcext:value-type="float">
            <text:p>3296.09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table:formula="of:=IF([.C125]-[.F125]=0;0;1)" office:value-type="float" office:value="1" calcext:value-type="float">
            <text:p>1</text:p>
          </table:table-cell>
          <table:table-cell table:formula="of:=SUM([.I116:.I125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.934" calcext:value-type="float">
            <text:p>74.934</text:p>
          </table:table-cell>
          <table:table-cell office:value-type="float" office:value="4006.26" calcext:value-type="float">
            <text:p>4006.26</text:p>
          </table:table-cell>
          <table:table-cell office:value-type="float" office:value="3.50664" calcext:value-type="float">
            <text:p>3.50664</text:p>
          </table:table-cell>
          <table:table-cell office:value-type="float" office:value="15359.4" calcext:value-type="float">
            <text:p>15359.4</text:p>
          </table:table-cell>
          <table:table-cell office:value-type="float" office:value="4785.77" calcext:value-type="float">
            <text:p>4785.7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IF([.C126]-[.F12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.954" calcext:value-type="float">
            <text:p>109.954</text:p>
          </table:table-cell>
          <table:table-cell office:value-type="float" office:value="3828.88" calcext:value-type="float">
            <text:p>3828.88</text:p>
          </table:table-cell>
          <table:table-cell office:value-type="float" office:value="3.75485" calcext:value-type="float">
            <text:p>3.75485</text:p>
          </table:table-cell>
          <table:table-cell office:value-type="float" office:value="14292.5" calcext:value-type="float">
            <text:p>14292.5</text:p>
          </table:table-cell>
          <table:table-cell office:value-type="float" office:value="4540.55" calcext:value-type="float">
            <text:p>4540.5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formula="of:=IF([.C127]-[.F12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5068" calcext:value-type="float">
            <text:p>36.5068</text:p>
          </table:table-cell>
          <table:table-cell office:value-type="float" office:value="3623.93" calcext:value-type="float">
            <text:p>3623.93</text:p>
          </table:table-cell>
          <table:table-cell office:value-type="float" office:value="2.7641" calcext:value-type="float">
            <text:p>2.7641</text:p>
          </table:table-cell>
          <table:table-cell office:value-type="float" office:value="15639.2" calcext:value-type="float">
            <text:p>15639.2</text:p>
          </table:table-cell>
          <table:table-cell office:value-type="float" office:value="4436.82" calcext:value-type="float">
            <text:p>4436.8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IF([.C128]-[.F12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.3249" calcext:value-type="float">
            <text:p>39.3249</text:p>
          </table:table-cell>
          <table:table-cell office:value-type="float" office:value="3602.89" calcext:value-type="float">
            <text:p>3602.89</text:p>
          </table:table-cell>
          <table:table-cell office:value-type="float" office:value="2.50517" calcext:value-type="float">
            <text:p>2.50517</text:p>
          </table:table-cell>
          <table:table-cell office:value-type="float" office:value="14775.2" calcext:value-type="float">
            <text:p>14775.2</text:p>
          </table:table-cell>
          <table:table-cell office:value-type="float" office:value="4668.34" calcext:value-type="float">
            <text:p>4668.34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formula="of:=IF([.C129]-[.F12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3135" calcext:value-type="float">
            <text:p>57.3135</text:p>
          </table:table-cell>
          <table:table-cell office:value-type="float" office:value="3671.81" calcext:value-type="float">
            <text:p>3671.81</text:p>
          </table:table-cell>
          <table:table-cell office:value-type="float" office:value="2.58638" calcext:value-type="float">
            <text:p>2.58638</text:p>
          </table:table-cell>
          <table:table-cell office:value-type="float" office:value="16139.5" calcext:value-type="float">
            <text:p>16139.5</text:p>
          </table:table-cell>
          <table:table-cell office:value-type="float" office:value="4342.87" calcext:value-type="float">
            <text:p>4342.87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IF([.C130]-[.F130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4256" calcext:value-type="float">
            <text:p>40.4256</text:p>
          </table:table-cell>
          <table:table-cell office:value-type="float" office:value="3812.17" calcext:value-type="float">
            <text:p>3812.17</text:p>
          </table:table-cell>
          <table:table-cell office:value-type="float" office:value="2.91403" calcext:value-type="float">
            <text:p>2.91403</text:p>
          </table:table-cell>
          <table:table-cell office:value-type="float" office:value="16405.9" calcext:value-type="float">
            <text:p>16405.9</text:p>
          </table:table-cell>
          <table:table-cell office:value-type="float" office:value="4439" calcext:value-type="float">
            <text:p>4439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formula="of:=IF([.C131]-[.F131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5064" calcext:value-type="float">
            <text:p>61.5064</text:p>
          </table:table-cell>
          <table:table-cell office:value-type="float" office:value="3748.96" calcext:value-type="float">
            <text:p>3748.96</text:p>
          </table:table-cell>
          <table:table-cell office:value-type="float" office:value="4.09845" calcext:value-type="float">
            <text:p>4.09845</text:p>
          </table:table-cell>
          <table:table-cell office:value-type="float" office:value="15926.9" calcext:value-type="float">
            <text:p>15926.9</text:p>
          </table:table-cell>
          <table:table-cell office:value-type="float" office:value="4594.41" calcext:value-type="float">
            <text:p>4594.41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IF([.C132]-[.F13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2638" calcext:value-type="float">
            <text:p>42.2638</text:p>
          </table:table-cell>
          <table:table-cell office:value-type="float" office:value="3622.11" calcext:value-type="float">
            <text:p>3622.11</text:p>
          </table:table-cell>
          <table:table-cell office:value-type="float" office:value="1.7456" calcext:value-type="float">
            <text:p>1.7456</text:p>
          </table:table-cell>
          <table:table-cell office:value-type="float" office:value="15731.3" calcext:value-type="float">
            <text:p>15731.3</text:p>
          </table:table-cell>
          <table:table-cell office:value-type="float" office:value="4596.87" calcext:value-type="float">
            <text:p>4596.87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formula="of:=IF([.C133]-[.F13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1766" calcext:value-type="float">
            <text:p>37.1766</text:p>
          </table:table-cell>
          <table:table-cell office:value-type="float" office:value="3688.92" calcext:value-type="float">
            <text:p>3688.92</text:p>
          </table:table-cell>
          <table:table-cell office:value-type="float" office:value="3.18507" calcext:value-type="float">
            <text:p>3.18507</text:p>
          </table:table-cell>
          <table:table-cell office:value-type="float" office:value="15705.7" calcext:value-type="float">
            <text:p>15705.7</text:p>
          </table:table-cell>
          <table:table-cell office:value-type="float" office:value="4404" calcext:value-type="float">
            <text:p>4404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formula="of:=IF([.C134]-[.F13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5447" calcext:value-type="float">
            <text:p>40.5447</text:p>
          </table:table-cell>
          <table:table-cell office:value-type="float" office:value="3816.36" calcext:value-type="float">
            <text:p>3816.36</text:p>
          </table:table-cell>
          <table:table-cell office:value-type="float" office:value="3.55652" calcext:value-type="float">
            <text:p>3.55652</text:p>
          </table:table-cell>
          <table:table-cell office:value-type="float" office:value="16062.5" calcext:value-type="float">
            <text:p>16062.5</text:p>
          </table:table-cell>
          <table:table-cell office:value-type="float" office:value="4873.87" calcext:value-type="float">
            <text:p>4873.8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C135]-[.F135]=0;0;1)" office:value-type="float" office:value="1" calcext:value-type="float">
            <text:p>1</text:p>
          </table:table-cell>
          <table:table-cell table:formula="of:=SUM([.I126:.I135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.2951" calcext:value-type="float">
            <text:p>67.2951</text:p>
          </table:table-cell>
          <table:table-cell office:value-type="float" office:value="4795.51" calcext:value-type="float">
            <text:p>4795.51</text:p>
          </table:table-cell>
          <table:table-cell office:value-type="float" office:value="3.83438" calcext:value-type="float">
            <text:p>3.83438</text:p>
          </table:table-cell>
          <table:table-cell office:value-type="float" office:value="20008.4" calcext:value-type="float">
            <text:p>20008.4</text:p>
          </table:table-cell>
          <table:table-cell office:value-type="float" office:value="5991.87" calcext:value-type="float">
            <text:p>5991.8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IF([.C136]-[.F13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.9014" calcext:value-type="float">
            <text:p>96.9014</text:p>
          </table:table-cell>
          <table:table-cell office:value-type="float" office:value="4312.75" calcext:value-type="float">
            <text:p>4312.75</text:p>
          </table:table-cell>
          <table:table-cell office:value-type="float" office:value="3.44689" calcext:value-type="float">
            <text:p>3.44689</text:p>
          </table:table-cell>
          <table:table-cell office:value-type="float" office:value="23378.8" calcext:value-type="float">
            <text:p>23378.8</text:p>
          </table:table-cell>
          <table:table-cell office:value-type="float" office:value="5636.52" calcext:value-type="float">
            <text:p>5636.5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formula="of:=IF([.C137]-[.F13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.6556" calcext:value-type="float">
            <text:p>89.6556</text:p>
          </table:table-cell>
          <table:table-cell office:value-type="float" office:value="4659.48" calcext:value-type="float">
            <text:p>4659.48</text:p>
          </table:table-cell>
          <table:table-cell office:value-type="float" office:value="3.2355" calcext:value-type="float">
            <text:p>3.2355</text:p>
          </table:table-cell>
          <table:table-cell office:value-type="float" office:value="20289" calcext:value-type="float">
            <text:p>20289</text:p>
          </table:table-cell>
          <table:table-cell office:value-type="float" office:value="6122.96" calcext:value-type="float">
            <text:p>6122.9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formula="of:=IF([.C138]-[.F13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.026" calcext:value-type="float">
            <text:p>116.026</text:p>
          </table:table-cell>
          <table:table-cell office:value-type="float" office:value="4637.4" calcext:value-type="float">
            <text:p>4637.4</text:p>
          </table:table-cell>
          <table:table-cell office:value-type="float" office:value="6.04952" calcext:value-type="float">
            <text:p>6.04952</text:p>
          </table:table-cell>
          <table:table-cell office:value-type="float" office:value="21789.6" calcext:value-type="float">
            <text:p>21789.6</text:p>
          </table:table-cell>
          <table:table-cell office:value-type="float" office:value="5816.92" calcext:value-type="float">
            <text:p>5816.92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formula="of:=IF([.C139]-[.F13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.9222" calcext:value-type="float">
            <text:p>76.9222</text:p>
          </table:table-cell>
          <table:table-cell office:value-type="float" office:value="4839.7" calcext:value-type="float">
            <text:p>4839.7</text:p>
          </table:table-cell>
          <table:table-cell office:value-type="float" office:value="5.93701" calcext:value-type="float">
            <text:p>5.93701</text:p>
          </table:table-cell>
          <table:table-cell office:value-type="float" office:value="21524.3" calcext:value-type="float">
            <text:p>21524.3</text:p>
          </table:table-cell>
          <table:table-cell office:value-type="float" office:value="6312.3" calcext:value-type="float">
            <text:p>6312.3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formula="of:=IF([.C140]-[.F140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001" calcext:value-type="float">
            <text:p>166.001</text:p>
          </table:table-cell>
          <table:table-cell office:value-type="float" office:value="4795.8" calcext:value-type="float">
            <text:p>4795.8</text:p>
          </table:table-cell>
          <table:table-cell office:value-type="float" office:value="3.90572" calcext:value-type="float">
            <text:p>3.90572</text:p>
          </table:table-cell>
          <table:table-cell office:value-type="float" office:value="20305" calcext:value-type="float">
            <text:p>20305</text:p>
          </table:table-cell>
          <table:table-cell office:value-type="float" office:value="6004.32" calcext:value-type="float">
            <text:p>6004.32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formula="of:=IF([.C141]-[.F141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.113" calcext:value-type="float">
            <text:p>133.113</text:p>
          </table:table-cell>
          <table:table-cell office:value-type="float" office:value="4520.32" calcext:value-type="float">
            <text:p>4520.32</text:p>
          </table:table-cell>
          <table:table-cell office:value-type="float" office:value="5.74662" calcext:value-type="float">
            <text:p>5.74662</text:p>
          </table:table-cell>
          <table:table-cell office:value-type="float" office:value="21988.5" calcext:value-type="float">
            <text:p>21988.5</text:p>
          </table:table-cell>
          <table:table-cell office:value-type="float" office:value="5604.44" calcext:value-type="float">
            <text:p>5604.44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formula="of:=IF([.C142]-[.F14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7.986" calcext:value-type="float">
            <text:p>117.986</text:p>
          </table:table-cell>
          <table:table-cell office:value-type="float" office:value="4767.63" calcext:value-type="float">
            <text:p>4767.63</text:p>
          </table:table-cell>
          <table:table-cell office:value-type="float" office:value="4.5846" calcext:value-type="float">
            <text:p>4.5846</text:p>
          </table:table-cell>
          <table:table-cell office:value-type="float" office:value="21921.4" calcext:value-type="float">
            <text:p>21921.4</text:p>
          </table:table-cell>
          <table:table-cell office:value-type="float" office:value="5868.29" calcext:value-type="float">
            <text:p>5868.29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IF([.C143]-[.F14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.676" calcext:value-type="float">
            <text:p>124.676</text:p>
          </table:table-cell>
          <table:table-cell office:value-type="float" office:value="4697.83" calcext:value-type="float">
            <text:p>4697.83</text:p>
          </table:table-cell>
          <table:table-cell office:value-type="float" office:value="5.25179" calcext:value-type="float">
            <text:p>5.25179</text:p>
          </table:table-cell>
          <table:table-cell office:value-type="float" office:value="22133.1" calcext:value-type="float">
            <text:p>22133.1</text:p>
          </table:table-cell>
          <table:table-cell office:value-type="float" office:value="5896.36" calcext:value-type="float">
            <text:p>5896.36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table:formula="of:=IF([.C144]-[.F14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.998" calcext:value-type="float">
            <text:p>135.998</text:p>
          </table:table-cell>
          <table:table-cell office:value-type="float" office:value="4716.36" calcext:value-type="float">
            <text:p>4716.36</text:p>
          </table:table-cell>
          <table:table-cell office:value-type="float" office:value="6.17286" calcext:value-type="float">
            <text:p>6.17286</text:p>
          </table:table-cell>
          <table:table-cell office:value-type="float" office:value="23736.1" calcext:value-type="float">
            <text:p>23736.1</text:p>
          </table:table-cell>
          <table:table-cell office:value-type="float" office:value="6095.67" calcext:value-type="float">
            <text:p>6095.67</text:p>
          </table:table-cell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table:formula="of:=IF([.C145]-[.F145]=0;0;1)" office:value-type="float" office:value="1" calcext:value-type="float">
            <text:p>1</text:p>
          </table:table-cell>
          <table:table-cell table:formula="of:=SUM([.I136:.I145])/10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Experiment 3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3237" calcext:value-type="float">
            <text:p>0.053237</text:p>
          </table:table-cell>
          <table:table-cell office:value-type="float" office:value="1480.75" calcext:value-type="float">
            <text:p>1480.75</text:p>
          </table:table-cell>
          <table:table-cell office:value-type="float" office:value="0.0123768" calcext:value-type="float">
            <text:p>0.0123768</text:p>
          </table:table-cell>
          <table:table-cell office:value-type="float" office:value="1959.65" calcext:value-type="float">
            <text:p>1959.65</text:p>
          </table:table-cell>
          <table:table-cell office:value-type="float" office:value="1480.75" calcext:value-type="float">
            <text:p>1480.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C151]-[.F151]=0;0;1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SUM([.B151:.B160])/10)" office:value-type="float" office:value="0.06874169" calcext:value-type="float">
            <text:p>0.06874169</text:p>
          </table:table-cell>
          <table:table-cell table:formula="of:=(SUM([.D151:.D160])/10)" office:value-type="float" office:value="0.01385608" calcext:value-type="float">
            <text:p>0.01385608</text:p>
          </table:table-cell>
          <table:table-cell table:formula="of:=(SUM([.C151:.C160])/10)" office:value-type="float" office:value="1464.527" calcext:value-type="float">
            <text:p>1464.527</text:p>
          </table:table-cell>
          <table:table-cell table:formula="of:=(SUM([.F151:.F160])/10)" office:value-type="float" office:value="1464.527" calcext:value-type="float">
            <text:p>1464.527</text:p>
          </table:table-cell>
          <table:table-cell table:formula="of:=(SUM([.G151:.G160])/10)" office:value-type="float" office:value="24.9" calcext:value-type="float">
            <text:p>24.9</text:p>
          </table:table-cell>
          <table:table-cell table:formula="of:=POWER([.D151]-[.M151];2)" office:value-type="float" office:value="0.00000218826931839999" calcext:value-type="float">
            <text:p>2.18826931839999E-006</text:p>
          </table:table-cell>
          <table:table-cell/>
          <table:table-cell table:formula="of:=SQRT((SUM([.Q151:.Q160]))/10)" office:value-type="float" office:value="0.0015598441728583" calcext:value-type="float">
            <text:p>0.0015598442</text:p>
          </table:table-cell>
          <table:table-cell/>
          <table:table-cell table:formula="of:=(([.O151]-[.N151])/[.N15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6602" calcext:value-type="float">
            <text:p>0.146602</text:p>
          </table:table-cell>
          <table:table-cell office:value-type="float" office:value="1361.1" calcext:value-type="float">
            <text:p>1361.1</text:p>
          </table:table-cell>
          <table:table-cell office:value-type="float" office:value="0.012537" calcext:value-type="float">
            <text:p>0.012537</text:p>
          </table:table-cell>
          <table:table-cell office:value-type="float" office:value="1609.7" calcext:value-type="float">
            <text:p>1609.7</text:p>
          </table:table-cell>
          <table:table-cell office:value-type="float" office:value="1361.1" calcext:value-type="float">
            <text:p>1361.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C152]-[.F152]=0;0;1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SUM([.B161:.B170])/10)" office:value-type="float" office:value="0.4776156" calcext:value-type="float">
            <text:p>0.4776156</text:p>
          </table:table-cell>
          <table:table-cell table:formula="of:=(SUM([.D161:.D170])/10)" office:value-type="float" office:value="0.12082512" calcext:value-type="float">
            <text:p>0.12082512</text:p>
          </table:table-cell>
          <table:table-cell table:formula="of:=(SUM([.C161:.C170])/10)" office:value-type="float" office:value="1922.696" calcext:value-type="float">
            <text:p>1922.696</text:p>
          </table:table-cell>
          <table:table-cell table:formula="of:=(SUM([.F161:.F170])/10)" office:value-type="float" office:value="1924.274" calcext:value-type="float">
            <text:p>1924.274</text:p>
          </table:table-cell>
          <table:table-cell table:formula="of:=(SUM([.G161:.G170])/10)" office:value-type="float" office:value="76.9" calcext:value-type="float">
            <text:p>76.9</text:p>
          </table:table-cell>
          <table:table-cell table:formula="of:=POWER([.D152]-[.M151];2)" office:value-type="float" office:value="0.0000017399720464" calcext:value-type="float">
            <text:p>0.00000174</text:p>
          </table:table-cell>
          <table:table-cell/>
          <table:table-cell table:formula="of:=SQRT((SUM([.Q165:.Q174]))/10)" office:value-type="float" office:value="0.0297766263362658" calcext:value-type="float">
            <text:p>0.0297766263</text:p>
          </table:table-cell>
          <table:table-cell/>
          <table:table-cell table:formula="of:=(([.O152]-[.N152])/[.N152])" office:value-type="float" office:value="0.0008207225687264" calcext:value-type="float">
            <text:p>0.000820722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96048" calcext:value-type="float">
            <text:p>0.0996048</text:p>
          </table:table-cell>
          <table:table-cell office:value-type="float" office:value="1421.04" calcext:value-type="float">
            <text:p>1421.04</text:p>
          </table:table-cell>
          <table:table-cell office:value-type="float" office:value="0.013247" calcext:value-type="float">
            <text:p>0.013247</text:p>
          </table:table-cell>
          <table:table-cell office:value-type="float" office:value="1601.93" calcext:value-type="float">
            <text:p>1601.93</text:p>
          </table:table-cell>
          <table:table-cell office:value-type="float" office:value="1421.04" calcext:value-type="float">
            <text:p>1421.0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IF([.C153]-[.F153]=0;0;1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B171:.B180])/10)" office:value-type="float" office:value="3.1744434" calcext:value-type="float">
            <text:p>3.1744434</text:p>
          </table:table-cell>
          <table:table-cell table:formula="of:=(SUM([.D171:.D180])/10)" office:value-type="float" office:value="0.4507766" calcext:value-type="float">
            <text:p>0.4507766</text:p>
          </table:table-cell>
          <table:table-cell table:formula="of:=(SUM([.C171:.C180])/10)" office:value-type="float" office:value="2281.542" calcext:value-type="float">
            <text:p>2281.542</text:p>
          </table:table-cell>
          <table:table-cell table:formula="of:=(SUM([.F171:.F180])/10)" office:value-type="float" office:value="2386.97" calcext:value-type="float">
            <text:p>2386.97</text:p>
          </table:table-cell>
          <table:table-cell table:formula="of:=(SUM([.G171:.G180])/10)" office:value-type="float" office:value="107.4" calcext:value-type="float">
            <text:p>107.4</text:p>
          </table:table-cell>
          <table:table-cell table:formula="of:=POWER([.D153]-[.M151];2)" office:value-type="float" office:value="0.000000370978446399998" calcext:value-type="float">
            <text:p>0.000000371</text:p>
          </table:table-cell>
          <table:table-cell/>
          <table:table-cell table:formula="of:=SQRT((SUM([.S165:.S174]))/10)" office:value-type="float" office:value="0.149853569115453" calcext:value-type="float">
            <text:p>0.1498535691</text:p>
          </table:table-cell>
          <table:table-cell/>
          <table:table-cell table:formula="of:=(([.O153]-[.N153])/[.N153])" office:value-type="float" office:value="0.0462090989339663" calcext:value-type="float">
            <text:p>0.046209098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3879" calcext:value-type="float">
            <text:p>0.0623879</text:p>
          </table:table-cell>
          <table:table-cell office:value-type="float" office:value="1412.59" calcext:value-type="float">
            <text:p>1412.59</text:p>
          </table:table-cell>
          <table:table-cell office:value-type="float" office:value="0.0125589" calcext:value-type="float">
            <text:p>0.0125589</text:p>
          </table:table-cell>
          <table:table-cell office:value-type="float" office:value="1487" calcext:value-type="float">
            <text:p>1487</text:p>
          </table:table-cell>
          <table:table-cell office:value-type="float" office:value="1412.59" calcext:value-type="float">
            <text:p>1412.5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IF([.C154]-[.F154]=0;0;1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SUM([.B181:.B190])/10)" office:value-type="float" office:value="11.220887" calcext:value-type="float">
            <text:p>11.220887</text:p>
          </table:table-cell>
          <table:table-cell table:formula="of:=(SUM([.D181:.D190])/10)" office:value-type="float" office:value="1.4146811" calcext:value-type="float">
            <text:p>1.4146811</text:p>
          </table:table-cell>
          <table:table-cell table:formula="of:=(SUM([.C181:.C190])/10)" office:value-type="float" office:value="2610.768" calcext:value-type="float">
            <text:p>2610.768</text:p>
          </table:table-cell>
          <table:table-cell table:formula="of:=(SUM([.F181:.F190])/10)" office:value-type="float" office:value="2843.747" calcext:value-type="float">
            <text:p>2843.747</text:p>
          </table:table-cell>
          <table:table-cell table:formula="of:=(SUM([.G181:.G190])/10)" office:value-type="float" office:value="154.8" calcext:value-type="float">
            <text:p>154.8</text:p>
          </table:table-cell>
          <table:table-cell table:formula="of:=POWER([.D154]-[.M151];2)" office:value-type="float" office:value="0.0000016826759524" calcext:value-type="float">
            <text:p>1.6826759524E-006</text:p>
          </table:table-cell>
          <table:table-cell/>
          <table:table-cell table:formula="of:=SQRT((SUM([.U165:.U174]))/10)" office:value-type="float" office:value="0.240860067003416" calcext:value-type="float">
            <text:p>0.240860067</text:p>
          </table:table-cell>
          <table:table-cell/>
          <table:table-cell table:formula="of:=(([.O154]-[.N154])/[.N154])" office:value-type="float" office:value="0.0892377262169598" calcext:value-type="float">
            <text:p>0.089237726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414" calcext:value-type="float">
            <text:p>0.058414</text:p>
          </table:table-cell>
          <table:table-cell office:value-type="float" office:value="1375.11" calcext:value-type="float">
            <text:p>1375.11</text:p>
          </table:table-cell>
          <table:table-cell office:value-type="float" office:value="0.0148079" calcext:value-type="float">
            <text:p>0.0148079</text:p>
          </table:table-cell>
          <table:table-cell office:value-type="float" office:value="1684.62" calcext:value-type="float">
            <text:p>1684.62</text:p>
          </table:table-cell>
          <table:table-cell office:value-type="float" office:value="1375.11" calcext:value-type="float">
            <text:p>1375.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([.C155]-[.F155]=0;0;1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SUM([.B191:.B200])/10)" office:value-type="float" office:value="26.30028" calcext:value-type="float">
            <text:p>26.30028</text:p>
          </table:table-cell>
          <table:table-cell table:formula="of:=(SUM([.D191:.D200])/10)" office:value-type="float" office:value="2.275578" calcext:value-type="float">
            <text:p>2.275578</text:p>
          </table:table-cell>
          <table:table-cell table:formula="of:=(SUM([.C191:.C200])/10)" office:value-type="float" office:value="2871.532" calcext:value-type="float">
            <text:p>2871.532</text:p>
          </table:table-cell>
          <table:table-cell table:formula="of:=(SUM([.F191:.F200])/10)" office:value-type="float" office:value="3360.069" calcext:value-type="float">
            <text:p>3360.069</text:p>
          </table:table-cell>
          <table:table-cell table:formula="of:=(SUM([.G191:.G200])/10)" office:value-type="float" office:value="210.6" calcext:value-type="float">
            <text:p>210.6</text:p>
          </table:table-cell>
          <table:table-cell table:formula="of:=POWER([.D155]-[.M151];2)" office:value-type="float" office:value="0.000000905961312400002" calcext:value-type="float">
            <text:p>0.000000906</text:p>
          </table:table-cell>
          <table:table-cell/>
          <table:table-cell table:formula="of:=SQRT((SUM([.W165:.W174]))/10)" office:value-type="float" office:value="0.284907567179252" calcext:value-type="float">
            <text:p>0.2849075672</text:p>
          </table:table-cell>
          <table:table-cell/>
          <table:table-cell table:formula="of:=(([.O155]-[.N155])/[.N155])" office:value-type="float" office:value="0.170131135575017" calcext:value-type="float">
            <text:p>0.17013113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45571" calcext:value-type="float">
            <text:p>0.0345571</text:p>
          </table:table-cell>
          <table:table-cell office:value-type="float" office:value="1570.86" calcext:value-type="float">
            <text:p>1570.86</text:p>
          </table:table-cell>
          <table:table-cell office:value-type="float" office:value="0.0140851" calcext:value-type="float">
            <text:p>0.0140851</text:p>
          </table:table-cell>
          <table:table-cell office:value-type="float" office:value="1688.99" calcext:value-type="float">
            <text:p>1688.99</text:p>
          </table:table-cell>
          <table:table-cell office:value-type="float" office:value="1570.86" calcext:value-type="float">
            <text:p>1570.8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IF([.C156]-[.F156]=0;0;1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SUM([.B201:.B210])/10)" office:value-type="float" office:value="45.71058" calcext:value-type="float">
            <text:p>45.71058</text:p>
          </table:table-cell>
          <table:table-cell table:formula="of:=(SUM([.D201:.D210])/10)" office:value-type="float" office:value="2.853317" calcext:value-type="float">
            <text:p>2.853317</text:p>
          </table:table-cell>
          <table:table-cell table:formula="of:=(SUM([.C201:.C210])/10)" office:value-type="float" office:value="3097.348" calcext:value-type="float">
            <text:p>3097.348</text:p>
          </table:table-cell>
          <table:table-cell table:formula="of:=(SUM([.F201:.F210])/10)" office:value-type="float" office:value="3801.827" calcext:value-type="float">
            <text:p>3801.827</text:p>
          </table:table-cell>
          <table:table-cell table:formula="of:=(SUM([.G201:.G210])/10)" office:value-type="float" office:value="203" calcext:value-type="float">
            <text:p>203</text:p>
          </table:table-cell>
          <table:table-cell table:formula="of:=POWER([.D156]-[.M151];2)" office:value-type="float" office:value="0.0000000524501604000008" calcext:value-type="float">
            <text:p>5.24501604000008E-008</text:p>
          </table:table-cell>
          <table:table-cell/>
          <table:table-cell table:formula="of:=SQRT((SUM([.Y165:.Y174]))/10)" office:value-type="float" office:value="0.667196412281271" calcext:value-type="float">
            <text:p>0.6671964123</text:p>
          </table:table-cell>
          <table:table-cell/>
          <table:table-cell table:formula="of:=(([.O156]-[.N156])/[.N156])" office:value-type="float" office:value="0.227445866592969" calcext:value-type="float">
            <text:p>0.227445866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9421" calcext:value-type="float">
            <text:p>0.0519421</text:p>
          </table:table-cell>
          <table:table-cell office:value-type="float" office:value="1377.1" calcext:value-type="float">
            <text:p>1377.1</text:p>
          </table:table-cell>
          <table:table-cell office:value-type="float" office:value="0.0136631" calcext:value-type="float">
            <text:p>0.0136631</text:p>
          </table:table-cell>
          <table:table-cell office:value-type="float" office:value="1753.7" calcext:value-type="float">
            <text:p>1753.7</text:p>
          </table:table-cell>
          <table:table-cell office:value-type="float" office:value="1377.1" calcext:value-type="float">
            <text:p>1377.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IF([.C157]-[.F157]=0;0;1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(SUM([.B211:.B220])/10)" office:value-type="float" office:value="137.91201" calcext:value-type="float">
            <text:p>137.91201</text:p>
          </table:table-cell>
          <table:table-cell table:formula="of:=(SUM([.D211:.D220])/10)" office:value-type="float" office:value="4.593297" calcext:value-type="float">
            <text:p>4.593297</text:p>
          </table:table-cell>
          <table:table-cell table:formula="of:=(SUM([.C211:.C220])/10)" office:value-type="float" office:value="3280.665" calcext:value-type="float">
            <text:p>3280.665</text:p>
          </table:table-cell>
          <table:table-cell table:formula="of:=(SUM([.F211:.F220])/10)" office:value-type="float" office:value="4176.606" calcext:value-type="float">
            <text:p>4176.606</text:p>
          </table:table-cell>
          <table:table-cell table:formula="of:=(SUM([.G211:.G220])/10)" office:value-type="float" office:value="251.5" calcext:value-type="float">
            <text:p>251.5</text:p>
          </table:table-cell>
          <table:table-cell table:formula="of:=POWER([.D157]-[.M151];2)" office:value-type="float" office:value="0.0000000372412803999996" calcext:value-type="float">
            <text:p>3.72412803999996E-008</text:p>
          </table:table-cell>
          <table:table-cell/>
          <table:table-cell table:formula="of:=SQRT((SUM([.AA165:.AA174]))/10)" office:value-type="float" office:value="1.24991074843006" calcext:value-type="float">
            <text:p>1.2499107484</text:p>
          </table:table-cell>
          <table:table-cell/>
          <table:table-cell table:formula="of:=(([.O157]-[.N157])/[.N157])" office:value-type="float" office:value="0.273097375074871" calcext:value-type="float">
            <text:p>0.273097375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8769" calcext:value-type="float">
            <text:p>0.0738769</text:p>
          </table:table-cell>
          <table:table-cell office:value-type="float" office:value="1577.88" calcext:value-type="float">
            <text:p>1577.88</text:p>
          </table:table-cell>
          <table:table-cell office:value-type="float" office:value="0.0178959" calcext:value-type="float">
            <text:p>0.0178959</text:p>
          </table:table-cell>
          <table:table-cell office:value-type="float" office:value="1705.35" calcext:value-type="float">
            <text:p>1705.35</text:p>
          </table:table-cell>
          <table:table-cell office:value-type="float" office:value="1577.88" calcext:value-type="float">
            <text:p>1577.8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IF([.C158]-[.F158]=0;0;1)" office:value-type="float" office:value="0" calcext:value-type="float">
            <text:p>0</text:p>
          </table:table-cell>
          <table:table-cell table:number-columns-repeated="7"/>
          <table:table-cell table:formula="of:=POWER([.D158]-[.M151];2)" office:value-type="float" office:value="0.0000163201456324" calcext:value-type="float">
            <text:p>1.63201456324E-00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7242" calcext:value-type="float">
            <text:p>0.0517242</text:p>
          </table:table-cell>
          <table:table-cell office:value-type="float" office:value="1666.23" calcext:value-type="float">
            <text:p>1666.23</text:p>
          </table:table-cell>
          <table:table-cell office:value-type="float" office:value="0.014395" calcext:value-type="float">
            <text:p>0.014395</text:p>
          </table:table-cell>
          <table:table-cell office:value-type="float" office:value="1825.89" calcext:value-type="float">
            <text:p>1825.89</text:p>
          </table:table-cell>
          <table:table-cell office:value-type="float" office:value="1666.23" calcext:value-type="float">
            <text:p>1666.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IF([.C159]-[.F159]=0;0;1)" office:value-type="float" office:value="0" calcext:value-type="float">
            <text:p>0</text:p>
          </table:table-cell>
          <table:table-cell table:number-columns-repeated="7"/>
          <table:table-cell table:formula="of:=POWER([.D159]-[.M151];2)" office:value-type="float" office:value="0.000000290434766400002" calcext:value-type="float">
            <text:p>2.90434766400002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50709" calcext:value-type="float">
            <text:p>0.0550709</text:p>
          </table:table-cell>
          <table:table-cell office:value-type="float" office:value="1402.61" calcext:value-type="float">
            <text:p>1402.61</text:p>
          </table:table-cell>
          <table:table-cell office:value-type="float" office:value="0.0129941" calcext:value-type="float">
            <text:p>0.0129941</text:p>
          </table:table-cell>
          <table:table-cell office:value-type="float" office:value="1687.91" calcext:value-type="float">
            <text:p>1687.91</text:p>
          </table:table-cell>
          <table:table-cell office:value-type="float" office:value="1402.61" calcext:value-type="float">
            <text:p>1402.6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C160]-[.F160]=0;0;1)" office:value-type="float" office:value="0" calcext:value-type="float">
            <text:p>0</text:p>
          </table:table-cell>
          <table:table-cell table:formula="of:=SUM([.I151:.I160])/10" office:value-type="float" office:value="0" calcext:value-type="float">
            <text:p>0</text:p>
          </table:table-cell>
          <table:table-cell table:number-columns-repeated="6"/>
          <table:table-cell table:formula="of:=POWER([.D160]-[.M151];2)" office:value-type="float" office:value="0.000000743009520399997" calcext:value-type="float">
            <text:p>0.00000074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6683" calcext:value-type="float">
            <text:p>1.06683</text:p>
          </table:table-cell>
          <table:table-cell office:value-type="float" office:value="1996.73" calcext:value-type="float">
            <text:p>1996.73</text:p>
          </table:table-cell>
          <table:table-cell office:value-type="float" office:value="0.157636" calcext:value-type="float">
            <text:p>0.157636</text:p>
          </table:table-cell>
          <table:table-cell office:value-type="float" office:value="3134.36" calcext:value-type="float">
            <text:p>3134.36</text:p>
          </table:table-cell>
          <table:table-cell office:value-type="float" office:value="1996.73" calcext:value-type="float">
            <text:p>1996.7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([.C161]-[.F161]=0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5237" calcext:value-type="float">
            <text:p>0.29523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0.0698972" calcext:value-type="float">
            <text:p>0.0698972</text:p>
          </table:table-cell>
          <table:table-cell office:value-type="float" office:value="2904.07" calcext:value-type="float">
            <text:p>2904.0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C162]-[.F162]=0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0358" calcext:value-type="float">
            <text:p>1.00358</text:p>
          </table:table-cell>
          <table:table-cell office:value-type="float" office:value="1873.6" calcext:value-type="float">
            <text:p>1873.6</text:p>
          </table:table-cell>
          <table:table-cell office:value-type="float" office:value="0.095973" calcext:value-type="float">
            <text:p>0.095973</text:p>
          </table:table-cell>
          <table:table-cell office:value-type="float" office:value="3104.9" calcext:value-type="float">
            <text:p>3104.9</text:p>
          </table:table-cell>
          <table:table-cell office:value-type="float" office:value="1873.6" calcext:value-type="float">
            <text:p>1873.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IF([.C163]-[.F163]=0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0536" calcext:value-type="float">
            <text:p>0.330536</text:p>
          </table:table-cell>
          <table:table-cell office:value-type="float" office:value="1926.17" calcext:value-type="float">
            <text:p>1926.17</text:p>
          </table:table-cell>
          <table:table-cell office:value-type="float" office:value="0.166037" calcext:value-type="float">
            <text:p>0.166037</text:p>
          </table:table-cell>
          <table:table-cell office:value-type="float" office:value="3291.32" calcext:value-type="float">
            <text:p>3291.32</text:p>
          </table:table-cell>
          <table:table-cell office:value-type="float" office:value="1941.95" calcext:value-type="float">
            <text:p>1941.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IF([.C164]-[.F16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1821" calcext:value-type="float">
            <text:p>0.361821</text:p>
          </table:table-cell>
          <table:table-cell office:value-type="float" office:value="1988.39" calcext:value-type="float">
            <text:p>1988.39</text:p>
          </table:table-cell>
          <table:table-cell office:value-type="float" office:value="0.158198" calcext:value-type="float">
            <text:p>0.158198</text:p>
          </table:table-cell>
          <table:table-cell office:value-type="float" office:value="3593.97" calcext:value-type="float">
            <text:p>3593.97</text:p>
          </table:table-cell>
          <table:table-cell office:value-type="float" office:value="1988.39" calcext:value-type="float">
            <text:p>1988.3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IF([.C165]-[.F165]=0;0;1)" office:value-type="float" office:value="0" calcext:value-type="float">
            <text:p>0</text:p>
          </table:table-cell>
          <table:table-cell table:number-columns-repeated="7"/>
          <table:table-cell table:formula="of:=POWER([.D161]-[.M152];2)" office:value-type="float" office:value="0.0013550408863744" calcext:value-type="float">
            <text:p>0.0013550409</text:p>
          </table:table-cell>
          <table:table-cell/>
          <table:table-cell table:formula="of:=POWER([.D171]-[.M153];2)" office:value-type="float" office:value="0.03637511015076" calcext:value-type="float">
            <text:p>0.0363751102</text:p>
          </table:table-cell>
          <table:table-cell/>
          <table:table-cell table:formula="of:=POWER([.D181]-[.M154];2)" office:value-type="float" office:value="0.18000409950721" calcext:value-type="float">
            <text:p>0.1800040995</text:p>
          </table:table-cell>
          <table:table-cell/>
          <table:table-cell table:formula="of:=POWER([.D191]-[.M155];2)" office:value-type="float" office:value="0.103181003524" calcext:value-type="float">
            <text:p>0.1031810035</text:p>
          </table:table-cell>
          <table:table-cell/>
          <table:table-cell table:formula="of:=POWER([.D201]-[.M156];2)" office:value-type="float" office:value="0.119375087049" calcext:value-type="float">
            <text:p>0.119375087</text:p>
          </table:table-cell>
          <table:table-cell/>
          <table:table-cell table:formula="of:=POWER([.D211]-[.M157];2)" office:value-type="float" office:value="2.121954496249" calcext:value-type="float">
            <text:p>2.12195449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0403" calcext:value-type="float">
            <text:p>0.160403</text:p>
          </table:table-cell>
          <table:table-cell office:value-type="float" office:value="1942.65" calcext:value-type="float">
            <text:p>1942.65</text:p>
          </table:table-cell>
          <table:table-cell office:value-type="float" office:value="0.100803" calcext:value-type="float">
            <text:p>0.100803</text:p>
          </table:table-cell>
          <table:table-cell office:value-type="float" office:value="3682.03" calcext:value-type="float">
            <text:p>3682.03</text:p>
          </table:table-cell>
          <table:table-cell office:value-type="float" office:value="1942.65" calcext:value-type="float">
            <text:p>1942.6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IF([.C166]-[.F166]=0;0;1)" office:value-type="float" office:value="0" calcext:value-type="float">
            <text:p>0</text:p>
          </table:table-cell>
          <table:table-cell table:number-columns-repeated="7"/>
          <table:table-cell table:formula="of:=POWER([.D162]-[.M152];2)" office:value-type="float" office:value="0.0025936530355264" calcext:value-type="float">
            <text:p>0.002593653</text:p>
          </table:table-cell>
          <table:table-cell/>
          <table:table-cell table:formula="of:=POWER([.D172]-[.M153];2)" office:value-type="float" office:value="0.00602523698175999" calcext:value-type="float">
            <text:p>0.006025237</text:p>
          </table:table-cell>
          <table:table-cell/>
          <table:table-cell table:formula="of:=POWER([.D182]-[.M154];2)" office:value-type="float" office:value="0.00308148222320999" calcext:value-type="float">
            <text:p>0.0030814822</text:p>
          </table:table-cell>
          <table:table-cell/>
          <table:table-cell table:formula="of:=POWER([.D192]-[.M155];2)" office:value-type="float" office:value="0.314218544704" calcext:value-type="float">
            <text:p>0.3142185447</text:p>
          </table:table-cell>
          <table:table-cell/>
          <table:table-cell table:formula="of:=POWER([.D202]-[.M156];2)" office:value-type="float" office:value="0.910198045849" calcext:value-type="float">
            <text:p>0.9101980458</text:p>
          </table:table-cell>
          <table:table-cell/>
          <table:table-cell table:formula="of:=POWER([.D212]-[.M157];2)" office:value-type="float" office:value="2.990315938009" calcext:value-type="float">
            <text:p>2.990315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3571" calcext:value-type="float">
            <text:p>0.223571</text:p>
          </table:table-cell>
          <table:table-cell office:value-type="float" office:value="1877.51" calcext:value-type="float">
            <text:p>1877.51</text:p>
          </table:table-cell>
          <table:table-cell office:value-type="float" office:value="0.124006" calcext:value-type="float">
            <text:p>0.124006</text:p>
          </table:table-cell>
          <table:table-cell office:value-type="float" office:value="3196.25" calcext:value-type="float">
            <text:p>3196.25</text:p>
          </table:table-cell>
          <table:table-cell office:value-type="float" office:value="1877.51" calcext:value-type="float">
            <text:p>1877.5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IF([.C167]-[.F167]=0;0;1)" office:value-type="float" office:value="0" calcext:value-type="float">
            <text:p>0</text:p>
          </table:table-cell>
          <table:table-cell table:number-columns-repeated="7"/>
          <table:table-cell table:formula="of:=POWER([.D163]-[.M152];2)" office:value-type="float" office:value="0.0006176278684944" calcext:value-type="float">
            <text:p>0.0006176279</text:p>
          </table:table-cell>
          <table:table-cell/>
          <table:table-cell table:formula="of:=POWER([.D173]-[.M153];2)" office:value-type="float" office:value="0.04905976923136" calcext:value-type="float">
            <text:p>0.0490597692</text:p>
          </table:table-cell>
          <table:table-cell/>
          <table:table-cell table:formula="of:=POWER([.D183]-[.M154];2)" office:value-type="float" office:value="0.0000889456472099963" calcext:value-type="float">
            <text:p>8.89456472099963E-005</text:p>
          </table:table-cell>
          <table:table-cell/>
          <table:table-cell table:formula="of:=POWER([.D193]-[.M155];2)" office:value-type="float" office:value="0.0163962903039999" calcext:value-type="float">
            <text:p>0.0163962903</text:p>
          </table:table-cell>
          <table:table-cell/>
          <table:table-cell table:formula="of:=POWER([.D203]-[.M156];2)" office:value-type="float" office:value="0.012572464129" calcext:value-type="float">
            <text:p>0.0125724641</text:p>
          </table:table-cell>
          <table:table-cell/>
          <table:table-cell table:formula="of:=POWER([.D213]-[.M157];2)" office:value-type="float" office:value="0.036707877649" calcext:value-type="float">
            <text:p>0.03670787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4234" calcext:value-type="float">
            <text:p>0.554234</text:p>
          </table:table-cell>
          <table:table-cell office:value-type="float" office:value="1953.17" calcext:value-type="float">
            <text:p>1953.17</text:p>
          </table:table-cell>
          <table:table-cell office:value-type="float" office:value="0.120587" calcext:value-type="float">
            <text:p>0.120587</text:p>
          </table:table-cell>
          <table:table-cell office:value-type="float" office:value="3612.48" calcext:value-type="float">
            <text:p>3612.48</text:p>
          </table:table-cell>
          <table:table-cell office:value-type="float" office:value="1953.17" calcext:value-type="float">
            <text:p>1953.1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IF([.C168]-[.F168]=0;0;1)" office:value-type="float" office:value="0" calcext:value-type="float">
            <text:p>0</text:p>
          </table:table-cell>
          <table:table-cell table:number-columns-repeated="7"/>
          <table:table-cell table:formula="of:=POWER([.D164]-[.M152];2)" office:value-type="float" office:value="0.0020441140931344" calcext:value-type="float">
            <text:p>0.0020441141</text:p>
          </table:table-cell>
          <table:table-cell/>
          <table:table-cell table:formula="of:=POWER([.D174]-[.M153];2)" office:value-type="float" office:value="0.00606956297475999" calcext:value-type="float">
            <text:p>0.006069563</text:p>
          </table:table-cell>
          <table:table-cell/>
          <table:table-cell table:formula="of:=POWER([.D184]-[.M154];2)" office:value-type="float" office:value="0.00687922606921" calcext:value-type="float">
            <text:p>0.0068792261</text:p>
          </table:table-cell>
          <table:table-cell/>
          <table:table-cell table:formula="of:=POWER([.D194]-[.M155];2)" office:value-type="float" office:value="0.191457003364" calcext:value-type="float">
            <text:p>0.1914570034</text:p>
          </table:table-cell>
          <table:table-cell/>
          <table:table-cell table:formula="of:=POWER([.D204]-[.M156];2)" office:value-type="float" office:value="0.168948127089" calcext:value-type="float">
            <text:p>0.1689481271</text:p>
          </table:table-cell>
          <table:table-cell/>
          <table:table-cell table:formula="of:=POWER([.D214]-[.M157];2)" office:value-type="float" office:value="0.0531703645689999" calcext:value-type="float">
            <text:p>0.05317036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4208" calcext:value-type="float">
            <text:p>0.614208</text:p>
          </table:table-cell>
          <table:table-cell office:value-type="float" office:value="1987.54" calcext:value-type="float">
            <text:p>1987.54</text:p>
          </table:table-cell>
          <table:table-cell office:value-type="float" office:value="0.100623" calcext:value-type="float">
            <text:p>0.100623</text:p>
          </table:table-cell>
          <table:table-cell office:value-type="float" office:value="3453.2" calcext:value-type="float">
            <text:p>3453.2</text:p>
          </table:table-cell>
          <table:table-cell office:value-type="float" office:value="1987.54" calcext:value-type="float">
            <text:p>1987.5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IF([.C169]-[.F169]=0;0;1)" office:value-type="float" office:value="0" calcext:value-type="float">
            <text:p>0</text:p>
          </table:table-cell>
          <table:table-cell table:number-columns-repeated="7"/>
          <table:table-cell table:formula="of:=POWER([.D165]-[.M152];2)" office:value-type="float" office:value="0.0013967321594944" calcext:value-type="float">
            <text:p>0.0013967322</text:p>
          </table:table-cell>
          <table:table-cell/>
          <table:table-cell table:formula="of:=POWER([.D175]-[.M153];2)" office:value-type="float" office:value="0.000519356752359998" calcext:value-type="float">
            <text:p>0.0005193568</text:p>
          </table:table-cell>
          <table:table-cell/>
          <table:table-cell table:formula="of:=POWER([.D185]-[.M154];2)" office:value-type="float" office:value="0.08767586142121" calcext:value-type="float">
            <text:p>0.0876758614</text:p>
          </table:table-cell>
          <table:table-cell/>
          <table:table-cell table:formula="of:=POWER([.D195]-[.M155];2)" office:value-type="float" office:value="0.126125840164" calcext:value-type="float">
            <text:p>0.1261258402</text:p>
          </table:table-cell>
          <table:table-cell/>
          <table:table-cell table:formula="of:=POWER([.D205]-[.M156];2)" office:value-type="float" office:value="0.461430828369" calcext:value-type="float">
            <text:p>0.4614308284</text:p>
          </table:table-cell>
          <table:table-cell/>
          <table:table-cell table:formula="of:=POWER([.D215]-[.M157];2)" office:value-type="float" office:value="2.803973693049" calcext:value-type="float">
            <text:p>2.8039736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5736" calcext:value-type="float">
            <text:p>0.165736</text:p>
          </table:table-cell>
          <table:table-cell office:value-type="float" office:value="1816.71" calcext:value-type="float">
            <text:p>1816.71</text:p>
          </table:table-cell>
          <table:table-cell office:value-type="float" office:value="0.114491" calcext:value-type="float">
            <text:p>0.114491</text:p>
          </table:table-cell>
          <table:table-cell office:value-type="float" office:value="3579.89" calcext:value-type="float">
            <text:p>3579.89</text:p>
          </table:table-cell>
          <table:table-cell office:value-type="float" office:value="1816.71" calcext:value-type="float">
            <text:p>1816.7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IF([.C170]-[.F170]=0;0;1)" office:value-type="float" office:value="0" calcext:value-type="float">
            <text:p>0</text:p>
          </table:table-cell>
          <table:table-cell table:formula="of:=SUM([.I161:.I170])/10" office:value-type="float" office:value="0.1" calcext:value-type="float">
            <text:p>0.1</text:p>
          </table:table-cell>
          <table:table-cell table:number-columns-repeated="6"/>
          <table:table-cell table:formula="of:=POWER([.D166]-[.M152];2)" office:value-type="float" office:value="0.0004008852892944" calcext:value-type="float">
            <text:p>0.0004008853</text:p>
          </table:table-cell>
          <table:table-cell/>
          <table:table-cell table:formula="of:=POWER([.D176]-[.M153];2)" office:value-type="float" office:value="0.03990581550736" calcext:value-type="float">
            <text:p>0.0399058155</text:p>
          </table:table-cell>
          <table:table-cell/>
          <table:table-cell table:formula="of:=POWER([.D186]-[.M154];2)" office:value-type="float" office:value="0.00212050119121002" calcext:value-type="float">
            <text:p>0.0021205012</text:p>
          </table:table-cell>
          <table:table-cell/>
          <table:table-cell table:formula="of:=POWER([.D196]-[.M155];2)" office:value-type="float" office:value="0.0114152129640001" calcext:value-type="float">
            <text:p>0.011415213</text:p>
          </table:table-cell>
          <table:table-cell/>
          <table:table-cell table:formula="of:=POWER([.D206]-[.M156];2)" office:value-type="float" office:value="0.058241616889" calcext:value-type="float">
            <text:p>0.0582416169</text:p>
          </table:table-cell>
          <table:table-cell/>
          <table:table-cell table:formula="of:=POWER([.D216]-[.M157];2)" office:value-type="float" office:value="1.349795505249" calcext:value-type="float">
            <text:p>1.34979550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201.89" calcext:value-type="float">
            <text:p>2201.89</text:p>
          </table:table-cell>
          <table:table-cell office:value-type="float" office:value="0.260054" calcext:value-type="float">
            <text:p>0.260054</text:p>
          </table:table-cell>
          <table:table-cell office:value-type="float" office:value="6283.39" calcext:value-type="float">
            <text:p>6283.39</text:p>
          </table:table-cell>
          <table:table-cell office:value-type="float" office:value="2422.27" calcext:value-type="float">
            <text:p>2422.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IF([.C171]-[.F171]=0;0;1)" office:value-type="float" office:value="1" calcext:value-type="float">
            <text:p>1</text:p>
          </table:table-cell>
          <table:table-cell table:number-columns-repeated="7"/>
          <table:table-cell table:formula="of:=POWER([.D167]-[.M152];2)" office:value-type="float" office:value="0.0000101179975744001" calcext:value-type="float">
            <text:p>0.000010118</text:p>
          </table:table-cell>
          <table:table-cell/>
          <table:table-cell table:formula="of:=POWER([.D177]-[.M153];2)" office:value-type="float" office:value="0.04619559267856" calcext:value-type="float">
            <text:p>0.0461955927</text:p>
          </table:table-cell>
          <table:table-cell/>
          <table:table-cell table:formula="of:=POWER([.D187]-[.M154];2)" office:value-type="float" office:value="0.00287391415921002" calcext:value-type="float">
            <text:p>0.0028739142</text:p>
          </table:table-cell>
          <table:table-cell/>
          <table:table-cell table:formula="of:=POWER([.D197]-[.M155];2)" office:value-type="float" office:value="0.037209638404" calcext:value-type="float">
            <text:p>0.0372096384</text:p>
          </table:table-cell>
          <table:table-cell/>
          <table:table-cell table:formula="of:=POWER([.D207]-[.M156];2)" office:value-type="float" office:value="0.534341994169" calcext:value-type="float">
            <text:p>0.5343419942</text:p>
          </table:table-cell>
          <table:table-cell/>
          <table:table-cell table:formula="of:=POWER([.D217]-[.M157];2)" office:value-type="float" office:value="0.683990199369" calcext:value-type="float">
            <text:p>0.68399019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4094" calcext:value-type="float">
            <text:p>1.14094</text:p>
          </table:table-cell>
          <table:table-cell office:value-type="float" office:value="2175.95" calcext:value-type="float">
            <text:p>2175.95</text:p>
          </table:table-cell>
          <table:table-cell office:value-type="float" office:value="0.528399" calcext:value-type="float">
            <text:p>0.528399</text:p>
          </table:table-cell>
          <table:table-cell office:value-type="float" office:value="5120.54" calcext:value-type="float">
            <text:p>5120.54</text:p>
          </table:table-cell>
          <table:table-cell office:value-type="float" office:value="2289.19" calcext:value-type="float">
            <text:p>2289.19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IF([.C172]-[.F172]=0;0;1)" office:value-type="float" office:value="1" calcext:value-type="float">
            <text:p>1</text:p>
          </table:table-cell>
          <table:table-cell table:number-columns-repeated="7"/>
          <table:table-cell table:formula="of:=POWER([.D168]-[.M152];2)" office:value-type="float" office:value="0.0000000567011343999907" calcext:value-type="float">
            <text:p>5.67011343999907E-008</text:p>
          </table:table-cell>
          <table:table-cell/>
          <table:table-cell table:formula="of:=POWER([.D178]-[.M153];2)" office:value-type="float" office:value="0.01527389487376" calcext:value-type="float">
            <text:p>0.0152738949</text:p>
          </table:table-cell>
          <table:table-cell/>
          <table:table-cell table:formula="of:=POWER([.D188]-[.M154];2)" office:value-type="float" office:value="0.00521556951721" calcext:value-type="float">
            <text:p>0.0052155695</text:p>
          </table:table-cell>
          <table:table-cell/>
          <table:table-cell table:formula="of:=POWER([.D198]-[.M155];2)" office:value-type="float" office:value="0.000141086883999996" calcext:value-type="float">
            <text:p>0.0001410869</text:p>
          </table:table-cell>
          <table:table-cell/>
          <table:table-cell table:formula="of:=POWER([.D208]-[.M156];2)" office:value-type="float" office:value="0.878057080209" calcext:value-type="float">
            <text:p>0.8780570802</text:p>
          </table:table-cell>
          <table:table-cell/>
          <table:table-cell table:formula="of:=POWER([.D218]-[.M157];2)" office:value-type="float" office:value="0.111778554889" calcext:value-type="float">
            <text:p>0.11177855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3367" calcext:value-type="float">
            <text:p>6.33367</text:p>
          </table:table-cell>
          <table:table-cell office:value-type="float" office:value="2240.3" calcext:value-type="float">
            <text:p>2240.3</text:p>
          </table:table-cell>
          <table:table-cell office:value-type="float" office:value="0.672271" calcext:value-type="float">
            <text:p>0.672271</text:p>
          </table:table-cell>
          <table:table-cell office:value-type="float" office:value="5071.72" calcext:value-type="float">
            <text:p>5071.72</text:p>
          </table:table-cell>
          <table:table-cell office:value-type="float" office:value="2312.37" calcext:value-type="float">
            <text:p>2312.3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IF([.C173]-[.F173]=0;0;1)" office:value-type="float" office:value="1" calcext:value-type="float">
            <text:p>1</text:p>
          </table:table-cell>
          <table:table-cell table:number-columns-repeated="7"/>
          <table:table-cell table:formula="of:=POWER([.D169]-[.M152];2)" office:value-type="float" office:value="0.0004081256524944" calcext:value-type="float">
            <text:p>0.0004081257</text:p>
          </table:table-cell>
          <table:table-cell/>
          <table:table-cell table:formula="of:=POWER([.D179]-[.M153];2)" office:value-type="float" office:value="0.02005554462976" calcext:value-type="float">
            <text:p>0.0200555446</text:p>
          </table:table-cell>
          <table:table-cell/>
          <table:table-cell table:formula="of:=POWER([.D189]-[.M154];2)" office:value-type="float" office:value="0.08910159330121" calcext:value-type="float">
            <text:p>0.0891015933</text:p>
          </table:table-cell>
          <table:table-cell/>
          <table:table-cell table:formula="of:=POWER([.D199]-[.M155];2)" office:value-type="float" office:value="0.00110675982400001" calcext:value-type="float">
            <text:p>0.0011067598</text:p>
          </table:table-cell>
          <table:table-cell/>
          <table:table-cell table:formula="of:=POWER([.D209]-[.M156];2)" office:value-type="float" office:value="0.00314642464900002" calcext:value-type="float">
            <text:p>0.0031464246</text:p>
          </table:table-cell>
          <table:table-cell/>
          <table:table-cell table:formula="of:=POWER([.D219]-[.M157];2)" office:value-type="float" office:value="2.434870005649" calcext:value-type="float">
            <text:p>2.4348700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3825" calcext:value-type="float">
            <text:p>1.63825</text:p>
          </table:table-cell>
          <table:table-cell office:value-type="float" office:value="2407.03" calcext:value-type="float">
            <text:p>2407.03</text:p>
          </table:table-cell>
          <table:table-cell office:value-type="float" office:value="0.528684" calcext:value-type="float">
            <text:p>0.528684</text:p>
          </table:table-cell>
          <table:table-cell office:value-type="float" office:value="6103.78" calcext:value-type="float">
            <text:p>6103.78</text:p>
          </table:table-cell>
          <table:table-cell office:value-type="float" office:value="2535.76" calcext:value-type="float">
            <text:p>2535.7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formula="of:=IF([.C174]-[.F174]=0;0;1)" office:value-type="float" office:value="1" calcext:value-type="float">
            <text:p>1</text:p>
          </table:table-cell>
          <table:table-cell table:number-columns-repeated="7"/>
          <table:table-cell table:formula="of:=POWER([.D170]-[.M152];2)" office:value-type="float" office:value="0.0000401210761743998" calcext:value-type="float">
            <text:p>4.01210761743998E-005</text:p>
          </table:table-cell>
          <table:table-cell/>
          <table:table-cell table:formula="of:=POWER([.D180]-[.M153];2)" office:value-type="float" office:value="0.00508103798596" calcext:value-type="float">
            <text:p>0.005081038</text:p>
          </table:table-cell>
          <table:table-cell/>
          <table:table-cell table:formula="of:=POWER([.D190]-[.M154];2)" office:value-type="float" office:value="0.20309452573201" calcext:value-type="float">
            <text:p>0.2030945257</text:p>
          </table:table-cell>
          <table:table-cell/>
          <table:table-cell table:formula="of:=POWER([.D200]-[.M155];2)" office:value-type="float" office:value="0.010471838224" calcext:value-type="float">
            <text:p>0.0104718382</text:p>
          </table:table-cell>
          <table:table-cell/>
          <table:table-cell table:formula="of:=POWER([.D210]-[.M156];2)" office:value-type="float" office:value="1.305198857209" calcext:value-type="float">
            <text:p>1.3051988572</text:p>
          </table:table-cell>
          <table:table-cell/>
          <table:table-cell table:formula="of:=POWER([.D220]-[.M157];2)" office:value-type="float" office:value="3.036212155729" calcext:value-type="float">
            <text:p>3.03621215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0208" calcext:value-type="float">
            <text:p>3.60208</text:p>
          </table:table-cell>
          <table:table-cell office:value-type="float" office:value="2437.73" calcext:value-type="float">
            <text:p>2437.73</text:p>
          </table:table-cell>
          <table:table-cell office:value-type="float" office:value="0.473566" calcext:value-type="float">
            <text:p>0.473566</text:p>
          </table:table-cell>
          <table:table-cell office:value-type="float" office:value="5940.71" calcext:value-type="float">
            <text:p>5940.71</text:p>
          </table:table-cell>
          <table:table-cell office:value-type="float" office:value="2492.12" calcext:value-type="float">
            <text:p>2492.1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IF([.C175]-[.F17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8909" calcext:value-type="float">
            <text:p>3.38909</text:p>
          </table:table-cell>
          <table:table-cell office:value-type="float" office:value="2207.09" calcext:value-type="float">
            <text:p>2207.09</text:p>
          </table:table-cell>
          <table:table-cell office:value-type="float" office:value="0.650541" calcext:value-type="float">
            <text:p>0.650541</text:p>
          </table:table-cell>
          <table:table-cell office:value-type="float" office:value="5735.64" calcext:value-type="float">
            <text:p>5735.64</text:p>
          </table:table-cell>
          <table:table-cell office:value-type="float" office:value="2350.22" calcext:value-type="float">
            <text:p>2350.22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IF([.C176]-[.F17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8974" calcext:value-type="float">
            <text:p>0.578974</text:p>
          </table:table-cell>
          <table:table-cell office:value-type="float" office:value="2087.16" calcext:value-type="float">
            <text:p>2087.16</text:p>
          </table:table-cell>
          <table:table-cell office:value-type="float" office:value="0.235845" calcext:value-type="float">
            <text:p>0.235845</text:p>
          </table:table-cell>
          <table:table-cell office:value-type="float" office:value="5241.39" calcext:value-type="float">
            <text:p>5241.39</text:p>
          </table:table-cell>
          <table:table-cell office:value-type="float" office:value="2193.12" calcext:value-type="float">
            <text:p>2193.1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IF([.C177]-[.F17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1913" calcext:value-type="float">
            <text:p>4.31913</text:p>
          </table:table-cell>
          <table:table-cell office:value-type="float" office:value="2372.92" calcext:value-type="float">
            <text:p>2372.92</text:p>
          </table:table-cell>
          <table:table-cell office:value-type="float" office:value="0.327189" calcext:value-type="float">
            <text:p>0.327189</text:p>
          </table:table-cell>
          <table:table-cell office:value-type="float" office:value="5893.09" calcext:value-type="float">
            <text:p>5893.09</text:p>
          </table:table-cell>
          <table:table-cell office:value-type="float" office:value="2469.51" calcext:value-type="float">
            <text:p>2469.5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IF([.C178]-[.F17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7655" calcext:value-type="float">
            <text:p>7.7655</text:p>
          </table:table-cell>
          <table:table-cell office:value-type="float" office:value="2389.31" calcext:value-type="float">
            <text:p>2389.31</text:p>
          </table:table-cell>
          <table:table-cell office:value-type="float" office:value="0.309159" calcext:value-type="float">
            <text:p>0.309159</text:p>
          </table:table-cell>
          <table:table-cell office:value-type="float" office:value="5509.64" calcext:value-type="float">
            <text:p>5509.64</text:p>
          </table:table-cell>
          <table:table-cell office:value-type="float" office:value="2425.38" calcext:value-type="float">
            <text:p>2425.3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IF([.C179]-[.F17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4991" calcext:value-type="float">
            <text:p>1.94991</text:p>
          </table:table-cell>
          <table:table-cell office:value-type="float" office:value="2296.04" calcext:value-type="float">
            <text:p>2296.04</text:p>
          </table:table-cell>
          <table:table-cell office:value-type="float" office:value="0.522058" calcext:value-type="float">
            <text:p>0.522058</text:p>
          </table:table-cell>
          <table:table-cell office:value-type="float" office:value="5404" calcext:value-type="float">
            <text:p>5404</text:p>
          </table:table-cell>
          <table:table-cell office:value-type="float" office:value="2379.76" calcext:value-type="float">
            <text:p>2379.76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IF([.C180]-[.F180]=0;0;1)" office:value-type="float" office:value="1" calcext:value-type="float">
            <text:p>1</text:p>
          </table:table-cell>
          <table:table-cell table:formula="of:=SUM([.I171:.I180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6752" calcext:value-type="float">
            <text:p>4.06752</text:p>
          </table:table-cell>
          <table:table-cell office:value-type="float" office:value="2515.02" calcext:value-type="float">
            <text:p>2515.02</text:p>
          </table:table-cell>
          <table:table-cell office:value-type="float" office:value="1.83895" calcext:value-type="float">
            <text:p>1.83895</text:p>
          </table:table-cell>
          <table:table-cell office:value-type="float" office:value="8254.56" calcext:value-type="float">
            <text:p>8254.56</text:p>
          </table:table-cell>
          <table:table-cell office:value-type="float" office:value="2736.19" calcext:value-type="float">
            <text:p>2736.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IF([.C181]-[.F181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7167" calcext:value-type="float">
            <text:p>11.7167</text:p>
          </table:table-cell>
          <table:table-cell office:value-type="float" office:value="2604.18" calcext:value-type="float">
            <text:p>2604.18</text:p>
          </table:table-cell>
          <table:table-cell office:value-type="float" office:value="1.35917" calcext:value-type="float">
            <text:p>1.35917</text:p>
          </table:table-cell>
          <table:table-cell office:value-type="float" office:value="6194.89" calcext:value-type="float">
            <text:p>6194.89</text:p>
          </table:table-cell>
          <table:table-cell office:value-type="float" office:value="2875.53" calcext:value-type="float">
            <text:p>2875.5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formula="of:=IF([.C182]-[.F18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4273" calcext:value-type="float">
            <text:p>14.4273</text:p>
          </table:table-cell>
          <table:table-cell office:value-type="float" office:value="2516.84" calcext:value-type="float">
            <text:p>2516.84</text:p>
          </table:table-cell>
          <table:table-cell office:value-type="float" office:value="1.40525" calcext:value-type="float">
            <text:p>1.40525</text:p>
          </table:table-cell>
          <table:table-cell office:value-type="float" office:value="7851.67" calcext:value-type="float">
            <text:p>7851.67</text:p>
          </table:table-cell>
          <table:table-cell office:value-type="float" office:value="2834.52" calcext:value-type="float">
            <text:p>2834.5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IF([.C183]-[.F18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78481" calcext:value-type="float">
            <text:p>8.78481</text:p>
          </table:table-cell>
          <table:table-cell office:value-type="float" office:value="2590.87" calcext:value-type="float">
            <text:p>2590.87</text:p>
          </table:table-cell>
          <table:table-cell office:value-type="float" office:value="1.33174" calcext:value-type="float">
            <text:p>1.33174</text:p>
          </table:table-cell>
          <table:table-cell office:value-type="float" office:value="8948.54" calcext:value-type="float">
            <text:p>8948.54</text:p>
          </table:table-cell>
          <table:table-cell office:value-type="float" office:value="2841.05" calcext:value-type="float">
            <text:p>2841.05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formula="of:=IF([.C184]-[.F18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65284" calcext:value-type="float">
            <text:p>7.65284</text:p>
          </table:table-cell>
          <table:table-cell office:value-type="float" office:value="2576.61" calcext:value-type="float">
            <text:p>2576.61</text:p>
          </table:table-cell>
          <table:table-cell office:value-type="float" office:value="1.11858" calcext:value-type="float">
            <text:p>1.11858</text:p>
          </table:table-cell>
          <table:table-cell office:value-type="float" office:value="7900.45" calcext:value-type="float">
            <text:p>7900.45</text:p>
          </table:table-cell>
          <table:table-cell office:value-type="float" office:value="2810.3" calcext:value-type="float">
            <text:p>2810.3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formula="of:=IF([.C185]-[.F185]=0;0;1)"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934" calcext:value-type="float">
            <text:p>15.3934</text:p>
          </table:table-cell>
          <table:table-cell office:value-type="float" office:value="2662.78" calcext:value-type="float">
            <text:p>2662.78</text:p>
          </table:table-cell>
          <table:table-cell office:value-type="float" office:value="1.46073" calcext:value-type="float">
            <text:p>1.46073</text:p>
          </table:table-cell>
          <table:table-cell office:value-type="float" office:value="8175.91" calcext:value-type="float">
            <text:p>8175.91</text:p>
          </table:table-cell>
          <table:table-cell office:value-type="float" office:value="2819.55" calcext:value-type="float">
            <text:p>2819.55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IF([.C186]-[.F186]=0;0;1)" office:value-type="float" office:value="1" calcext:value-type="float">
            <text:p>1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147" calcext:value-type="float">
            <text:p>13.2147</text:p>
          </table:table-cell>
          <table:table-cell office:value-type="float" office:value="2637.3" calcext:value-type="float">
            <text:p>2637.3</text:p>
          </table:table-cell>
          <table:table-cell office:value-type="float" office:value="1.46829" calcext:value-type="float">
            <text:p>1.46829</text:p>
          </table:table-cell>
          <table:table-cell office:value-type="float" office:value="7578.48" calcext:value-type="float">
            <text:p>7578.48</text:p>
          </table:table-cell>
          <table:table-cell office:value-type="float" office:value="2764.56" calcext:value-type="float">
            <text:p>2764.56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formula="of:=IF([.C187]-[.F187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562" calcext:value-type="float">
            <text:p>15.3562</text:p>
          </table:table-cell>
          <table:table-cell office:value-type="float" office:value="2697.5" calcext:value-type="float">
            <text:p>2697.5</text:p>
          </table:table-cell>
          <table:table-cell office:value-type="float" office:value="1.4869" calcext:value-type="float">
            <text:p>1.4869</text:p>
          </table:table-cell>
          <table:table-cell office:value-type="float" office:value="7934.98" calcext:value-type="float">
            <text:p>7934.98</text:p>
          </table:table-cell>
          <table:table-cell office:value-type="float" office:value="2886.49" calcext:value-type="float">
            <text:p>2886.49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formula="of:=IF([.C188]-[.F188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896" calcext:value-type="float">
            <text:p>11.4896</text:p>
          </table:table-cell>
          <table:table-cell office:value-type="float" office:value="2636.81" calcext:value-type="float">
            <text:p>2636.81</text:p>
          </table:table-cell>
          <table:table-cell office:value-type="float" office:value="1.71318" calcext:value-type="float">
            <text:p>1.71318</text:p>
          </table:table-cell>
          <table:table-cell office:value-type="float" office:value="8262.81" calcext:value-type="float">
            <text:p>8262.81</text:p>
          </table:table-cell>
          <table:table-cell office:value-type="float" office:value="2994.42" calcext:value-type="float">
            <text:p>2994.42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table:formula="of:=IF([.C189]-[.F189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1058" calcext:value-type="float">
            <text:p>10.1058</text:p>
          </table:table-cell>
          <table:table-cell office:value-type="float" office:value="2669.77" calcext:value-type="float">
            <text:p>2669.77</text:p>
          </table:table-cell>
          <table:table-cell office:value-type="float" office:value="0.964021" calcext:value-type="float">
            <text:p>0.964021</text:p>
          </table:table-cell>
          <table:table-cell office:value-type="float" office:value="7692.2" calcext:value-type="float">
            <text:p>7692.2</text:p>
          </table:table-cell>
          <table:table-cell office:value-type="float" office:value="2874.86" calcext:value-type="float">
            <text:p>2874.86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formula="of:=IF([.C190]-[.F190]=0;0;1)" office:value-type="float" office:value="1" calcext:value-type="float">
            <text:p>1</text:p>
          </table:table-cell>
          <table:table-cell table:formula="of:=SUM([.I181:.I190])/10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4084" calcext:value-type="float">
            <text:p>18.4084</text:p>
          </table:table-cell>
          <table:table-cell office:value-type="float" office:value="2942" calcext:value-type="float">
            <text:p>2942</text:p>
          </table:table-cell>
          <table:table-cell office:value-type="float" office:value="1.95436" calcext:value-type="float">
            <text:p>1.95436</text:p>
          </table:table-cell>
          <table:table-cell office:value-type="float" office:value="11084" calcext:value-type="float">
            <text:p>11084</text:p>
          </table:table-cell>
          <table:table-cell office:value-type="float" office:value="3464.19" calcext:value-type="float">
            <text:p>3464.1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IF([.C191]-[.F191]=0;0;1)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4007" calcext:value-type="float">
            <text:p>21.4007</text:p>
          </table:table-cell>
          <table:table-cell office:value-type="float" office:value="2811.35" calcext:value-type="float">
            <text:p>2811.35</text:p>
          </table:table-cell>
          <table:table-cell office:value-type="float" office:value="2.83613" calcext:value-type="float">
            <text:p>2.83613</text:p>
          </table:table-cell>
          <table:table-cell office:value-type="float" office:value="10113" calcext:value-type="float">
            <text:p>10113</text:p>
          </table:table-cell>
          <table:table-cell office:value-type="float" office:value="3275.27" calcext:value-type="float">
            <text:p>3275.2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IF([.C192]-[.F19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6061" calcext:value-type="float">
            <text:p>21.6061</text:p>
          </table:table-cell>
          <table:table-cell office:value-type="float" office:value="2860.82" calcext:value-type="float">
            <text:p>2860.82</text:p>
          </table:table-cell>
          <table:table-cell office:value-type="float" office:value="2.14753" calcext:value-type="float">
            <text:p>2.14753</text:p>
          </table:table-cell>
          <table:table-cell office:value-type="float" office:value="10820.1" calcext:value-type="float">
            <text:p>10820.1</text:p>
          </table:table-cell>
          <table:table-cell office:value-type="float" office:value="3452.9" calcext:value-type="float">
            <text:p>3452.9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IF([.C193]-[.F19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9408" calcext:value-type="float">
            <text:p>26.9408</text:p>
          </table:table-cell>
          <table:table-cell office:value-type="float" office:value="2819.94" calcext:value-type="float">
            <text:p>2819.94</text:p>
          </table:table-cell>
          <table:table-cell office:value-type="float" office:value="1.83802" calcext:value-type="float">
            <text:p>1.83802</text:p>
          </table:table-cell>
          <table:table-cell office:value-type="float" office:value="10432" calcext:value-type="float">
            <text:p>10432</text:p>
          </table:table-cell>
          <table:table-cell office:value-type="float" office:value="3308.41" calcext:value-type="float">
            <text:p>3308.41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formula="of:=IF([.C194]-[.F19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2697" calcext:value-type="float">
            <text:p>37.2697</text:p>
          </table:table-cell>
          <table:table-cell office:value-type="float" office:value="2949.85" calcext:value-type="float">
            <text:p>2949.85</text:p>
          </table:table-cell>
          <table:table-cell office:value-type="float" office:value="2.63072" calcext:value-type="float">
            <text:p>2.63072</text:p>
          </table:table-cell>
          <table:table-cell office:value-type="float" office:value="9758.79" calcext:value-type="float">
            <text:p>9758.79</text:p>
          </table:table-cell>
          <table:table-cell office:value-type="float" office:value="3392.37" calcext:value-type="float">
            <text:p>3392.3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IF([.C195]-[.F19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295" calcext:value-type="float">
            <text:p>29.9295</text:p>
          </table:table-cell>
          <table:table-cell office:value-type="float" office:value="2949.91" calcext:value-type="float">
            <text:p>2949.91</text:p>
          </table:table-cell>
          <table:table-cell office:value-type="float" office:value="2.38242" calcext:value-type="float">
            <text:p>2.38242</text:p>
          </table:table-cell>
          <table:table-cell office:value-type="float" office:value="9531.06" calcext:value-type="float">
            <text:p>9531.06</text:p>
          </table:table-cell>
          <table:table-cell office:value-type="float" office:value="3439.46" calcext:value-type="float">
            <text:p>3439.46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IF([.C196]-[.F19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026" calcext:value-type="float">
            <text:p>29.9026</text:p>
          </table:table-cell>
          <table:table-cell office:value-type="float" office:value="2980.98" calcext:value-type="float">
            <text:p>2980.98</text:p>
          </table:table-cell>
          <table:table-cell office:value-type="float" office:value="2.08268" calcext:value-type="float">
            <text:p>2.08268</text:p>
          </table:table-cell>
          <table:table-cell office:value-type="float" office:value="11758.1" calcext:value-type="float">
            <text:p>11758.1</text:p>
          </table:table-cell>
          <table:table-cell office:value-type="float" office:value="3501.97" calcext:value-type="float">
            <text:p>3501.97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formula="of:=IF([.C197]-[.F19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2658" calcext:value-type="float">
            <text:p>22.2658</text:p>
          </table:table-cell>
          <table:table-cell office:value-type="float" office:value="2883.41" calcext:value-type="float">
            <text:p>2883.41</text:p>
          </table:table-cell>
          <table:table-cell office:value-type="float" office:value="2.2637" calcext:value-type="float">
            <text:p>2.2637</text:p>
          </table:table-cell>
          <table:table-cell office:value-type="float" office:value="10115.6" calcext:value-type="float">
            <text:p>10115.6</text:p>
          </table:table-cell>
          <table:table-cell office:value-type="float" office:value="3294.64" calcext:value-type="float">
            <text:p>3294.64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table:formula="of:=IF([.C198]-[.F19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.9087" calcext:value-type="float">
            <text:p>31.9087</text:p>
          </table:table-cell>
          <table:table-cell office:value-type="float" office:value="2962.78" calcext:value-type="float">
            <text:p>2962.78</text:p>
          </table:table-cell>
          <table:table-cell office:value-type="float" office:value="2.24231" calcext:value-type="float">
            <text:p>2.24231</text:p>
          </table:table-cell>
          <table:table-cell office:value-type="float" office:value="9422.65" calcext:value-type="float">
            <text:p>9422.65</text:p>
          </table:table-cell>
          <table:table-cell office:value-type="float" office:value="3385.15" calcext:value-type="float">
            <text:p>3385.1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formula="of:=IF([.C199]-[.F19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3705" calcext:value-type="float">
            <text:p>23.3705</text:p>
          </table:table-cell>
          <table:table-cell office:value-type="float" office:value="2554.28" calcext:value-type="float">
            <text:p>2554.28</text:p>
          </table:table-cell>
          <table:table-cell office:value-type="float" office:value="2.37791" calcext:value-type="float">
            <text:p>2.37791</text:p>
          </table:table-cell>
          <table:table-cell office:value-type="float" office:value="9330.75" calcext:value-type="float">
            <text:p>9330.75</text:p>
          </table:table-cell>
          <table:table-cell office:value-type="float" office:value="3086.33" calcext:value-type="float">
            <text:p>3086.33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table:formula="of:=IF([.C200]-[.F200]=0;0;1)" office:value-type="float" office:value="1" calcext:value-type="float">
            <text:p>1</text:p>
          </table:table-cell>
          <table:table-cell table:formula="of:=SUM([.I191:.I200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1963" calcext:value-type="float">
            <text:p>40.1963</text:p>
          </table:table-cell>
          <table:table-cell office:value-type="float" office:value="3041.12" calcext:value-type="float">
            <text:p>3041.12</text:p>
          </table:table-cell>
          <table:table-cell office:value-type="float" office:value="2.50781" calcext:value-type="float">
            <text:p>2.50781</text:p>
          </table:table-cell>
          <table:table-cell office:value-type="float" office:value="13803.5" calcext:value-type="float">
            <text:p>13803.5</text:p>
          </table:table-cell>
          <table:table-cell office:value-type="float" office:value="3581.58" calcext:value-type="float">
            <text:p>3581.58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IF([.C201]-[.F201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4546" calcext:value-type="float">
            <text:p>59.4546</text:p>
          </table:table-cell>
          <table:table-cell office:value-type="float" office:value="3333.54" calcext:value-type="float">
            <text:p>3333.54</text:p>
          </table:table-cell>
          <table:table-cell office:value-type="float" office:value="3.80736" calcext:value-type="float">
            <text:p>3.80736</text:p>
          </table:table-cell>
          <table:table-cell office:value-type="float" office:value="13082.4" calcext:value-type="float">
            <text:p>13082.4</text:p>
          </table:table-cell>
          <table:table-cell office:value-type="float" office:value="4229.73" calcext:value-type="float">
            <text:p>4229.7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IF([.C202]-[.F20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.548" calcext:value-type="float">
            <text:p>35.548</text:p>
          </table:table-cell>
          <table:table-cell office:value-type="float" office:value="3123.74" calcext:value-type="float">
            <text:p>3123.74</text:p>
          </table:table-cell>
          <table:table-cell office:value-type="float" office:value="2.74119" calcext:value-type="float">
            <text:p>2.74119</text:p>
          </table:table-cell>
          <table:table-cell office:value-type="float" office:value="13698.6" calcext:value-type="float">
            <text:p>13698.6</text:p>
          </table:table-cell>
          <table:table-cell office:value-type="float" office:value="3895.46" calcext:value-type="float">
            <text:p>3895.46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IF([.C203]-[.F20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795" calcext:value-type="float">
            <text:p>54.795</text:p>
          </table:table-cell>
          <table:table-cell office:value-type="float" office:value="3147.73" calcext:value-type="float">
            <text:p>3147.73</text:p>
          </table:table-cell>
          <table:table-cell office:value-type="float" office:value="3.26435" calcext:value-type="float">
            <text:p>3.26435</text:p>
          </table:table-cell>
          <table:table-cell office:value-type="float" office:value="13521.9" calcext:value-type="float">
            <text:p>13521.9</text:p>
          </table:table-cell>
          <table:table-cell office:value-type="float" office:value="3944.4" calcext:value-type="float">
            <text:p>3944.4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formula="of:=IF([.C204]-[.F20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4045" calcext:value-type="float">
            <text:p>47.4045</text:p>
          </table:table-cell>
          <table:table-cell office:value-type="float" office:value="2960.72" calcext:value-type="float">
            <text:p>2960.72</text:p>
          </table:table-cell>
          <table:table-cell office:value-type="float" office:value="2.17403" calcext:value-type="float">
            <text:p>2.17403</text:p>
          </table:table-cell>
          <table:table-cell office:value-type="float" office:value="12318.9" calcext:value-type="float">
            <text:p>12318.9</text:p>
          </table:table-cell>
          <table:table-cell office:value-type="float" office:value="3292.26" calcext:value-type="float">
            <text:p>3292.26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IF([.C205]-[.F20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5608" calcext:value-type="float">
            <text:p>50.5608</text:p>
          </table:table-cell>
          <table:table-cell office:value-type="float" office:value="3100.79" calcext:value-type="float">
            <text:p>3100.79</text:p>
          </table:table-cell>
          <table:table-cell office:value-type="float" office:value="3.09465" calcext:value-type="float">
            <text:p>3.09465</text:p>
          </table:table-cell>
          <table:table-cell office:value-type="float" office:value="14288.3" calcext:value-type="float">
            <text:p>14288.3</text:p>
          </table:table-cell>
          <table:table-cell office:value-type="float" office:value="3954.89" calcext:value-type="float">
            <text:p>3954.89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formula="of:=IF([.C206]-[.F20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9234" calcext:value-type="float">
            <text:p>53.9234</text:p>
          </table:table-cell>
          <table:table-cell office:value-type="float" office:value="3006.38" calcext:value-type="float">
            <text:p>3006.38</text:p>
          </table:table-cell>
          <table:table-cell office:value-type="float" office:value="2.12233" calcext:value-type="float">
            <text:p>2.12233</text:p>
          </table:table-cell>
          <table:table-cell office:value-type="float" office:value="12339.6" calcext:value-type="float">
            <text:p>12339.6</text:p>
          </table:table-cell>
          <table:table-cell office:value-type="float" office:value="3630.65" calcext:value-type="float">
            <text:p>3630.65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formula="of:=IF([.C207]-[.F20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.0757" calcext:value-type="float">
            <text:p>52.0757</text:p>
          </table:table-cell>
          <table:table-cell office:value-type="float" office:value="3206.1" calcext:value-type="float">
            <text:p>3206.1</text:p>
          </table:table-cell>
          <table:table-cell office:value-type="float" office:value="1.91627" calcext:value-type="float">
            <text:p>1.91627</text:p>
          </table:table-cell>
          <table:table-cell office:value-type="float" office:value="14519.7" calcext:value-type="float">
            <text:p>14519.7</text:p>
          </table:table-cell>
          <table:table-cell office:value-type="float" office:value="4006.94" calcext:value-type="float">
            <text:p>4006.94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table:formula="of:=IF([.C208]-[.F20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9486" calcext:value-type="float">
            <text:p>26.9486</text:p>
          </table:table-cell>
          <table:table-cell office:value-type="float" office:value="2917.85" calcext:value-type="float">
            <text:p>2917.85</text:p>
          </table:table-cell>
          <table:table-cell office:value-type="float" office:value="2.90941" calcext:value-type="float">
            <text:p>2.90941</text:p>
          </table:table-cell>
          <table:table-cell office:value-type="float" office:value="12396.8" calcext:value-type="float">
            <text:p>12396.8</text:p>
          </table:table-cell>
          <table:table-cell office:value-type="float" office:value="3645.06" calcext:value-type="float">
            <text:p>3645.06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table:formula="of:=IF([.C209]-[.F20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1989" calcext:value-type="float">
            <text:p>36.1989</text:p>
          </table:table-cell>
          <table:table-cell office:value-type="float" office:value="3135.51" calcext:value-type="float">
            <text:p>3135.51</text:p>
          </table:table-cell>
          <table:table-cell office:value-type="float" office:value="3.99577" calcext:value-type="float">
            <text:p>3.99577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3837.3" calcext:value-type="float">
            <text:p>3837.3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formula="of:=IF([.C210]-[.F210]=0;0;1)" office:value-type="float" office:value="1" calcext:value-type="float">
            <text:p>1</text:p>
          </table:table-cell>
          <table:table-cell table:formula="of:=SUM([.I201:.I210])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.76" calcext:value-type="float">
            <text:p>93.76</text:p>
          </table:table-cell>
          <table:table-cell office:value-type="float" office:value="3138.66" calcext:value-type="float">
            <text:p>3138.66</text:p>
          </table:table-cell>
          <table:table-cell office:value-type="float" office:value="6.04999" calcext:value-type="float">
            <text:p>6.04999</text:p>
          </table:table-cell>
          <table:table-cell office:value-type="float" office:value="14654.2" calcext:value-type="float">
            <text:p>14654.2</text:p>
          </table:table-cell>
          <table:table-cell office:value-type="float" office:value="3912.38" calcext:value-type="float">
            <text:p>3912.3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IF([.C211]-[.F211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2567" calcext:value-type="float">
            <text:p>66.2567</text:p>
          </table:table-cell>
          <table:table-cell office:value-type="float" office:value="3312.08" calcext:value-type="float">
            <text:p>3312.08</text:p>
          </table:table-cell>
          <table:table-cell office:value-type="float" office:value="6.32255" calcext:value-type="float">
            <text:p>6.32255</text:p>
          </table:table-cell>
          <table:table-cell office:value-type="float" office:value="15597" calcext:value-type="float">
            <text:p>15597</text:p>
          </table:table-cell>
          <table:table-cell office:value-type="float" office:value="4144.99" calcext:value-type="float">
            <text:p>4144.99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formula="of:=IF([.C212]-[.F212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.46" calcext:value-type="float">
            <text:p>145.46</text:p>
          </table:table-cell>
          <table:table-cell office:value-type="float" office:value="3255.55" calcext:value-type="float">
            <text:p>3255.55</text:p>
          </table:table-cell>
          <table:table-cell office:value-type="float" office:value="4.78489" calcext:value-type="float">
            <text:p>4.78489</text:p>
          </table:table-cell>
          <table:table-cell office:value-type="float" office:value="14476.4" calcext:value-type="float">
            <text:p>14476.4</text:p>
          </table:table-cell>
          <table:table-cell office:value-type="float" office:value="4047.17" calcext:value-type="float">
            <text:p>4047.17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formula="of:=IF([.C213]-[.F21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.019" calcext:value-type="float">
            <text:p>133.019</text:p>
          </table:table-cell>
          <table:table-cell office:value-type="float" office:value="3367.8" calcext:value-type="float">
            <text:p>3367.8</text:p>
          </table:table-cell>
          <table:table-cell office:value-type="float" office:value="4.36271" calcext:value-type="float">
            <text:p>4.36271</text:p>
          </table:table-cell>
          <table:table-cell office:value-type="float" office:value="15797.9" calcext:value-type="float">
            <text:p>15797.9</text:p>
          </table:table-cell>
          <table:table-cell office:value-type="float" office:value="4293.55" calcext:value-type="float">
            <text:p>4293.55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table:formula="of:=IF([.C214]-[.F21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1027" calcext:value-type="float">
            <text:p>54.1027</text:p>
          </table:table-cell>
          <table:table-cell office:value-type="float" office:value="3314.85" calcext:value-type="float">
            <text:p>3314.85</text:p>
          </table:table-cell>
          <table:table-cell office:value-type="float" office:value="2.91879" calcext:value-type="float">
            <text:p>2.91879</text:p>
          </table:table-cell>
          <table:table-cell office:value-type="float" office:value="15308.3" calcext:value-type="float">
            <text:p>15308.3</text:p>
          </table:table-cell>
          <table:table-cell office:value-type="float" office:value="4322.6" calcext:value-type="float">
            <text:p>4322.6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IF([.C215]-[.F21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.2357" calcext:value-type="float">
            <text:p>82.2357</text:p>
          </table:table-cell>
          <table:table-cell office:value-type="float" office:value="3495.11" calcext:value-type="float">
            <text:p>3495.11</text:p>
          </table:table-cell>
          <table:table-cell office:value-type="float" office:value="3.43149" calcext:value-type="float">
            <text:p>3.43149</text:p>
          </table:table-cell>
          <table:table-cell office:value-type="float" office:value="15722.7" calcext:value-type="float">
            <text:p>15722.7</text:p>
          </table:table-cell>
          <table:table-cell office:value-type="float" office:value="4593.39" calcext:value-type="float">
            <text:p>4593.39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formula="of:=IF([.C216]-[.F21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9.977" calcext:value-type="float">
            <text:p>169.977</text:p>
          </table:table-cell>
          <table:table-cell office:value-type="float" office:value="3260.59" calcext:value-type="float">
            <text:p>3260.59</text:p>
          </table:table-cell>
          <table:table-cell office:value-type="float" office:value="3.76626" calcext:value-type="float">
            <text:p>3.76626</text:p>
          </table:table-cell>
          <table:table-cell office:value-type="float" office:value="15069.8" calcext:value-type="float">
            <text:p>15069.8</text:p>
          </table:table-cell>
          <table:table-cell office:value-type="float" office:value="4158.77" calcext:value-type="float">
            <text:p>4158.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IF([.C217]-[.F217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707" calcext:value-type="float">
            <text:p>430.707</text:p>
          </table:table-cell>
          <table:table-cell office:value-type="float" office:value="3313.87" calcext:value-type="float">
            <text:p>3313.87</text:p>
          </table:table-cell>
          <table:table-cell office:value-type="float" office:value="4.92763" calcext:value-type="float">
            <text:p>4.92763</text:p>
          </table:table-cell>
          <table:table-cell office:value-type="float" office:value="16951.3" calcext:value-type="float">
            <text:p>16951.3</text:p>
          </table:table-cell>
          <table:table-cell office:value-type="float" office:value="4213.93" calcext:value-type="float">
            <text:p>4213.93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table:formula="of:=IF([.C218]-[.F218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.727" calcext:value-type="float">
            <text:p>111.727</text:p>
          </table:table-cell>
          <table:table-cell office:value-type="float" office:value="3278.13" calcext:value-type="float">
            <text:p>3278.13</text:p>
          </table:table-cell>
          <table:table-cell office:value-type="float" office:value="3.03289" calcext:value-type="float">
            <text:p>3.03289</text:p>
          </table:table-cell>
          <table:table-cell office:value-type="float" office:value="15040.5" calcext:value-type="float">
            <text:p>15040.5</text:p>
          </table:table-cell>
          <table:table-cell office:value-type="float" office:value="4175.66" calcext:value-type="float">
            <text:p>4175.6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IF([.C219]-[.F219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875" calcext:value-type="float">
            <text:p>91.875</text:p>
          </table:table-cell>
          <table:table-cell office:value-type="float" office:value="3070.01" calcext:value-type="float">
            <text:p>3070.01</text:p>
          </table:table-cell>
          <table:table-cell office:value-type="float" office:value="6.33577" calcext:value-type="float">
            <text:p>6.33577</text:p>
          </table:table-cell>
          <table:table-cell office:value-type="float" office:value="15185.9" calcext:value-type="float">
            <text:p>15185.9</text:p>
          </table:table-cell>
          <table:table-cell office:value-type="float" office:value="3903.62" calcext:value-type="float">
            <text:p>3903.62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formula="of:=IF([.C220]-[.F220]=0;0;1)" office:value-type="float" office:value="1" calcext:value-type="float">
            <text:p>1</text:p>
          </table:table-cell>
          <table:table-cell table:formula="of:=SUM([.I211:.I220])/10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Experiment 4</text:p>
          </table:table-cell>
          <table:table-cell table:number-columns-repeated="9"/>
          <table:table-cell office:value-type="string" calcext:value-type="string">
            <text:p>E4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4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0619" calcext:value-type="float">
            <text:p>0.120619</text:p>
          </table:table-cell>
          <table:table-cell office:value-type="float" office:value="1247.34" calcext:value-type="float">
            <text:p>1247.34</text:p>
          </table:table-cell>
          <table:table-cell office:value-type="float" office:value="0.012866" calcext:value-type="float">
            <text:p>0.012866</text:p>
          </table:table-cell>
          <table:table-cell office:value-type="float" office:value="1298.23" calcext:value-type="float">
            <text:p>1298.23</text:p>
          </table:table-cell>
          <table:table-cell office:value-type="float" office:value="1247.34" calcext:value-type="float">
            <text:p>1247.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C226]-[.F226]=0;0;1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SUM([.B226:.B228])/10)" office:value-type="float" office:value="0.0395119" calcext:value-type="float">
            <text:p>0.0395119</text:p>
          </table:table-cell>
          <table:table-cell table:formula="of:=(SUM([.D226:.D228])/10)" office:value-type="float" office:value="0.004725" calcext:value-type="float">
            <text:p>0.004725</text:p>
          </table:table-cell>
          <table:table-cell table:formula="of:=(SUM([.C226:.C228])/10)" office:value-type="float" office:value="442.969" calcext:value-type="float">
            <text:p>442.969</text:p>
          </table:table-cell>
          <table:table-cell table:formula="of:=(SUM([.F226:.F228])/10)" office:value-type="float" office:value="442.969" calcext:value-type="float">
            <text:p>442.969</text:p>
          </table:table-cell>
          <table:table-cell table:formula="of:=(SUM([.G226:.G228])/10)" office:value-type="float" office:value="9.2" calcext:value-type="float">
            <text:p>9.2</text:p>
          </table:table-cell>
          <table:table-cell table:formula="of:=POWER([.D226]-[.M226];2)" office:value-type="float" office:value="0.000066275881" calcext:value-type="float">
            <text:p>6.6275881E-005</text:p>
          </table:table-cell>
          <table:table-cell/>
          <table:table-cell table:formula="of:=SQRT((SUM([.Q226:.Q235]))/10)" office:value-type="float" office:value="0.00641434899440309" calcext:value-type="float">
            <text:p>0.006414349</text:p>
          </table:table-cell>
          <table:table-cell/>
          <table:table-cell table:formula="of:=(([.O226]-[.N226])/[.N2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4449" calcext:value-type="float">
            <text:p>0.124449</text:p>
          </table:table-cell>
          <table:table-cell office:value-type="float" office:value="1432.02" calcext:value-type="float">
            <text:p>1432.02</text:p>
          </table:table-cell>
          <table:table-cell office:value-type="float" office:value="0.0130501" calcext:value-type="float">
            <text:p>0.0130501</text:p>
          </table:table-cell>
          <table:table-cell office:value-type="float" office:value="1464.92" calcext:value-type="float">
            <text:p>1464.92</text:p>
          </table:table-cell>
          <table:table-cell office:value-type="float" office:value="1432.02" calcext:value-type="float">
            <text:p>1432.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C227]-[.F227]=0;0;1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SUM([.B229:.B231])/10)" office:value-type="float" office:value="0.2564575" calcext:value-type="float">
            <text:p>0.2564575</text:p>
          </table:table-cell>
          <table:table-cell table:formula="of:=(SUM([.D229:.D231])/10)" office:value-type="float" office:value="0.02772379" calcext:value-type="float">
            <text:p>0.02772379</text:p>
          </table:table-cell>
          <table:table-cell table:formula="of:=(SUM([.C229:.C231])/10)" office:value-type="float" office:value="537.997" calcext:value-type="float">
            <text:p>537.997</text:p>
          </table:table-cell>
          <table:table-cell table:formula="of:=(SUM([.F229:.F231])/10)" office:value-type="float" office:value="537.997" calcext:value-type="float">
            <text:p>537.997</text:p>
          </table:table-cell>
          <table:table-cell table:formula="of:=(SUM([.G229:.G231])/10)" office:value-type="float" office:value="17.2" calcext:value-type="float">
            <text:p>17.2</text:p>
          </table:table-cell>
          <table:table-cell table:formula="of:=POWER([.D227]-[.M226];2)" office:value-type="float" office:value="0.00006930729001" calcext:value-type="float">
            <text:p>6.930729001E-005</text:p>
          </table:table-cell>
          <table:table-cell/>
          <table:table-cell table:formula="of:=SQRT((SUM([.Q240:.Q249]))/10)" office:value-type="float" office:value="0.0357540088830054" calcext:value-type="float">
            <text:p>0.0357540089</text:p>
          </table:table-cell>
          <table:table-cell/>
          <table:table-cell table:formula="of:=(([.O227]-[.N227])/[.N2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0051" calcext:value-type="float">
            <text:p>0.150051</text:p>
          </table:table-cell>
          <table:table-cell office:value-type="float" office:value="1750.33" calcext:value-type="float">
            <text:p>1750.33</text:p>
          </table:table-cell>
          <table:table-cell office:value-type="float" office:value="0.0213339" calcext:value-type="float">
            <text:p>0.0213339</text:p>
          </table:table-cell>
          <table:table-cell office:value-type="float" office:value="1958.2" calcext:value-type="float">
            <text:p>1958.2</text:p>
          </table:table-cell>
          <table:table-cell office:value-type="float" office:value="1750.33" calcext:value-type="float">
            <text:p>1750.3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IF([.C228]-[.F228]=0;0;1)" office:value-type="float" office:value="0" calcext:value-type="float">
            <text:p>0</text:p>
          </table:table-cell>
          <table:table-cell table:formula="of:=SUM([.I226:.I228])/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SUM([.B232:.B234])/10)" office:value-type="float" office:value="2.05615" calcext:value-type="float">
            <text:p>2.05615</text:p>
          </table:table-cell>
          <table:table-cell table:formula="of:=(SUM([.D232:.D234])/10)" office:value-type="float" office:value="0.1088791" calcext:value-type="float">
            <text:p>0.1088791</text:p>
          </table:table-cell>
          <table:table-cell table:formula="of:=(SUM([.C232:.C234])/10)" office:value-type="float" office:value="537.094" calcext:value-type="float">
            <text:p>537.094</text:p>
          </table:table-cell>
          <table:table-cell table:formula="of:=(SUM([.F232:.F234])/10)" office:value-type="float" office:value="558.08" calcext:value-type="float">
            <text:p>558.08</text:p>
          </table:table-cell>
          <table:table-cell table:formula="of:=(SUM([.G232:.G234])/10)" office:value-type="float" office:value="24" calcext:value-type="float">
            <text:p>24</text:p>
          </table:table-cell>
          <table:table-cell table:formula="of:=POWER([.D228]-[.M226];2)" office:value-type="float" office:value="0.00027585555921" calcext:value-type="float">
            <text:p>0.0002758556</text:p>
          </table:table-cell>
          <table:table-cell/>
          <table:table-cell table:formula="of:=SQRT((SUM([.S240:.S249]))/10)" office:value-type="float" office:value="0.139927669167763" calcext:value-type="float">
            <text:p>0.1399276692</text:p>
          </table:table-cell>
          <table:table-cell/>
          <table:table-cell table:formula="of:=(([.O228]-[.N228])/[.N228])" office:value-type="float" office:value="0.0390732348527444" calcext:value-type="float">
            <text:p>0.039073234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8881" calcext:value-type="float">
            <text:p>0.628881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0.097579" calcext:value-type="float">
            <text:p>0.097579</text:p>
          </table:table-cell>
          <table:table-cell office:value-type="float" office:value="3053.74" calcext:value-type="float">
            <text:p>3053.74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IF([.C229]-[.F229]=0;0;1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SUM([.B235:.B237])/10)" office:value-type="float" office:value="7.17491" calcext:value-type="float">
            <text:p>7.17491</text:p>
          </table:table-cell>
          <table:table-cell table:formula="of:=(SUM([.D235:.D237])/10)" office:value-type="float" office:value="0.3132144" calcext:value-type="float">
            <text:p>0.3132144</text:p>
          </table:table-cell>
          <table:table-cell table:formula="of:=(SUM([.C235:.C237])/10)" office:value-type="float" office:value="555.105" calcext:value-type="float">
            <text:p>555.105</text:p>
          </table:table-cell>
          <table:table-cell table:formula="of:=(SUM([.F235:.F237])/10)" office:value-type="float" office:value="598.284" calcext:value-type="float">
            <text:p>598.284</text:p>
          </table:table-cell>
          <table:table-cell table:formula="of:=(SUM([.G235:.G237])/10)" office:value-type="float" office:value="33.2" calcext:value-type="float">
            <text:p>33.2</text:p>
          </table:table-cell>
          <table:table-cell table:number-columns-repeated="2"/>
          <table:table-cell table:formula="of:=SQRT((SUM([.U240:.U249]))/10)" office:value-type="float" office:value="0.401058853223673" calcext:value-type="float">
            <text:p>0.4010588532</text:p>
          </table:table-cell>
          <table:table-cell/>
          <table:table-cell table:formula="of:=(([.O229]-[.N229])/[.N229])" office:value-type="float" office:value="0.0777852838652146" calcext:value-type="float">
            <text:p>0.077785283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1791" calcext:value-type="float">
            <text:p>1.11791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0.0800951" calcext:value-type="float">
            <text:p>0.0800951</text:p>
          </table:table-cell>
          <table:table-cell office:value-type="float" office:value="3482.79" calcext:value-type="float">
            <text:p>3482.79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C230]-[.F230]=0;0;1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SUM([.B238:.B240])/10)" office:value-type="float" office:value="10.7176" calcext:value-type="float">
            <text:p>10.7176</text:p>
          </table:table-cell>
          <table:table-cell table:formula="of:=(SUM([.D238:.D240])/10)" office:value-type="float" office:value="0.613843" calcext:value-type="float">
            <text:p>0.613843</text:p>
          </table:table-cell>
          <table:table-cell table:formula="of:=(SUM([.C238:.C240])/10)" office:value-type="float" office:value="560.983" calcext:value-type="float">
            <text:p>560.983</text:p>
          </table:table-cell>
          <table:table-cell table:formula="of:=(SUM([.F238:.F240])/10)" office:value-type="float" office:value="653.909" calcext:value-type="float">
            <text:p>653.909</text:p>
          </table:table-cell>
          <table:table-cell table:formula="of:=(SUM([.G238:.G240])/10)" office:value-type="float" office:value="60.9" calcext:value-type="float">
            <text:p>60.9</text:p>
          </table:table-cell>
          <table:table-cell table:number-columns-repeated="2"/>
          <table:table-cell table:formula="of:=SQRT((SUM([.W240:.W249]))/10)" office:value-type="float" office:value="0.846667655214666" calcext:value-type="float">
            <text:p>0.8466676552</text:p>
          </table:table-cell>
          <table:table-cell/>
          <table:table-cell table:formula="of:=(([.O230]-[.N230])/[.N230])" office:value-type="float" office:value="0.165648513413063" calcext:value-type="float">
            <text:p>0.165648513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784" calcext:value-type="float">
            <text:p>0.817784</text:p>
          </table:table-cell>
          <table:table-cell office:value-type="float" office:value="1806.84" calcext:value-type="float">
            <text:p>1806.84</text:p>
          </table:table-cell>
          <table:table-cell office:value-type="float" office:value="0.0995638" calcext:value-type="float">
            <text:p>0.0995638</text:p>
          </table:table-cell>
          <table:table-cell office:value-type="float" office:value="4160.02" calcext:value-type="float">
            <text:p>4160.02</text:p>
          </table:table-cell>
          <table:table-cell office:value-type="float" office:value="1806.84" calcext:value-type="float">
            <text:p>1806.8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IF([.C231]-[.F231]=0;0;1)" office:value-type="float" office:value="0" calcext:value-type="float">
            <text:p>0</text:p>
          </table:table-cell>
          <table:table-cell table:formula="of:=SUM([.I229:.I231])/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(SUM([.B241:.B243])/10)" office:value-type="float" office:value="43.3763" calcext:value-type="float">
            <text:p>43.3763</text:p>
          </table:table-cell>
          <table:table-cell table:formula="of:=(SUM([.D241:.D243])/10)" office:value-type="float" office:value="0.830434" calcext:value-type="float">
            <text:p>0.830434</text:p>
          </table:table-cell>
          <table:table-cell table:formula="of:=(SUM([.C241:.C243])/10)" office:value-type="float" office:value="560.72" calcext:value-type="float">
            <text:p>560.72</text:p>
          </table:table-cell>
          <table:table-cell table:formula="of:=(SUM([.F241:.F243])/10)" office:value-type="float" office:value="682.754" calcext:value-type="float">
            <text:p>682.754</text:p>
          </table:table-cell>
          <table:table-cell table:formula="of:=(SUM([.G241:.G243])/10)" office:value-type="float" office:value="62.1" calcext:value-type="float">
            <text:p>62.1</text:p>
          </table:table-cell>
          <table:table-cell table:number-columns-repeated="2"/>
          <table:table-cell table:formula="of:=SQRT((SUM([.Y240:.Y249]))/10)" office:value-type="float" office:value="1.09169294547267" calcext:value-type="float">
            <text:p>1.0916929455</text:p>
          </table:table-cell>
          <table:table-cell/>
          <table:table-cell table:formula="of:=(([.O231]-[.N231])/[.N231])" office:value-type="float" office:value="0.217638036809816" calcext:value-type="float">
            <text:p>0.217638036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9143" calcext:value-type="float">
            <text:p>5.19143</text:p>
          </table:table-cell>
          <table:table-cell office:value-type="float" office:value="1893.81" calcext:value-type="float">
            <text:p>1893.81</text:p>
          </table:table-cell>
          <table:table-cell office:value-type="float" office:value="0.343883" calcext:value-type="float">
            <text:p>0.343883</text:p>
          </table:table-cell>
          <table:table-cell office:value-type="float" office:value="5644.87" calcext:value-type="float">
            <text:p>5644.87</text:p>
          </table:table-cell>
          <table:table-cell office:value-type="float" office:value="1893.81" calcext:value-type="float">
            <text:p>1893.8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IF([.C232]-[.F232]=0;0;1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(SUM([.B244:.B246])/10)" office:value-type="float" office:value="221.8873" calcext:value-type="float">
            <text:p>221.8873</text:p>
          </table:table-cell>
          <table:table-cell table:formula="of:=(SUM([.D244:.D246])/10)" office:value-type="float" office:value="1.292321" calcext:value-type="float">
            <text:p>1.292321</text:p>
          </table:table-cell>
          <table:table-cell table:formula="of:=(SUM([.C244:.C246])/10)" office:value-type="float" office:value="557.178" calcext:value-type="float">
            <text:p>557.178</text:p>
          </table:table-cell>
          <table:table-cell table:formula="of:=(SUM([.F244:.F246])/10)" office:value-type="float" office:value="716.593" calcext:value-type="float">
            <text:p>716.593</text:p>
          </table:table-cell>
          <table:table-cell table:formula="of:=(SUM([.G244:.G246])/10)" office:value-type="float" office:value="75.4" calcext:value-type="float">
            <text:p>75.4</text:p>
          </table:table-cell>
          <table:table-cell table:number-columns-repeated="2"/>
          <table:table-cell table:formula="of:=SQRT((SUM([.AA240:.AA249]))/10)" office:value-type="float" office:value="1.78249532951991" calcext:value-type="float">
            <text:p>1.7824953295</text:p>
          </table:table-cell>
          <table:table-cell/>
          <table:table-cell table:formula="of:=(([.O232]-[.N232])/[.N232])" office:value-type="float" office:value="0.286111440150185" calcext:value-type="float">
            <text:p>0.286111440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0624" calcext:value-type="float">
            <text:p>9.20624</text:p>
          </table:table-cell>
          <table:table-cell office:value-type="float" office:value="1722.92" calcext:value-type="float">
            <text:p>1722.92</text:p>
          </table:table-cell>
          <table:table-cell office:value-type="float" office:value="0.400978" calcext:value-type="float">
            <text:p>0.400978</text:p>
          </table:table-cell>
          <table:table-cell office:value-type="float" office:value="4656.01" calcext:value-type="float">
            <text:p>4656.01</text:p>
          </table:table-cell>
          <table:table-cell office:value-type="float" office:value="1818.01" calcext:value-type="float">
            <text:p>1818.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C233]-[.F233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16383" calcext:value-type="float">
            <text:p>6.16383</text:p>
          </table:table-cell>
          <table:table-cell office:value-type="float" office:value="1754.21" calcext:value-type="float">
            <text:p>1754.21</text:p>
          </table:table-cell>
          <table:table-cell office:value-type="float" office:value="0.34393" calcext:value-type="float">
            <text:p>0.34393</text:p>
          </table:table-cell>
          <table:table-cell office:value-type="float" office:value="4762.81" calcext:value-type="float">
            <text:p>4762.81</text:p>
          </table:table-cell>
          <table:table-cell office:value-type="float" office:value="1868.98" calcext:value-type="float">
            <text:p>1868.9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C234]-[.F234]=0;0;1)" office:value-type="float" office:value="1" calcext:value-type="float">
            <text:p>1</text:p>
          </table:table-cell>
          <table:table-cell table:formula="of:=SUM([.I232:.I234])/3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8032" calcext:value-type="float">
            <text:p>20.8032</text:p>
          </table:table-cell>
          <table:table-cell office:value-type="float" office:value="1911.64" calcext:value-type="float">
            <text:p>1911.64</text:p>
          </table:table-cell>
          <table:table-cell office:value-type="float" office:value="1.06649" calcext:value-type="float">
            <text:p>1.06649</text:p>
          </table:table-cell>
          <table:table-cell office:value-type="float" office:value="7796.59" calcext:value-type="float">
            <text:p>7796.59</text:p>
          </table:table-cell>
          <table:table-cell office:value-type="float" office:value="1922.02" calcext:value-type="float">
            <text:p>1922.0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IF([.C235]-[.F23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5433" calcext:value-type="float">
            <text:p>31.5433</text:p>
          </table:table-cell>
          <table:table-cell office:value-type="float" office:value="1852.32" calcext:value-type="float">
            <text:p>1852.32</text:p>
          </table:table-cell>
          <table:table-cell office:value-type="float" office:value="1.08466" calcext:value-type="float">
            <text:p>1.08466</text:p>
          </table:table-cell>
          <table:table-cell office:value-type="float" office:value="8985.66" calcext:value-type="float">
            <text:p>8985.66</text:p>
          </table:table-cell>
          <table:table-cell office:value-type="float" office:value="2102.74" calcext:value-type="float">
            <text:p>2102.7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IF([.C236]-[.F236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4026" calcext:value-type="float">
            <text:p>19.4026</text:p>
          </table:table-cell>
          <table:table-cell office:value-type="float" office:value="1787.09" calcext:value-type="float">
            <text:p>1787.09</text:p>
          </table:table-cell>
          <table:table-cell office:value-type="float" office:value="0.980994" calcext:value-type="float">
            <text:p>0.980994</text:p>
          </table:table-cell>
          <table:table-cell office:value-type="float" office:value="8172.23" calcext:value-type="float">
            <text:p>8172.23</text:p>
          </table:table-cell>
          <table:table-cell office:value-type="float" office:value="1958.08" calcext:value-type="float">
            <text:p>1958.0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IF([.C237]-[.F237]=0;0;1)" office:value-type="float" office:value="1" calcext:value-type="float">
            <text:p>1</text:p>
          </table:table-cell>
          <table:table-cell table:formula="of:=SUM([.I235:.I237])/3"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1342" calcext:value-type="float">
            <text:p>45.1342</text:p>
          </table:table-cell>
          <table:table-cell office:value-type="float" office:value="1781.88" calcext:value-type="float">
            <text:p>1781.88</text:p>
          </table:table-cell>
          <table:table-cell office:value-type="float" office:value="1.229" calcext:value-type="float">
            <text:p>1.229</text:p>
          </table:table-cell>
          <table:table-cell office:value-type="float" office:value="10023.4" calcext:value-type="float">
            <text:p>10023.4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IF([.C238]-[.F238]=0;0;1)" office:value-type="float" office:value="1" calcext:value-type="float">
            <text:p>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3652" calcext:value-type="float">
            <text:p>32.3652</text:p>
          </table:table-cell>
          <table:table-cell office:value-type="float" office:value="1949.16" calcext:value-type="float">
            <text:p>1949.16</text:p>
          </table:table-cell>
          <table:table-cell office:value-type="float" office:value="2.3759" calcext:value-type="float">
            <text:p>2.3759</text:p>
          </table:table-cell>
          <table:table-cell office:value-type="float" office:value="10626.4" calcext:value-type="float">
            <text:p>10626.4</text:p>
          </table:table-cell>
          <table:table-cell office:value-type="float" office:value="2264.27" calcext:value-type="float">
            <text:p>2264.2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formula="of:=IF([.C239]-[.F239]=0;0;1)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6766" calcext:value-type="float">
            <text:p>29.6766</text:p>
          </table:table-cell>
          <table:table-cell office:value-type="float" office:value="1878.79" calcext:value-type="float">
            <text:p>1878.79</text:p>
          </table:table-cell>
          <table:table-cell office:value-type="float" office:value="2.53353" calcext:value-type="float">
            <text:p>2.53353</text:p>
          </table:table-cell>
          <table:table-cell office:value-type="float" office:value="10109.8" calcext:value-type="float">
            <text:p>10109.8</text:p>
          </table:table-cell>
          <table:table-cell office:value-type="float" office:value="2186.21" calcext:value-type="float">
            <text:p>2186.2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formula="of:=IF([.C240]-[.F240]=0;0;1)" office:value-type="float" office:value="1" calcext:value-type="float">
            <text:p>1</text:p>
          </table:table-cell>
          <table:table-cell table:formula="of:=SUM([.I238:.I240])/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D229]-[.M227];2)" office:value-type="float" office:value="0.0048797503641441" calcext:value-type="float">
            <text:p>0.0048797504</text:p>
          </table:table-cell>
          <table:table-cell/>
          <table:table-cell table:formula="of:=POWER([.D232]-[.M228];2)" office:value-type="float" office:value="0.05522683301521" calcext:value-type="float">
            <text:p>0.055226833</text:p>
          </table:table-cell>
          <table:table-cell/>
          <table:table-cell table:formula="of:=POWER([.D235]-[.M229];2)" office:value-type="float" office:value="0.56742412955536" calcext:value-type="float">
            <text:p>0.5674241296</text:p>
          </table:table-cell>
          <table:table-cell/>
          <table:table-cell table:formula="of:=POWER([.D238]-[.M230];2)" office:value-type="float" office:value="0.378418134649" calcext:value-type="float">
            <text:p>0.3784181346</text:p>
          </table:table-cell>
          <table:table-cell/>
          <table:table-cell table:formula="of:=POWER([.D241]-[.M231];2)" office:value-type="float" office:value="6.433051031716" calcext:value-type="float">
            <text:p>6.4330510317</text:p>
          </table:table-cell>
          <table:table-cell/>
          <table:table-cell table:formula="of:=POWER([.D244]-[.M232];2)" office:value-type="float" office:value="22.307002934841" calcext:value-type="float">
            <text:p>22.3070029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.896" calcext:value-type="float">
            <text:p>135.896</text:p>
          </table:table-cell>
          <table:table-cell office:value-type="float" office:value="1860.05" calcext:value-type="float">
            <text:p>1860.05</text:p>
          </table:table-cell>
          <table:table-cell office:value-type="float" office:value="3.36678" calcext:value-type="float">
            <text:p>3.36678</text:p>
          </table:table-cell>
          <table:table-cell office:value-type="float" office:value="13410.6" calcext:value-type="float">
            <text:p>13410.6</text:p>
          </table:table-cell>
          <table:table-cell office:value-type="float" office:value="2238.86" calcext:value-type="float">
            <text:p>2238.8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IF([.C241]-[.F241]=0;0;1)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D230]-[.M227];2)" office:value-type="float" office:value="0.0027427541111161" calcext:value-type="float">
            <text:p>0.0027427541</text:p>
          </table:table-cell>
          <table:table-cell/>
          <table:table-cell table:formula="of:=POWER([.D233]-[.M228];2)" office:value-type="float" office:value="0.08532176738121" calcext:value-type="float">
            <text:p>0.0853217674</text:p>
          </table:table-cell>
          <table:table-cell/>
          <table:table-cell table:formula="of:=POWER([.D236]-[.M229];2)" office:value-type="float" office:value="0.59512831375936" calcext:value-type="float">
            <text:p>0.5951283138</text:p>
          </table:table-cell>
          <table:table-cell/>
          <table:table-cell table:formula="of:=POWER([.D239]-[.M230];2)" office:value-type="float" office:value="3.104844871249" calcext:value-type="float">
            <text:p>3.1048448712</text:p>
          </table:table-cell>
          <table:table-cell/>
          <table:table-cell table:formula="of:=POWER([.D242]-[.M231];2)" office:value-type="float" office:value="3.533369835076" calcext:value-type="float">
            <text:p>3.5333698351</text:p>
          </table:table-cell>
          <table:table-cell/>
          <table:table-cell table:formula="of:=POWER([.D245]-[.M232];2)" office:value-type="float" office:value="3.670515707881" calcext:value-type="float">
            <text:p>3.67051570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4.854" calcext:value-type="float">
            <text:p>124.854</text:p>
          </table:table-cell>
          <table:table-cell office:value-type="float" office:value="1771.68" calcext:value-type="float">
            <text:p>1771.68</text:p>
          </table:table-cell>
          <table:table-cell office:value-type="float" office:value="2.71016" calcext:value-type="float">
            <text:p>2.71016</text:p>
          </table:table-cell>
          <table:table-cell office:value-type="float" office:value="12678.8" calcext:value-type="float">
            <text:p>12678.8</text:p>
          </table:table-cell>
          <table:table-cell office:value-type="float" office:value="2113.89" calcext:value-type="float">
            <text:p>2113.89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IF([.C242]-[.F242]=0;0;1)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D231]-[.M227];2)" office:value-type="float" office:value="0.0051609870368001" calcext:value-type="float">
            <text:p>0.005160987</text:p>
          </table:table-cell>
          <table:table-cell/>
          <table:table-cell table:formula="of:=POWER([.D234]-[.M228];2)" office:value-type="float" office:value="0.05524892559081" calcext:value-type="float">
            <text:p>0.0552489256</text:p>
          </table:table-cell>
          <table:table-cell/>
          <table:table-cell table:formula="of:=POWER([.D237]-[.M229];2)" office:value-type="float" office:value="0.44592959417616" calcext:value-type="float">
            <text:p>0.4459295942</text:p>
          </table:table-cell>
          <table:table-cell/>
          <table:table-cell table:formula="of:=POWER([.D240]-[.M230];2)" office:value-type="float" office:value="3.685198177969" calcext:value-type="float">
            <text:p>3.685198178</text:p>
          </table:table-cell>
          <table:table-cell/>
          <table:table-cell table:formula="of:=POWER([.D243]-[.M231];2)" office:value-type="float" office:value="1.951514005156" calcext:value-type="float">
            <text:p>1.9515140052</text:p>
          </table:table-cell>
          <table:table-cell/>
          <table:table-cell table:formula="of:=POWER([.D246]-[.M232];2)" office:value-type="float" office:value="5.795377354881" calcext:value-type="float">
            <text:p>5.79537735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.013" calcext:value-type="float">
            <text:p>173.013</text:p>
          </table:table-cell>
          <table:table-cell office:value-type="float" office:value="1975.47" calcext:value-type="float">
            <text:p>1975.47</text:p>
          </table:table-cell>
          <table:table-cell office:value-type="float" office:value="2.2274" calcext:value-type="float">
            <text:p>2.2274</text:p>
          </table:table-cell>
          <table:table-cell office:value-type="float" office:value="15382.3" calcext:value-type="float">
            <text:p>15382.3</text:p>
          </table:table-cell>
          <table:table-cell office:value-type="float" office:value="2474.79" calcext:value-type="float">
            <text:p>2474.79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formula="of:=IF([.C243]-[.F243]=0;0;1)" office:value-type="float" office:value="1" calcext:value-type="float">
            <text:p>1</text:p>
          </table:table-cell>
          <table:table-cell table:style-name="ce1" table:formula="of:=SUM([.I241:.I243])/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0.808" calcext:value-type="float">
            <text:p>340.808</text:p>
          </table:table-cell>
          <table:table-cell office:value-type="float" office:value="1877.72" calcext:value-type="float">
            <text:p>1877.72</text:p>
          </table:table-cell>
          <table:table-cell office:value-type="float" office:value="6.01535" calcext:value-type="float">
            <text:p>6.01535</text:p>
          </table:table-cell>
          <table:table-cell office:value-type="float" office:value="15967.3" calcext:value-type="float">
            <text:p>15967.3</text:p>
          </table:table-cell>
          <table:table-cell office:value-type="float" office:value="2390.85" calcext:value-type="float">
            <text:p>2390.85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IF([.C244]-[.F244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1.995" calcext:value-type="float">
            <text:p>191.995</text:p>
          </table:table-cell>
          <table:table-cell office:value-type="float" office:value="1809.97" calcext:value-type="float">
            <text:p>1809.97</text:p>
          </table:table-cell>
          <table:table-cell office:value-type="float" office:value="3.20818" calcext:value-type="float">
            <text:p>3.20818</text:p>
          </table:table-cell>
          <table:table-cell office:value-type="float" office:value="15380.1" calcext:value-type="float">
            <text:p>15380.1</text:p>
          </table:table-cell>
          <table:table-cell office:value-type="float" office:value="2334.58" calcext:value-type="float">
            <text:p>2334.5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formula="of:=IF([.C245]-[.F245]=0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6.07" calcext:value-type="float">
            <text:p>1686.07</text:p>
          </table:table-cell>
          <table:table-cell office:value-type="float" office:value="1884.09" calcext:value-type="float">
            <text:p>1884.09</text:p>
          </table:table-cell>
          <table:table-cell office:value-type="float" office:value="3.69968" calcext:value-type="float">
            <text:p>3.69968</text:p>
          </table:table-cell>
          <table:table-cell office:value-type="float" office:value="15894.2" calcext:value-type="float">
            <text:p>15894.2</text:p>
          </table:table-cell>
          <table:table-cell office:value-type="float" office:value="2440.5" calcext:value-type="float">
            <text:p>2440.5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formula="of:=IF([.C246]-[.F246]=0;0;1)" office:value-type="float" office:value="1" calcext:value-type="float">
            <text:p>1</text:p>
          </table:table-cell>
          <table:table-cell table:formula="of:=SUM([.I244:.I246])/3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3" table:style-name="ta1">
        <table:table-column table:style-name="co8" table:number-columns-repeated="11" table:default-cell-style-name="Default"/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Sheet2.A226:Sheet2.H2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08:15:51.960778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5T09:03:54.206723291</dc:date>
    <meta:generator>LibreOffice/4.2.4.2$Linux_X86_64 LibreOffice_project/420m0$Build-2</meta:generator>
    <meta:editing-duration>PT23M45S</meta:editing-duration>
    <meta:editing-cycles>6</meta:editing-cycles>
    <meta:document-statistic meta:table-count="3" meta:cell-count="322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45cm" svg:y="0.266cm" chart:style-name="ch2">
          <text:p>Media tempo ricerca soluzione esatta</text:p>
        </chart:title>
        <chart:legend chart:legend-position="end" svg:x="14.233cm" svg:y="3.454cm" style:legend-expansion="high" chart:style-name="ch3"/>
        <chart:plot-area chart:style-name="ch4" table:cell-range-address="Sheet2.K1:Sheet2.K9 Sheet2.L2:Sheet2.L8 Sheet2.K75:Sheet2.K75 Sheet2.L76:Sheet2.L82 Sheet2.K150:Sheet2.K150 Sheet2.L151:Sheet2.L157 Sheet2.K225:Sheet2.K225 Sheet2.L226:Sheet2.L232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9"/>
          </chart:axis>
          <chart:axis chart:dimension="y" chart:name="primary-y" chart:style-name="ch5">
            <chart:title svg:x="0.451cm" svg:y="5.376cm" chart:style-name="ch7">
              <text:p>secondi</text:p>
            </chart:title>
            <chart:grid chart:style-name="ch8" chart:class="major"/>
          </chart:axis>
          <chart:series chart:style-name="ch9" chart:values-cell-range-address="Sheet2.L2:Sheet2.L8" chart:label-cell-address="Sheet2.K1:Sheet2.K1" chart:class="chart:line">
            <chart:data-point chart:repeated="7"/>
          </chart:series>
          <chart:series chart:style-name="ch10" chart:values-cell-range-address="Sheet2.L76:Sheet2.L82" chart:label-cell-address="Sheet2.K75:Sheet2.K75" chart:class="chart:line">
            <chart:data-point chart:repeated="7"/>
          </chart:series>
          <chart:series chart:style-name="ch11" chart:values-cell-range-address="Sheet2.L151:Sheet2.L157" chart:label-cell-address="Sheet2.K150:Sheet2.K150" chart:class="chart:line">
            <chart:data-point chart:repeated="7"/>
          </chart:series>
          <chart:series chart:style-name="ch12" chart:values-cell-range-address="Sheet2.L226:Sheet2.L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9</svg:desc>
                </draw:g>
              </table:table-cell>
              <table:table-cell office:value-type="float" office:value="0.07562916">
                <text:p>0.07562916</text:p>
                <draw:g>
                  <svg:desc>Sheet2.L2:Sheet2.L8</svg:desc>
                </draw:g>
              </table:table-cell>
              <table:table-cell office:value-type="float" office:value="0.07114491">
                <text:p>0.07114491</text:p>
                <draw:g>
                  <svg:desc>Sheet2.L76:Sheet2.L82</svg:desc>
                </draw:g>
              </table:table-cell>
              <table:table-cell office:value-type="float" office:value="0.06874169">
                <text:p>0.06874169</text:p>
                <draw:g>
                  <svg:desc>Sheet2.L151:Sheet2.L157</svg:desc>
                </draw:g>
              </table:table-cell>
              <table:table-cell office:value-type="float" office:value="0.0395119">
                <text:p>0.0395119</text:p>
                <draw:g>
                  <svg:desc>Sheet2.L226:Sheet2.L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16964">
                <text:p>0.5116964</text:p>
              </table:table-cell>
              <table:table-cell office:value-type="float" office:value="0.3698267">
                <text:p>0.3698267</text:p>
              </table:table-cell>
              <table:table-cell office:value-type="float" office:value="0.4776156">
                <text:p>0.4776156</text:p>
              </table:table-cell>
              <table:table-cell office:value-type="float" office:value="0.2564575">
                <text:p>0.25645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84178">
                <text:p>3.984178</text:p>
              </table:table-cell>
              <table:table-cell office:value-type="float" office:value="3.6502577">
                <text:p>3.6502577</text:p>
              </table:table-cell>
              <table:table-cell office:value-type="float" office:value="3.1744434">
                <text:p>3.1744434</text:p>
              </table:table-cell>
              <table:table-cell office:value-type="float" office:value="2.05615">
                <text:p>2.056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709709">
                <text:p>11.709709</text:p>
              </table:table-cell>
              <table:table-cell office:value-type="float" office:value="12.31947">
                <text:p>12.31947</text:p>
              </table:table-cell>
              <table:table-cell office:value-type="float" office:value="11.220887">
                <text:p>11.220887</text:p>
              </table:table-cell>
              <table:table-cell office:value-type="float" office:value="7.17491">
                <text:p>7.174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36351">
                <text:p>22.36351</text:p>
              </table:table-cell>
              <table:table-cell office:value-type="float" office:value="28.64761">
                <text:p>28.64761</text:p>
              </table:table-cell>
              <table:table-cell office:value-type="float" office:value="26.30028">
                <text:p>26.30028</text:p>
              </table:table-cell>
              <table:table-cell office:value-type="float" office:value="10.7176">
                <text:p>10.71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.75056">
                <text:p>53.75056</text:p>
              </table:table-cell>
              <table:table-cell office:value-type="float" office:value="53.99503">
                <text:p>53.99503</text:p>
              </table:table-cell>
              <table:table-cell office:value-type="float" office:value="45.71058">
                <text:p>45.71058</text:p>
              </table:table-cell>
              <table:table-cell office:value-type="float" office:value="43.3763">
                <text:p>43.37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5.74852">
                <text:p>105.74852</text:p>
              </table:table-cell>
              <table:table-cell office:value-type="float" office:value="112.45743">
                <text:p>112.45743</text:p>
              </table:table-cell>
              <table:table-cell office:value-type="float" office:value="137.91201">
                <text:p>137.91201</text:p>
              </table:table-cell>
              <table:table-cell office:value-type="float" office:value="221.8873">
                <text:p>221.8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3cm" svg:y="0.319cm" chart:style-name="ch2">
          <text:p>Media tempo ricerca metaeuristica</text:p>
        </chart:title>
        <chart:legend chart:legend-position="end" svg:x="14.233cm" svg:y="3.454cm" style:legend-expansion="high" chart:style-name="ch3"/>
        <chart:plot-area chart:style-name="ch4" table:cell-range-address="Sheet2.K1:Sheet2.K8 Sheet2.M2:Sheet2.M8 Sheet2.K75:Sheet2.K75 Sheet2.M76:Sheet2.M82 Sheet2.K150:Sheet2.K150 Sheet2.M151:Sheet2.M157 Sheet2.K225:Sheet2.K225 Sheet2.M226:Sheet2.M232" chart:data-source-has-labels="both" svg:x="1.331cm" svg:y="1.661cm" svg:width="12.262cm" svg:height="6.178cm">
          <chartooo:coordinate-region svg:x="1.767cm" svg:y="1.86cm" svg:width="11.64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376cm" chart:style-name="ch7">
              <text:p>secondi</text:p>
            </chart:title>
            <chart:grid chart:style-name="ch8" chart:class="major"/>
          </chart:axis>
          <chart:series chart:style-name="ch9" chart:values-cell-range-address="Sheet2.M2:Sheet2.M8" chart:label-cell-address="Sheet2.K1:Sheet2.K1" chart:class="chart:line">
            <chart:data-point chart:repeated="7"/>
          </chart:series>
          <chart:series chart:style-name="ch10" chart:values-cell-range-address="Sheet2.M76:Sheet2.M82" chart:label-cell-address="Sheet2.K75:Sheet2.K75" chart:class="chart:line">
            <chart:data-point chart:repeated="7"/>
          </chart:series>
          <chart:series chart:style-name="ch11" chart:values-cell-range-address="Sheet2.M151:Sheet2.M157" chart:label-cell-address="Sheet2.K150:Sheet2.K150" chart:class="chart:line">
            <chart:data-point chart:repeated="7"/>
          </chart:series>
          <chart:series chart:style-name="ch12" chart:values-cell-range-address="Sheet2.M226:Sheet2.M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0.01439807">
                <text:p>0.01439807</text:p>
                <draw:g>
                  <svg:desc>Sheet2.M2:Sheet2.M8</svg:desc>
                </draw:g>
              </table:table-cell>
              <table:table-cell office:value-type="float" office:value="0.01284882">
                <text:p>0.01284882</text:p>
                <draw:g>
                  <svg:desc>Sheet2.M76:Sheet2.M82</svg:desc>
                </draw:g>
              </table:table-cell>
              <table:table-cell office:value-type="float" office:value="0.01385608">
                <text:p>0.01385608</text:p>
                <draw:g>
                  <svg:desc>Sheet2.M151:Sheet2.M157</svg:desc>
                </draw:g>
              </table:table-cell>
              <table:table-cell office:value-type="float" office:value="0.004725">
                <text:p>0.004725</text:p>
                <draw:g>
                  <svg:desc>Sheet2.M226:Sheet2.M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662541">
                <text:p>0.11662541</text:p>
              </table:table-cell>
              <table:table-cell office:value-type="float" office:value="0.11259925">
                <text:p>0.11259925</text:p>
              </table:table-cell>
              <table:table-cell office:value-type="float" office:value="0.12082512">
                <text:p>0.12082512</text:p>
              </table:table-cell>
              <table:table-cell office:value-type="float" office:value="0.02772379">
                <text:p>0.02772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75944">
                <text:p>0.5375944</text:p>
              </table:table-cell>
              <table:table-cell office:value-type="float" office:value="0.5033689">
                <text:p>0.5033689</text:p>
              </table:table-cell>
              <table:table-cell office:value-type="float" office:value="0.4507766">
                <text:p>0.4507766</text:p>
              </table:table-cell>
              <table:table-cell office:value-type="float" office:value="0.1088791">
                <text:p>0.10887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167409">
                <text:p>1.4167409</text:p>
              </table:table-cell>
              <table:table-cell office:value-type="float" office:value="1.2975769">
                <text:p>1.2975769</text:p>
              </table:table-cell>
              <table:table-cell office:value-type="float" office:value="1.4146811">
                <text:p>1.4146811</text:p>
              </table:table-cell>
              <table:table-cell office:value-type="float" office:value="0.3132144">
                <text:p>0.31321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0777">
                <text:p>2.20777</text:p>
              </table:table-cell>
              <table:table-cell office:value-type="float" office:value="2.219958">
                <text:p>2.219958</text:p>
              </table:table-cell>
              <table:table-cell office:value-type="float" office:value="2.275578">
                <text:p>2.275578</text:p>
              </table:table-cell>
              <table:table-cell office:value-type="float" office:value="0.613843">
                <text:p>0.6138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467351">
                <text:p>3.467351</text:p>
              </table:table-cell>
              <table:table-cell office:value-type="float" office:value="3.061681">
                <text:p>3.061681</text:p>
              </table:table-cell>
              <table:table-cell office:value-type="float" office:value="2.853317">
                <text:p>2.853317</text:p>
              </table:table-cell>
              <table:table-cell office:value-type="float" office:value="0.830434">
                <text:p>0.8304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399347">
                <text:p>5.399347</text:p>
              </table:table-cell>
              <table:table-cell office:value-type="float" office:value="4.816489">
                <text:p>4.816489</text:p>
              </table:table-cell>
              <table:table-cell office:value-type="float" office:value="4.593297">
                <text:p>4.593297</text:p>
              </table:table-cell>
              <table:table-cell office:value-type="float" office:value="1.292321">
                <text:p>1.292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24cm" svg:y="0.316cm" chart:style-name="ch2">
          <text:p>Media funzione obiettivo sol. esatta</text:p>
        </chart:title>
        <chart:legend chart:legend-position="end" svg:x="14.233cm" svg:y="3.454cm" style:legend-expansion="high" chart:style-name="ch3"/>
        <chart:plot-area chart:style-name="ch4" table:cell-range-address="Sheet2.K1:Sheet2.K8 Sheet2.N2:Sheet2.N8 Sheet2.K75:Sheet2.K75 Sheet2.N76:Sheet2.N82 Sheet2.K150:Sheet2.K150 Sheet2.N151:Sheet2.N157 Sheet2.K225:Sheet2.K225 Sheet2.N226:Sheet2.N232" chart:data-source-has-labels="both" svg:x="1.331cm" svg:y="1.661cm" svg:width="12.262cm" svg:height="6.178cm">
          <chartooo:coordinate-region svg:x="2.323cm" svg:y="1.86cm" svg:width="11.083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284cm" chart:style-name="ch7">
              <text:p>obj val</text:p>
            </chart:title>
            <chart:grid chart:style-name="ch8" chart:class="major"/>
          </chart:axis>
          <chart:series chart:style-name="ch9" chart:values-cell-range-address="Sheet2.N2:Sheet2.N8" chart:label-cell-address="Sheet2.K1:Sheet2.K1" chart:class="chart:line">
            <chart:data-point chart:repeated="7"/>
          </chart:series>
          <chart:series chart:style-name="ch10" chart:values-cell-range-address="Sheet2.N76:Sheet2.N82" chart:label-cell-address="Sheet2.K75:Sheet2.K75" chart:class="chart:line">
            <chart:data-point chart:repeated="7"/>
          </chart:series>
          <chart:series chart:style-name="ch11" chart:values-cell-range-address="Sheet2.N151:Sheet2.N157" chart:label-cell-address="Sheet2.K150:Sheet2.K150" chart:class="chart:line">
            <chart:data-point chart:repeated="7"/>
          </chart:series>
          <chart:series chart:style-name="ch12" chart:values-cell-range-address="Sheet2.N226:Sheet2.N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1431.887">
                <text:p>1431.887</text:p>
                <draw:g>
                  <svg:desc>Sheet2.N2:Sheet2.N8</svg:desc>
                </draw:g>
              </table:table-cell>
              <table:table-cell office:value-type="float" office:value="283.4159">
                <text:p>283.4159</text:p>
                <draw:g>
                  <svg:desc>Sheet2.N76:Sheet2.N82</svg:desc>
                </draw:g>
              </table:table-cell>
              <table:table-cell office:value-type="float" office:value="1464.527">
                <text:p>1464.527</text:p>
                <draw:g>
                  <svg:desc>Sheet2.N151:Sheet2.N157</svg:desc>
                </draw:g>
              </table:table-cell>
              <table:table-cell office:value-type="float" office:value="442.969">
                <text:p>442.969</text:p>
                <draw:g>
                  <svg:desc>Sheet2.N226:Sheet2.N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93.184">
                <text:p>1893.184</text:p>
              </table:table-cell>
              <table:table-cell office:value-type="float" office:value="754.4283">
                <text:p>754.4283</text:p>
              </table:table-cell>
              <table:table-cell office:value-type="float" office:value="1922.696">
                <text:p>1922.696</text:p>
              </table:table-cell>
              <table:table-cell office:value-type="float" office:value="537.997">
                <text:p>537.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90.411">
                <text:p>2190.411</text:p>
              </table:table-cell>
              <table:table-cell office:value-type="float" office:value="1362.745">
                <text:p>1362.745</text:p>
              </table:table-cell>
              <table:table-cell office:value-type="float" office:value="2281.542">
                <text:p>2281.542</text:p>
              </table:table-cell>
              <table:table-cell office:value-type="float" office:value="537.094">
                <text:p>537.0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52.57">
                <text:p>2552.57</text:p>
              </table:table-cell>
              <table:table-cell office:value-type="float" office:value="2081.927">
                <text:p>2081.927</text:p>
              </table:table-cell>
              <table:table-cell office:value-type="float" office:value="2610.768">
                <text:p>2610.768</text:p>
              </table:table-cell>
              <table:table-cell office:value-type="float" office:value="555.105">
                <text:p>555.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53.154">
                <text:p>2853.154</text:p>
              </table:table-cell>
              <table:table-cell office:value-type="float" office:value="2810.962">
                <text:p>2810.962</text:p>
              </table:table-cell>
              <table:table-cell office:value-type="float" office:value="2871.532">
                <text:p>2871.532</text:p>
              </table:table-cell>
              <table:table-cell office:value-type="float" office:value="560.983">
                <text:p>560.9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13.315">
                <text:p>3113.315</text:p>
              </table:table-cell>
              <table:table-cell office:value-type="float" office:value="3742.229">
                <text:p>3742.229</text:p>
              </table:table-cell>
              <table:table-cell office:value-type="float" office:value="3097.348">
                <text:p>3097.348</text:p>
              </table:table-cell>
              <table:table-cell office:value-type="float" office:value="560.72">
                <text:p>560.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10.896">
                <text:p>3310.896</text:p>
              </table:table-cell>
              <table:table-cell office:value-type="float" office:value="4674.278">
                <text:p>4674.278</text:p>
              </table:table-cell>
              <table:table-cell office:value-type="float" office:value="3280.665">
                <text:p>3280.665</text:p>
              </table:table-cell>
              <table:table-cell office:value-type="float" office:value="557.178">
                <text:p>557.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Media funzione obiettivo metaeuristica</text:p>
        </chart:title>
        <chart:legend chart:legend-position="end" svg:x="14.233cm" svg:y="3.454cm" style:legend-expansion="high" chart:style-name="ch3"/>
        <chart:plot-area chart:style-name="ch4" table:cell-range-address="Sheet2.K1:Sheet2.K8 Sheet2.O2:Sheet2.O8 Sheet2.K75:Sheet2.K75 Sheet2.O76:Sheet2.O82 Sheet2.K150:Sheet2.K150 Sheet2.O151:Sheet2.O157 Sheet2.K225:Sheet2.K225 Sheet2.O226:Sheet2.O232" chart:data-source-has-labels="both" svg:x="1.331cm" svg:y="1.661cm" svg:width="12.262cm" svg:height="6.178cm">
          <chartooo:coordinate-region svg:x="2.323cm" svg:y="1.86cm" svg:width="11.083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284cm" chart:style-name="ch7">
              <text:p>obj val</text:p>
            </chart:title>
            <chart:grid chart:style-name="ch8" chart:class="major"/>
          </chart:axis>
          <chart:series chart:style-name="ch9" chart:values-cell-range-address="Sheet2.O2:Sheet2.O8" chart:label-cell-address="Sheet2.K1:Sheet2.K1" chart:class="chart:line">
            <chart:data-point chart:repeated="7"/>
          </chart:series>
          <chart:series chart:style-name="ch10" chart:values-cell-range-address="Sheet2.O76:Sheet2.O82" chart:label-cell-address="Sheet2.K75:Sheet2.K75" chart:class="chart:line">
            <chart:data-point chart:repeated="7"/>
          </chart:series>
          <chart:series chart:style-name="ch11" chart:values-cell-range-address="Sheet2.O151:Sheet2.O157" chart:label-cell-address="Sheet2.K150:Sheet2.K150" chart:class="chart:line">
            <chart:data-point chart:repeated="7"/>
          </chart:series>
          <chart:series chart:style-name="ch12" chart:values-cell-range-address="Sheet2.O226:Sheet2.O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1431.887">
                <text:p>1431.887</text:p>
                <draw:g>
                  <svg:desc>Sheet2.O2:Sheet2.O8</svg:desc>
                </draw:g>
              </table:table-cell>
              <table:table-cell office:value-type="float" office:value="283.4159">
                <text:p>283.4159</text:p>
                <draw:g>
                  <svg:desc>Sheet2.O76:Sheet2.O82</svg:desc>
                </draw:g>
              </table:table-cell>
              <table:table-cell office:value-type="float" office:value="1464.527">
                <text:p>1464.527</text:p>
                <draw:g>
                  <svg:desc>Sheet2.O151:Sheet2.O157</svg:desc>
                </draw:g>
              </table:table-cell>
              <table:table-cell office:value-type="float" office:value="442.969">
                <text:p>442.969</text:p>
                <draw:g>
                  <svg:desc>Sheet2.O226:Sheet2.O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4.03">
                <text:p>1904.03</text:p>
              </table:table-cell>
              <table:table-cell office:value-type="float" office:value="754.8502">
                <text:p>754.8502</text:p>
              </table:table-cell>
              <table:table-cell office:value-type="float" office:value="1924.274">
                <text:p>1924.274</text:p>
              </table:table-cell>
              <table:table-cell office:value-type="float" office:value="537.997">
                <text:p>537.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8.476">
                <text:p>2298.476</text:p>
              </table:table-cell>
              <table:table-cell office:value-type="float" office:value="1406.467">
                <text:p>1406.467</text:p>
              </table:table-cell>
              <table:table-cell office:value-type="float" office:value="2386.97">
                <text:p>2386.97</text:p>
              </table:table-cell>
              <table:table-cell office:value-type="float" office:value="558.08">
                <text:p>558.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12.109">
                <text:p>2812.109</text:p>
              </table:table-cell>
              <table:table-cell office:value-type="float" office:value="2289.943">
                <text:p>2289.943</text:p>
              </table:table-cell>
              <table:table-cell office:value-type="float" office:value="2843.747">
                <text:p>2843.747</text:p>
              </table:table-cell>
              <table:table-cell office:value-type="float" office:value="598.284">
                <text:p>598.2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94.01">
                <text:p>3294.01</text:p>
              </table:table-cell>
              <table:table-cell office:value-type="float" office:value="3303.68">
                <text:p>3303.68</text:p>
              </table:table-cell>
              <table:table-cell office:value-type="float" office:value="3360.069">
                <text:p>3360.069</text:p>
              </table:table-cell>
              <table:table-cell office:value-type="float" office:value="653.909">
                <text:p>653.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28.101">
                <text:p>3828.101</text:p>
              </table:table-cell>
              <table:table-cell office:value-type="float" office:value="4568.25">
                <text:p>4568.25</text:p>
              </table:table-cell>
              <table:table-cell office:value-type="float" office:value="3801.827">
                <text:p>3801.827</text:p>
              </table:table-cell>
              <table:table-cell office:value-type="float" office:value="682.754">
                <text:p>682.7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65.387">
                <text:p>4165.387</text:p>
              </table:table-cell>
              <table:table-cell office:value-type="float" office:value="5934.965">
                <text:p>5934.965</text:p>
              </table:table-cell>
              <table:table-cell office:value-type="float" office:value="4176.606">
                <text:p>4176.606</text:p>
              </table:table-cell>
              <table:table-cell office:value-type="float" office:value="716.593">
                <text:p>716.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Deviazione std obj val metaeuristica</text:p>
        </chart:title>
        <chart:legend chart:legend-position="end" svg:x="14.233cm" svg:y="3.454cm" style:legend-expansion="high" chart:style-name="ch3"/>
        <chart:plot-area chart:style-name="ch4" table:cell-range-address="Sheet2.K1:Sheet2.K8 Sheet2.S2:Sheet2.S8 Sheet2.K75:Sheet2.K75 Sheet2.S76:Sheet2.S82 Sheet2.K150:Sheet2.K150 Sheet2.S151:Sheet2.S157 Sheet2.K225:Sheet2.K225 Sheet2.S226:Sheet2.S232" chart:data-source-has-labels="both" svg:x="1.331cm" svg:y="1.661cm" svg:width="12.262cm" svg:height="6.178cm">
          <chartooo:coordinate-region svg:x="2.058cm" svg:y="1.86cm" svg:width="11.34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389cm" chart:style-name="ch7">
              <text:p>dev. std.</text:p>
            </chart:title>
            <chart:grid chart:style-name="ch8" chart:class="major"/>
          </chart:axis>
          <chart:series chart:style-name="ch9" chart:values-cell-range-address="Sheet2.S2:Sheet2.S8" chart:label-cell-address="Sheet2.K1:Sheet2.K1" chart:class="chart:line">
            <chart:data-point chart:repeated="7"/>
          </chart:series>
          <chart:series chart:style-name="ch10" chart:values-cell-range-address="Sheet2.S76:Sheet2.S82" chart:label-cell-address="Sheet2.K75:Sheet2.K75" chart:class="chart:line">
            <chart:data-point chart:repeated="7"/>
          </chart:series>
          <chart:series chart:style-name="ch11" chart:values-cell-range-address="Sheet2.S151:Sheet2.S157" chart:label-cell-address="Sheet2.K150:Sheet2.K150" chart:class="chart:line">
            <chart:data-point chart:repeated="7"/>
          </chart:series>
          <chart:series chart:style-name="ch12" chart:values-cell-range-address="Sheet2.S226:Sheet2.S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0.00300317596622309">
                <text:p>0.00300317596622309</text:p>
                <draw:g>
                  <svg:desc>Sheet2.S2:Sheet2.S8</svg:desc>
                </draw:g>
              </table:table-cell>
              <table:table-cell office:value-type="float" office:value="0.00092770995445775">
                <text:p>0.00092770995445775</text:p>
                <draw:g>
                  <svg:desc>Sheet2.S76:Sheet2.S82</svg:desc>
                </draw:g>
              </table:table-cell>
              <table:table-cell office:value-type="float" office:value="0.0015598441728583">
                <text:p>0.0015598441728583</text:p>
                <draw:g>
                  <svg:desc>Sheet2.S151:Sheet2.S157</svg:desc>
                </draw:g>
              </table:table-cell>
              <table:table-cell office:value-type="float" office:value="0.00641434899440309">
                <text:p>0.00641434899440309</text:p>
                <draw:g>
                  <svg:desc>Sheet2.S226:Sheet2.S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5179370921239">
                <text:p>0.045179370921239</text:p>
              </table:table-cell>
              <table:table-cell office:value-type="float" office:value="0.024189314725401">
                <text:p>0.024189314725401</text:p>
              </table:table-cell>
              <table:table-cell office:value-type="float" office:value="0.0297766263362658">
                <text:p>0.0297766263362658</text:p>
              </table:table-cell>
              <table:table-cell office:value-type="float" office:value="0.0357540088830054">
                <text:p>0.03575400888300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1073080561542">
                <text:p>0.11073080561542</text:p>
              </table:table-cell>
              <table:table-cell office:value-type="float" office:value="0.135507927307925">
                <text:p>0.135507927307925</text:p>
              </table:table-cell>
              <table:table-cell office:value-type="float" office:value="0.149853569115453">
                <text:p>0.149853569115453</text:p>
              </table:table-cell>
              <table:table-cell office:value-type="float" office:value="0.139927669167763">
                <text:p>0.1399276691677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050764247282">
                <text:p>0.25050764247282</text:p>
              </table:table-cell>
              <table:table-cell office:value-type="float" office:value="0.315154875883731">
                <text:p>0.315154875883731</text:p>
              </table:table-cell>
              <table:table-cell office:value-type="float" office:value="0.240860067003416">
                <text:p>0.240860067003416</text:p>
              </table:table-cell>
              <table:table-cell office:value-type="float" office:value="0.401058853223673">
                <text:p>0.4010588532236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24700865293741">
                <text:p>0.524700865293741</text:p>
              </table:table-cell>
              <table:table-cell office:value-type="float" office:value="0.400749057735636">
                <text:p>0.400749057735636</text:p>
              </table:table-cell>
              <table:table-cell office:value-type="float" office:value="0.284907567179252">
                <text:p>0.284907567179252</text:p>
              </table:table-cell>
              <table:table-cell office:value-type="float" office:value="0.846667655214666">
                <text:p>0.8466676552146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48427302516635">
                <text:p>0.648427302516635</text:p>
              </table:table-cell>
              <table:table-cell office:value-type="float" office:value="0.662683349458095">
                <text:p>0.662683349458095</text:p>
              </table:table-cell>
              <table:table-cell office:value-type="float" office:value="0.667196412281271">
                <text:p>0.667196412281271</text:p>
              </table:table-cell>
              <table:table-cell office:value-type="float" office:value="1.09169294547267">
                <text:p>1.091692945472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2630781952713">
                <text:p>0.982630781952713</text:p>
              </table:table-cell>
              <table:table-cell office:value-type="float" office:value="1.09057068052878">
                <text:p>1.09057068052878</text:p>
              </table:table-cell>
              <table:table-cell office:value-type="float" office:value="1.24991074843006">
                <text:p>1.24991074843006</text:p>
              </table:table-cell>
              <table:table-cell office:value-type="float" office:value="1.78249532951991">
                <text:p>1.782495329519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Media popolazioni generate</text:p>
        </chart:title>
        <chart:legend chart:legend-position="end" svg:x="14.233cm" svg:y="3.454cm" style:legend-expansion="high" chart:style-name="ch3"/>
        <chart:plot-area chart:style-name="ch4" table:cell-range-address="Sheet2.K1:Sheet2.K8 Sheet2.P2:Sheet2.P8 Sheet2.K75:Sheet2.K75 Sheet2.P76:Sheet2.P82 Sheet2.K150:Sheet2.K150 Sheet2.P151:Sheet2.P157 Sheet2.K225:Sheet2.K225 Sheet2.P226:Sheet2.P232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654cm" chart:style-name="ch7">
              <text:p>popolazioni</text:p>
            </chart:title>
            <chart:grid chart:style-name="ch8" chart:class="major"/>
          </chart:axis>
          <chart:series chart:style-name="ch9" chart:values-cell-range-address="Sheet2.P2:Sheet2.P8" chart:label-cell-address="Sheet2.K1:Sheet2.K1" chart:class="chart:line">
            <chart:data-point chart:repeated="7"/>
          </chart:series>
          <chart:series chart:style-name="ch10" chart:values-cell-range-address="Sheet2.P76:Sheet2.P82" chart:label-cell-address="Sheet2.K75:Sheet2.K75" chart:class="chart:line">
            <chart:data-point chart:repeated="7"/>
          </chart:series>
          <chart:series chart:style-name="ch11" chart:values-cell-range-address="Sheet2.P151:Sheet2.P157" chart:label-cell-address="Sheet2.K150:Sheet2.K150" chart:class="chart:line">
            <chart:data-point chart:repeated="7"/>
          </chart:series>
          <chart:series chart:style-name="ch12" chart:values-cell-range-address="Sheet2.P226:Sheet2.P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26.1">
                <text:p>26.1</text:p>
                <draw:g>
                  <svg:desc>Sheet2.P2:Sheet2.P8</svg:desc>
                </draw:g>
              </table:table-cell>
              <table:table-cell office:value-type="float" office:value="23.9">
                <text:p>23.9</text:p>
                <draw:g>
                  <svg:desc>Sheet2.P76:Sheet2.P82</svg:desc>
                </draw:g>
              </table:table-cell>
              <table:table-cell office:value-type="float" office:value="24.9">
                <text:p>24.9</text:p>
                <draw:g>
                  <svg:desc>Sheet2.P151:Sheet2.P157</svg:desc>
                </draw:g>
              </table:table-cell>
              <table:table-cell office:value-type="float" office:value="9.2">
                <text:p>9.2</text:p>
                <draw:g>
                  <svg:desc>Sheet2.P226:Sheet2.P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.7">
                <text:p>68.7</text:p>
              </table:table-cell>
              <table:table-cell office:value-type="float" office:value="72.1">
                <text:p>72.1</text:p>
              </table:table-cell>
              <table:table-cell office:value-type="float" office:value="76.9">
                <text:p>76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.4">
                <text:p>114.4</text:p>
              </table:table-cell>
              <table:table-cell office:value-type="float" office:value="117.2">
                <text:p>117.2</text:p>
              </table:table-cell>
              <table:table-cell office:value-type="float" office:value="107.4">
                <text:p>107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2.1">
                <text:p>162.1</text:p>
              </table:table-cell>
              <table:table-cell office:value-type="float" office:value="145.7">
                <text:p>145.7</text:p>
              </table:table-cell>
              <table:table-cell office:value-type="float" office:value="154.8">
                <text:p>154.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6.9">
                <text:p>186.9</text:p>
              </table:table-cell>
              <table:table-cell office:value-type="float" office:value="192.8">
                <text:p>192.8</text:p>
              </table:table-cell>
              <table:table-cell office:value-type="float" office:value="210.6">
                <text:p>210.6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5.8">
                <text:p>255.8</text:p>
              </table:table-cell>
              <table:table-cell office:value-type="float" office:value="212.2">
                <text:p>212.2</text:p>
              </table:table-cell>
              <table:table-cell office:value-type="float" office:value="203">
                <text:p>203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8.7">
                <text:p>298.7</text:p>
              </table:table-cell>
              <table:table-cell office:value-type="float" office:value="278.5">
                <text:p>278.5</text:p>
              </table:table-cell>
              <table:table-cell office:value-type="float" office:value="251.5">
                <text:p>251.5</text:p>
              </table:table-cell>
              <table:table-cell office:value-type="float" office:value="75.4">
                <text:p>75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Match</text:p>
        </chart:title>
        <chart:legend chart:legend-position="end" svg:x="14.233cm" svg:y="3.454cm" style:legend-expansion="high" chart:style-name="ch3"/>
        <chart:plot-area chart:style-name="ch4" table:cell-range-address="Sheet2.M71:Sheet2.M71 Sheet2.K1:Sheet2.K8 Sheet2.N56:Sheet2.N62 Sheet2.K150:Sheet2.K150 Sheet2.O185:Sheet2.O191 Sheet2.K75:Sheet2.K75 Sheet2.O115:Sheet2.O121 Sheet2.K225:Sheet2.K225 Sheet2.N237:Sheet2.N243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6.315cm" chart:style-name="ch7">
              <text:p>percentuale di match</text:p>
            </chart:title>
            <chart:grid chart:style-name="ch8" chart:class="major"/>
          </chart:axis>
          <chart:series chart:style-name="ch9" chart:values-cell-range-address="Sheet2.N56:Sheet2.N62" chart:label-cell-address="Sheet2.K1:Sheet2.K1" chart:class="chart:line">
            <chart:data-point chart:repeated="7"/>
          </chart:series>
          <chart:series chart:style-name="ch10" chart:values-cell-range-address="Sheet2.O185:Sheet2.O191" chart:label-cell-address="Sheet2.K150:Sheet2.K150" chart:class="chart:line">
            <chart:data-point chart:repeated="7"/>
          </chart:series>
          <chart:series chart:style-name="ch11" chart:values-cell-range-address="Sheet2.O115:Sheet2.O121" chart:label-cell-address="Sheet2.K75:Sheet2.K75" chart:class="chart:line">
            <chart:data-point chart:repeated="7"/>
          </chart:series>
          <chart:series chart:style-name="ch12" chart:values-cell-range-address="Sheet2.N237:Sheet2.N243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100">
                <text:p>100</text:p>
                <draw:g>
                  <svg:desc>Sheet2.N56:Sheet2.N62</svg:desc>
                </draw:g>
              </table:table-cell>
              <table:table-cell office:value-type="float" office:value="100">
                <text:p>100</text:p>
                <draw:g>
                  <svg:desc>Sheet2.O185:Sheet2.O191</svg:desc>
                </draw:g>
              </table:table-cell>
              <table:table-cell office:value-type="float" office:value="100">
                <text:p>100</text:p>
                <draw:g>
                  <svg:desc>Sheet2.O115:Sheet2.O121</svg:desc>
                </draw:g>
              </table:table-cell>
              <table:table-cell office:value-type="float" office:value="100">
                <text:p>100</text:p>
                <draw:g>
                  <svg:desc>Sheet2.N237:Sheet2.N24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55cm" svg:y="0.316cm" chart:style-name="ch2">
          <text:p>Eccesso funzione obiettivo metaeuristica</text:p>
        </chart:title>
        <chart:legend chart:legend-position="end" svg:x="14.233cm" svg:y="3.454cm" style:legend-expansion="high" chart:style-name="ch3"/>
        <chart:plot-area chart:style-name="ch4" table:cell-range-address="Sheet2.V218:Sheet2.V218 Sheet2.K1:Sheet2.K8 Sheet2.U2:Sheet2.U8 Sheet2.K75:Sheet2.K75 Sheet2.U76:Sheet2.U82 Sheet2.K150:Sheet2.K150 Sheet2.U151:Sheet2.U157 Sheet2.K225:Sheet2.K225 Sheet2.U226:Sheet2.U232" chart:data-source-has-labels="both" svg:x="1.331cm" svg:y="1.661cm" svg:width="12.262cm" svg:height="6.178cm">
          <chartooo:coordinate-region svg:x="2.243cm" svg:y="1.861cm" svg:width="11.163cm" svg:height="5.331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6.474cm" chart:style-name="ch7">
              <text:p>percentuale di eccesso</text:p>
            </chart:title>
            <chart:grid chart:style-name="ch8" chart:class="major"/>
          </chart:axis>
          <chart:series chart:style-name="ch9" chart:values-cell-range-address="Sheet2.U2:Sheet2.U8" chart:label-cell-address="Sheet2.K1:Sheet2.K1" chart:class="chart:line">
            <chart:data-point chart:repeated="7"/>
          </chart:series>
          <chart:series chart:style-name="ch10" chart:values-cell-range-address="Sheet2.U76:Sheet2.U82" chart:label-cell-address="Sheet2.K75:Sheet2.K75" chart:class="chart:line">
            <chart:data-point chart:repeated="7"/>
          </chart:series>
          <chart:series chart:style-name="ch11" chart:values-cell-range-address="Sheet2.U151:Sheet2.U157" chart:label-cell-address="Sheet2.K150:Sheet2.K150" chart:class="chart:line">
            <chart:data-point chart:repeated="7"/>
          </chart:series>
          <chart:series chart:style-name="ch12" chart:values-cell-range-address="Sheet2.U226:Sheet2.U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0">
                <text:p>0</text:p>
                <draw:g>
                  <svg:desc>Sheet2.U2:Sheet2.U8</svg:desc>
                </draw:g>
              </table:table-cell>
              <table:table-cell office:value-type="float" office:value="0">
                <text:p>0</text:p>
                <draw:g>
                  <svg:desc>Sheet2.U76:Sheet2.U82</svg:desc>
                </draw:g>
              </table:table-cell>
              <table:table-cell office:value-type="float" office:value="0">
                <text:p>0</text:p>
                <draw:g>
                  <svg:desc>Sheet2.U151:Sheet2.U157</svg:desc>
                </draw:g>
              </table:table-cell>
              <table:table-cell office:value-type="float" office:value="0">
                <text:p>0</text:p>
                <draw:g>
                  <svg:desc>Sheet2.U226:Sheet2.U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572897298941889">
                <text:p>0.00572897298941889</text:p>
              </table:table-cell>
              <table:table-cell office:value-type="float" office:value="0.000559231407411631">
                <text:p>0.000559231407411631</text:p>
              </table:table-cell>
              <table:table-cell office:value-type="float" office:value="0.0008207225687264">
                <text:p>0.0008207225687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93354900062133">
                <text:p>0.0493354900062133</text:p>
              </table:table-cell>
              <table:table-cell office:value-type="float" office:value="0.0320837720923577">
                <text:p>0.0320837720923577</text:p>
              </table:table-cell>
              <table:table-cell office:value-type="float" office:value="0.0462090989339663">
                <text:p>0.0462090989339663</text:p>
              </table:table-cell>
              <table:table-cell office:value-type="float" office:value="0.0390732348527444">
                <text:p>0.03907323485274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1677525004212">
                <text:p>0.101677525004212</text:p>
              </table:table-cell>
              <table:table-cell office:value-type="float" office:value="0.0999151267071324">
                <text:p>0.0999151267071324</text:p>
              </table:table-cell>
              <table:table-cell office:value-type="float" office:value="0.0892377262169598">
                <text:p>0.0892377262169598</text:p>
              </table:table-cell>
              <table:table-cell office:value-type="float" office:value="0.0777852838652146">
                <text:p>0.07778528386521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4515318836628">
                <text:p>0.154515318836628</text:p>
              </table:table-cell>
              <table:table-cell office:value-type="float" office:value="0.175284475563882">
                <text:p>0.175284475563882</text:p>
              </table:table-cell>
              <table:table-cell office:value-type="float" office:value="0.170131135575017">
                <text:p>0.170131135575017</text:p>
              </table:table-cell>
              <table:table-cell office:value-type="float" office:value="0.165648513413063">
                <text:p>0.1656485134130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2959000293899">
                <text:p>0.22959000293899</text:p>
              </table:table-cell>
              <table:table-cell office:value-type="float" office:value="0.220729677419527">
                <text:p>0.220729677419527</text:p>
              </table:table-cell>
              <table:table-cell office:value-type="float" office:value="0.227445866592969">
                <text:p>0.227445866592969</text:p>
              </table:table-cell>
              <table:table-cell office:value-type="float" office:value="0.217638036809816">
                <text:p>0.2176380368098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58084518511001">
                <text:p>0.258084518511001</text:p>
              </table:table-cell>
              <table:table-cell office:value-type="float" office:value="0.269707321644113">
                <text:p>0.269707321644113</text:p>
              </table:table-cell>
              <table:table-cell office:value-type="float" office:value="0.273097375074871">
                <text:p>0.273097375074871</text:p>
              </table:table-cell>
              <table:table-cell office:value-type="float" office:value="0.286111440150185">
                <text:p>0.2861114401501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